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10 Pitch" svg:font-family="'Courier 10 Pitch'" style:font-pitch="fixed"/>
    <style:font-face style:name="Courier 10 Pitch1" svg:font-family="'Courier 10 Pitch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adornments="Regular" style:font-family-generic="swiss"/>
    <style:font-face style:name="Liberation Sans3" svg:font-family="'Liberation Sans'" style:font-family-generic="swiss"/>
    <style:font-face style:name="Liberation Sans4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  <style:font-face style:name="Source Han Sans CN Regular1" svg:font-family="'Source Han Sans CN Regular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0.916cm" fo:min-width="4.07cm" fo:padding-top="0.177cm" fo:padding-bottom="0.177cm" fo:padding-left="0.302cm" fo:padding-right="0.302cm"/>
      <style:paragraph-properties style:writing-mode="lr-tb"/>
    </style:style>
    <style:style style:name="gr2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1.168cm" fo:min-width="2.062cm" fo:padding-top="0.178cm" fo:padding-bottom="0.178cm" fo:padding-left="0.303cm" fo:padding-right="0.303cm"/>
      <style:paragraph-properties style:writing-mode="lr-tb"/>
    </style:style>
    <style:style style:name="gr3" style:family="graphic" style:parent-style-name="standard">
      <style:graphic-properties svg:stroke-width="0.106cm" svg:stroke-color="#ff3333" draw:marker-start-width="0.358cm" draw:marker-end-width="0.358cm" draw:fill="none" draw:textarea-horizontal-align="justify" draw:textarea-vertical-align="middle" draw:auto-grow-height="false" fo:min-height="0.916cm" fo:min-width="5.552cm" fo:padding-top="0.177cm" fo:padding-bottom="0.177cm" fo:padding-left="0.302cm" fo:padding-right="0.302cm"/>
      <style:paragraph-properties style:writing-mode="lr-tb"/>
    </style:style>
    <style:style style:name="gr4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0.916cm" fo:min-width="6.338cm" fo:padding-top="0.177cm" fo:padding-bottom="0.177cm" fo:padding-left="0.302cm" fo:padding-right="0.302cm"/>
      <style:paragraph-properties style:writing-mode="lr-tb"/>
    </style:style>
    <style:style style:name="gr5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6" style:family="graphic" style:parent-style-name="objectwithoutfill">
      <style:graphic-properties svg:stroke-width="0.106cm" svg:stroke-color="#ff3333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7" style:family="graphic" style:parent-style-name="objectwithoutfill">
      <style:graphic-properties svg:stroke-width="0.106cm" svg:stroke-color="#0099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38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082cm"/>
      <style:paragraph-properties style:writing-mode="lr-tb"/>
    </style:style>
    <style:style style:name="gr10" style:family="graphic" style:parent-style-name="standard">
      <style:graphic-properties draw:stroke="none" draw:fill="none" draw:fill-color="#729fcf" draw:textarea-horizontal-align="justify" draw:textarea-vertical-align="middle" draw:auto-grow-height="false" fo:min-height="0.29cm" fo:min-width="0.04cm"/>
    </style:style>
    <style:style style:name="gr11" style:family="graphic" style:parent-style-name="standard">
      <style:graphic-properties svg:stroke-width="0.106cm" svg:stroke-color="#ff0000" draw:marker-start-width="0.359cm" draw:marker-end-width="0.359cm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106cm" svg:stroke-color="#ff33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12cm"/>
      <style:paragraph-properties style:writing-mode="lr-tb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svg:stroke-width="0.106cm" draw:marker-start-width="0.359cm" draw:marker-end-width="0.359cm" draw:fill-color="#ffffff" draw:textarea-horizontal-align="justify" draw:textarea-vertical-align="middle" draw:auto-grow-height="false" fo:min-height="15.138cm" fo:min-width="14.634cm" fo:padding-top="0.178cm" fo:padding-bottom="0.178cm" fo:padding-left="0.303cm" fo:padding-right="0.303cm"/>
    </style:style>
    <style:style style:name="gr16" style:family="graphic" style:parent-style-name="standard">
      <style:graphic-properties draw:stroke="dash" draw:stroke-dash="Ultrafine_20_Dashed" svg:stroke-width="0.106cm" draw:marker-start-width="0.359cm" draw:marker-end-width="0.359cm" draw:fill-color="#ffffff" draw:textarea-horizontal-align="justify" draw:textarea-vertical-align="middle" draw:auto-grow-height="false" fo:min-height="2.98cm" fo:min-width="7.718cm" fo:padding-top="0.178cm" fo:padding-bottom="0.178cm" fo:padding-left="0.303cm" fo:padding-right="0.30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41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0.505cm"/>
      <style:paragraph-properties style:writing-mode="lr-tb"/>
    </style:style>
    <style:style style:name="gr19" style:family="graphic" style:parent-style-name="standard">
      <style:graphic-properties svg:stroke-width="0.106cm" draw:marker-start-width="0.359cm" draw:marker-end-width="0.359cm" draw:fill-color="#eeeeee" draw:textarea-horizontal-align="justify" draw:textarea-vertical-align="middle" draw:auto-grow-height="false" fo:min-height="4.05cm" fo:min-width="3.292cm" fo:padding-top="0.178cm" fo:padding-bottom="0.178cm" fo:padding-left="0.303cm" fo:padding-right="0.30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3.482cm"/>
      <style:paragraph-properties style:writing-mode="lr-tb"/>
    </style:style>
    <style:style style:name="gr21" style:family="graphic" style:parent-style-name="objectwithoutfill">
      <style:graphic-properties svg:stroke-width="0.106cm" draw:marker-start-width="0.359cm" draw:marker-end-width="0.359cm" draw:fill="none" draw:textarea-vertical-align="middle" fo:padding-top="0.053cm" fo:padding-bottom="0.053cm" fo:padding-left="0.053cm" fo:padding-right="0.05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.84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.848cm"/>
      <style:paragraph-properties style:writing-mode="lr-tb"/>
    </style:style>
    <style:style style:name="gr24" style:family="graphic" style:parent-style-name="standard">
      <style:graphic-properties draw:stroke="solid" svg:stroke-width="0.106cm" svg:stroke-color="#000000" draw:marker-start-width="0.359cm" draw:marker-end-width="0.359cm" draw:fill="none" draw:fill-color="#ffffff" draw:textarea-horizontal-align="left" draw:auto-grow-height="true" draw:auto-grow-width="false" fo:min-height="1.026cm" fo:min-width="0cm" fo:padding-top="0.053cm" fo:padding-bottom="0.053cm" fo:padding-left="0.053cm" fo:padding-right="0.05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829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5.32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6.598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6.225cm"/>
      <style:paragraph-properties style:writing-mode="lr-tb"/>
    </style:style>
    <style:style style:name="gr29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053cm" fo:padding-bottom="0.053cm" fo:padding-left="0.053cm" fo:padding-right="0.053cm"/>
    </style:style>
    <style:style style:name="gr3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gr31" style:family="graphic" style:parent-style-name="standard">
      <style:graphic-properties draw:stroke="none" draw:fill="none" draw:fill-color="#729fcf" draw:textarea-horizontal-align="justify" draw:textarea-vertical-align="middle" draw:auto-grow-height="false" fo:min-height="0.54cm" fo:min-width="0.5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4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0.505cm" fo:min-width="1.495cm"/>
      <style:paragraph-properties style:writing-mode="lr-tb"/>
    </style:style>
    <style:style style:name="gr34" style:family="graphic" style:parent-style-name="standard">
      <style:graphic-properties svg:stroke-opacity="0%" draw:opacity="0%" draw:textarea-horizontal-align="justify" draw:textarea-vertical-align="middle" draw:auto-grow-height="false" fo:min-height="0.462cm" fo:min-width="4.56cm"/>
    </style:style>
    <style:style style:name="gr35" style:family="graphic" style:parent-style-name="standard">
      <style:graphic-properties svg:stroke-opacity="0%" draw:opacity="0%" draw:textarea-horizontal-align="justify" draw:textarea-vertical-align="middle" draw:auto-grow-height="false" fo:min-height="0.462cm" fo:min-width="3.556cm"/>
    </style:style>
    <style:style style:name="gr36" style:family="graphic" style:parent-style-name="standard">
      <style:graphic-properties svg:stroke-opacity="0%" draw:opacity="0%" draw:textarea-horizontal-align="justify" draw:textarea-vertical-align="middle" draw:auto-grow-height="false" fo:min-height="0.462cm" fo:min-width="7.366cm"/>
    </style:style>
    <style:style style:name="gr37" style:family="graphic" style:parent-style-name="standard">
      <style:graphic-properties svg:stroke-opacity="0%" draw:opacity="0%" draw:textarea-horizontal-align="justify" draw:textarea-vertical-align="middle" draw:auto-grow-height="false" fo:min-height="0.462cm" fo:min-width="3.196cm"/>
    </style:style>
    <style:style style:name="gr38" style:family="graphic" style:parent-style-name="standard">
      <style:graphic-properties draw:textarea-horizontal-align="justify" draw:textarea-vertical-align="middle" draw:auto-grow-height="false" fo:min-height="0.513cm" fo:min-width="1.369cm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0.514cm" fo:min-width="1.369cm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0.516cm" fo:min-width="1.37cm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0.514cm" fo:min-width="1.371cm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0.516cm" fo:min-width="1.371cm"/>
      <style:paragraph-properties style:writing-mode="lr-tb"/>
    </style:style>
    <style:style style:name="gr43" style:family="graphic" style:parent-style-name="standard">
      <style:graphic-properties draw:textarea-horizontal-align="justify" draw:textarea-vertical-align="middle" draw:auto-grow-height="false" fo:min-height="0.514cm" fo:min-width="1.372cm"/>
      <style:paragraph-properties style:writing-mode="lr-tb"/>
    </style:style>
    <style:style style:name="gr44" style:family="graphic" style:parent-style-name="standard">
      <style:graphic-properties draw:textarea-horizontal-align="justify" draw:textarea-vertical-align="middle" draw:auto-grow-height="false" fo:min-height="0.514cm" fo:min-width="1.37cm"/>
      <style:paragraph-properties style:writing-mode="lr-tb"/>
    </style:style>
    <style:style style:name="gr45" style:family="graphic" style:parent-style-name="standard">
      <style:graphic-properties svg:stroke-width="0.106cm" svg:stroke-color="#009900" draw:marker-start-width="0.359cm" draw:marker-end-width="0.359cm" draw:fill-color="#99ff66" draw:textarea-horizontal-align="justify" draw:textarea-vertical-align="middle" draw:auto-grow-height="false" fo:min-height="0.812cm" fo:min-width="4.114cm" fo:padding-top="0.053cm" fo:padding-bottom="0.053cm" fo:padding-left="0.053cm" fo:padding-right="0.053cm"/>
      <style:paragraph-properties style:writing-mode="lr-tb"/>
    </style:style>
    <style:style style:name="gr46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1.418cm" fo:min-width="12.086cm" fo:padding-top="0.053cm" fo:padding-bottom="0.053cm" fo:padding-left="0.053cm" fo:padding-right="0.05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216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97cm"/>
      <style:paragraph-properties style:writing-mode="lr-tb"/>
    </style:style>
    <style:style style:name="gr49" style:family="graphic" style:parent-style-name="standard">
      <style:graphic-properties draw:stroke="solid" svg:stroke-width="0.106cm" svg:stroke-color="#000000" draw:marker-start-width="0.359cm" draw:marker-end-width="0.359cm" draw:fill="none" draw:fill-color="#ffffff" draw:textarea-horizontal-align="left" draw:auto-grow-height="true" draw:auto-grow-width="false" fo:min-height="1.889cm" fo:min-width="0cm" fo:padding-top="0.053cm" fo:padding-bottom="0.053cm" fo:padding-left="0.053cm" fo:padding-right="0.053cm"/>
      <style:paragraph-properties style:writing-mode="lr-tb"/>
    </style:style>
    <style:style style:name="gr50" style:family="graphic" style:parent-style-name="standard">
      <style:graphic-properties svg:stroke-width="0.106cm" svg:stroke-color="#996600" draw:marker-start-width="0.359cm" draw:marker-end-width="0.359cm" draw:fill-color="#ffff99" draw:opacity="70%" draw:textarea-horizontal-align="justify" draw:textarea-vertical-align="middle" draw:auto-grow-height="false" fo:min-height="0.91cm" fo:min-width="0.91cm" fo:padding-top="0.053cm" fo:padding-bottom="0.053cm" fo:padding-left="0.053cm" fo:padding-right="0.053cm"/>
      <style:paragraph-properties style:writing-mode="lr-tb"/>
    </style:style>
    <style:style style:name="gr51" style:family="graphic" style:parent-style-name="standard">
      <style:graphic-properties svg:stroke-width="0.106cm" svg:stroke-color="#996600" draw:marker-start-width="0.359cm" draw:marker-end-width="0.359cm" draw:fill-color="#ffff99" draw:opacity="70%" draw:textarea-horizontal-align="justify" draw:textarea-vertical-align="middle" draw:auto-grow-height="false" fo:min-height="0.614cm" fo:min-width="0.614cm" fo:padding-top="0.053cm" fo:padding-bottom="0.053cm" fo:padding-left="0.053cm" fo:padding-right="0.053cm"/>
      <style:paragraph-properties style:writing-mode="lr-tb"/>
    </style:style>
    <style:style style:name="gr52" style:family="graphic" style:parent-style-name="objectwithoutfill">
      <style:graphic-properties svg:stroke-width="0.106cm" draw:marker-start="Arrow" draw:marker-start-width="0.359cm" draw:marker-end-width="0.459cm" draw:fill="none" draw:textarea-vertical-align="middle" fo:padding-top="0.053cm" fo:padding-bottom="0.053cm" fo:padding-left="0.053cm" fo:padding-right="0.053cm"/>
    </style:style>
    <style:style style:name="gr53" style:family="graphic" style:parent-style-name="standard">
      <style:graphic-properties svg:stroke-width="0.106cm" svg:stroke-color="#009999" draw:marker-start-width="0.359cm" draw:marker-end-width="0.359cm" draw:fill-color="#66ffff" draw:textarea-horizontal-align="justify" draw:textarea-vertical-align="middle" draw:auto-grow-height="false" fo:min-height="0.812cm" fo:min-width="0.964cm" fo:padding-top="0.053cm" fo:padding-bottom="0.053cm" fo:padding-left="0.053cm" fo:padding-right="0.053cm"/>
      <style:paragraph-properties style:writing-mode="lr-tb"/>
    </style:style>
    <style:style style:name="gr54" style:family="graphic" style:parent-style-name="standard">
      <style:graphic-properties svg:stroke-width="0.106cm" svg:stroke-color="#333300" draw:marker-start-width="0.359cm" draw:marker-end-width="0.359cm" draw:fill="none" draw:textarea-horizontal-align="justify" draw:textarea-vertical-align="middle" draw:auto-grow-height="false" fo:min-height="0.898cm" fo:min-width="4.67cm" fo:padding-top="0.053cm" fo:padding-bottom="0.053cm" fo:padding-left="0.053cm" fo:padding-right="0.053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762cm"/>
      <style:paragraph-properties style:writing-mode="lr-tb"/>
    </style:style>
    <style:style style:name="gr56" style:family="graphic" style:parent-style-name="standard">
      <style:graphic-properties svg:stroke-width="0.106cm" svg:stroke-color="#009900" draw:marker-start-width="0.359cm" draw:marker-end-width="0.359cm" draw:fill-color="#b2b2b2" draw:textarea-horizontal-align="justify" draw:textarea-vertical-align="middle" draw:auto-grow-height="false" fo:min-height="0.812cm" fo:min-width="4.114cm" fo:padding-top="0.053cm" fo:padding-bottom="0.053cm" fo:padding-left="0.053cm" fo:padding-right="0.053cm"/>
      <style:paragraph-properties style:writing-mode="lr-tb"/>
    </style:style>
    <style:style style:name="gr57" style:family="graphic" style:parent-style-name="standard">
      <style:graphic-properties svg:stroke-width="0.106cm" svg:stroke-color="#009999" draw:marker-start-width="0.359cm" draw:marker-end-width="0.359cm" draw:fill-color="#b2b2b2" draw:textarea-horizontal-align="justify" draw:textarea-vertical-align="middle" draw:auto-grow-height="false" fo:min-height="0.812cm" fo:min-width="0.964cm" fo:padding-top="0.053cm" fo:padding-bottom="0.053cm" fo:padding-left="0.053cm" fo:padding-right="0.053cm"/>
      <style:paragraph-properties style:writing-mode="lr-tb"/>
    </style:style>
    <style:style style:name="gr58" style:family="graphic" style:parent-style-name="standard">
      <style:graphic-properties svg:stroke-width="0.106cm" svg:stroke-color="#333300" draw:marker-start-width="0.359cm" draw:marker-end-width="0.359cm" draw:fill="none" draw:textarea-horizontal-align="justify" draw:textarea-vertical-align="middle" draw:auto-grow-height="false" fo:min-height="0.792cm" fo:min-width="4.564cm" fo:padding-top="0.053cm" fo:padding-bottom="0.053cm" fo:padding-left="0.053cm" fo:padding-right="0.053cm"/>
    </style:style>
    <style:style style:name="gr59" style:family="graphic" style:parent-style-name="standard">
      <style:graphic-properties svg:stroke-width="0.106cm" svg:stroke-color="#ff3333" draw:marker-start-width="0.359cm" draw:marker-end-width="0.359cm" svg:stroke-opacity="100%" draw:fill-color="#ff3333" draw:opacity="50%" draw:textarea-horizontal-align="justify" draw:textarea-vertical-align="middle" draw:auto-grow-height="false" fo:min-height="4.346cm" fo:min-width="4.346cm" fo:padding-top="0.053cm" fo:padding-bottom="0.053cm" fo:padding-left="0.053cm" fo:padding-right="0.053cm"/>
    </style:style>
    <style:style style:name="gr60" style:family="graphic" style:parent-style-name="standard">
      <style:graphic-properties svg:stroke-width="0.106cm" svg:stroke-color="#ff3333" draw:marker-start-width="0.359cm" draw:marker-end-width="0.359cm" svg:stroke-opacity="100%" draw:fill-color="#ff3333" draw:opacity="50%" draw:textarea-horizontal-align="justify" draw:textarea-vertical-align="middle" draw:auto-grow-height="false" fo:min-height="2.297cm" fo:min-width="4.346cm" fo:padding-top="0.053cm" fo:padding-bottom="0.053cm" fo:padding-left="0.053cm" fo:padding-right="0.053cm"/>
    </style:style>
    <style:style style:name="gr61" style:family="graphic" style:parent-style-name="standard">
      <style:graphic-properties svg:stroke-width="0.081cm" svg:stroke-color="#cc9900" draw:marker-start-width="0.321cm" draw:marker-end-width="0.321cm" draw:fill-color="#ffff99" draw:textarea-horizontal-align="justify" draw:textarea-vertical-align="middle" draw:auto-grow-height="false" fo:min-height="1.078cm" fo:min-width="1.078cm" fo:padding-top="0.04cm" fo:padding-bottom="0.04cm" fo:padding-left="0.04cm" fo:padding-right="0.04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72cm"/>
      <style:paragraph-properties style:writing-mode="lr-tb"/>
    </style:style>
    <style:style style:name="gr63" style:family="graphic" style:parent-style-name="standard">
      <style:graphic-properties svg:stroke-width="0.106cm" svg:stroke-color="#ff3333" draw:marker-start-width="0.359cm" draw:marker-end-width="0.359cm" svg:stroke-opacity="100%" draw:fill-color="#ff3333" draw:opacity="50%" draw:textarea-horizontal-align="justify" draw:textarea-vertical-align="middle" draw:auto-grow-height="false" fo:min-height="5.022cm" fo:min-width="4.346cm" fo:padding-top="0.053cm" fo:padding-bottom="0.053cm" fo:padding-left="0.053cm" fo:padding-right="0.053cm"/>
    </style:style>
    <style:style style:name="gr64" style:family="graphic" style:parent-style-name="standard">
      <style:graphic-properties svg:stroke-width="0.106cm" svg:stroke-color="#ff3333" draw:marker-start-width="0.359cm" draw:marker-end-width="0.359cm" svg:stroke-opacity="100%" draw:fill-color="#ff3333" draw:opacity="50%" draw:textarea-horizontal-align="justify" draw:textarea-vertical-align="middle" draw:auto-grow-height="false" fo:min-height="1.74cm" fo:min-width="4.346cm" fo:padding-top="0.053cm" fo:padding-bottom="0.053cm" fo:padding-left="0.053cm" fo:padding-right="0.053cm"/>
    </style:style>
    <style:style style:name="gr65" style:family="graphic" style:parent-style-name="standard">
      <style:graphic-properties svg:stroke-width="0.106cm" svg:stroke-color="#ff3333" draw:marker-start-width="0.359cm" draw:marker-end-width="0.359cm" svg:stroke-opacity="100%" draw:fill-color="#ff3333" draw:opacity="50%" draw:textarea-horizontal-align="justify" draw:textarea-vertical-align="middle" draw:auto-grow-height="false" fo:min-height="1.628cm" fo:min-width="4.346cm" fo:padding-top="0.053cm" fo:padding-bottom="0.053cm" fo:padding-left="0.053cm" fo:padding-right="0.053cm"/>
    </style:style>
    <style:style style:name="gr66" style:family="graphic" style:parent-style-name="standard">
      <style:graphic-properties svg:stroke-color="#ff0000" svg:stroke-opacity="50%" draw:fill-color="#ff3333" draw:opacity="50%" draw:textarea-horizontal-align="justify" draw:textarea-vertical-align="middle" draw:auto-grow-height="false" fo:min-height="1.796cm" fo:min-width="1.796cm"/>
    </style:style>
    <style:style style:name="gr67" style:family="graphic" style:parent-style-name="standard">
      <style:graphic-properties draw:stroke="none" svg:stroke-color="#000000" draw:fill-color="#ff3333" draw:textarea-horizontal-align="justify" draw:textarea-vertical-align="middle" draw:auto-grow-height="false" fo:min-height="0.54cm" fo:min-width="0.54cm"/>
    </style:style>
    <style:style style:name="gr68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4.312cm" fo:min-width="4.312cm" fo:padding-top="0.053cm" fo:padding-bottom="0.053cm" fo:padding-left="0.053cm" fo:padding-right="0.053cm"/>
    </style:style>
    <style:style style:name="gr69" style:family="graphic" style:parent-style-name="objectwithoutfill">
      <style:graphic-properties draw:fill="none" draw:textarea-vertical-align="middle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551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657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07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44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55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17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34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21cm"/>
      <style:paragraph-properties style:writing-mode="lr-tb"/>
    </style:style>
    <style:style style:name="gr78" style:family="graphic" style:parent-style-name="standard">
      <style:graphic-properties svg:stroke-width="0.035cm" svg:stroke-color="#000000" draw:marker-start-width="0.253cm" draw:marker-end-width="0.253cm" draw:fill-color="#dddddd" draw:textarea-horizontal-align="justify" draw:textarea-vertical-align="middle" draw:auto-grow-height="false" fo:min-height="9.108cm" fo:min-width="23.586cm" fo:padding-top="0.018cm" fo:padding-bottom="0.018cm" fo:padding-left="0.018cm" fo:padding-right="0.018cm"/>
    </style:style>
    <style:style style:name="gr79" style:family="graphic" style:parent-style-name="objectwithoutfill">
      <style:graphic-properties svg:stroke-width="0.106cm" draw:marker-start="Dimension_20_Lines" draw:marker-start-width="0.359cm" draw:marker-end="Dimension_20_Lines" draw:marker-end-width="0.359cm" draw:fill="none" draw:textarea-vertical-align="middle" fo:padding-top="0.053cm" fo:padding-bottom="0.053cm" fo:padding-left="0.053cm" fo:padding-right="0.053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.983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.653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3.084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.754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45cm" fo:min-width="17.211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35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654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88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106cm" fo:padding-bottom="0.106cm" fo:padding-left="0.106cm" fo:padding-right="0.106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5.793cm"/>
      <style:paragraph-properties style:writing-mode="lr-tb"/>
    </style:style>
    <style:style style:name="gr90" style:family="graphic" style:parent-style-name="standard">
      <style:graphic-properties svg:stroke-width="0.212cm" draw:marker-start-width="0.518cm" draw:marker-end-width="0.518cm" draw:fill="none" draw:textarea-vertical-align="middle" draw:auto-grow-height="false" fo:min-height="4.334cm" fo:min-width="0.276cm" fo:padding-top="0.106cm" fo:padding-bottom="0.106cm" fo:padding-left="0.106cm" fo:padding-right="0.106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  <style:paragraph-properties style:writing-mode="lr-tb"/>
    </style:style>
    <style:style style:name="gr92" style:family="graphic" style:parent-style-name="standard">
      <style:graphic-properties svg:stroke-width="0.212cm" draw:marker-start-width="0.518cm" draw:marker-end-width="0.518cm" draw:fill="none" draw:textarea-vertical-align="middle" draw:auto-grow-height="false" fo:min-height="4.122cm" fo:min-width="0.064cm" fo:padding-top="0.106cm" fo:padding-bottom="0.106cm" fo:padding-left="0.106cm" fo:padding-right="0.106cm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  <style:paragraph-properties style:writing-mode="lr-tb"/>
    </style:style>
    <style:style style:name="gr95" style:family="graphic" style:parent-style-name="standard">
      <style:graphic-properties draw:stroke="none" draw:fill="none" fo:min-height="0.713cm"/>
      <style:paragraph-properties style:writing-mode="lr-tb"/>
    </style:style>
    <style:style style:name="gr96" style:family="graphic" style:parent-style-name="standard">
      <style:graphic-properties draw:fill-color="#dddddd" draw:textarea-horizontal-align="justify" draw:textarea-vertical-align="middle" draw:auto-grow-height="false" fo:min-height="15.494cm" fo:min-width="25.146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459cm"/>
      <style:paragraph-properties style:writing-mode="lr-tb"/>
    </style:style>
    <style:style style:name="gr98" style:family="graphic" style:parent-style-name="objectwithoutfill">
      <style:graphic-properties svg:stroke-width="0.081cm" draw:marker-start-width="0.321cm" draw:marker-end="Arrowheads_20_1" draw:marker-end-width="0.421cm" draw:fill="none" draw:textarea-vertical-align="middle" fo:padding-top="0.04cm" fo:padding-bottom="0.04cm" fo:padding-left="0.04cm" fo:padding-right="0.04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1.974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3.837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0cm"/>
      <style:paragraph-properties style:writing-mode="lr-tb"/>
    </style:style>
    <style:style style:name="gr102" style:family="graphic" style:parent-style-name="standard">
      <style:graphic-properties draw:stroke="none" svg:stroke-color="#000000" draw:fill="solid" draw:fill-color="#b4c7dc" draw:textarea-horizontal-align="left" draw:auto-grow-height="true" draw:auto-grow-width="true" fo:min-height="2.134cm" fo:min-width="2.114cm"/>
      <style:paragraph-properties style:writing-mode="lr-tb"/>
    </style:style>
    <style:style style:name="gr103" style:family="graphic" style:parent-style-name="standard">
      <style:graphic-properties draw:stroke="none" svg:stroke-color="#000000" draw:fill="solid" draw:fill-color="#b4c7dc" draw:textarea-horizontal-align="left" draw:auto-grow-height="true" draw:auto-grow-width="true" fo:min-height="0.712cm" fo:min-width="2.47cm"/>
      <style:paragraph-properties style:writing-mode="lr-tb"/>
    </style:style>
    <style:style style:name="gr104" style:family="graphic" style:parent-style-name="standard">
      <style:graphic-properties draw:stroke="none" svg:stroke-color="#000000" draw:fill="solid" draw:fill-color="#b4c7dc" draw:textarea-horizontal-align="left" draw:auto-grow-height="true" draw:auto-grow-width="true" fo:min-height="1.423cm" fo:min-width="2.5cm"/>
      <style:paragraph-properties style:writing-mode="lr-tb"/>
    </style:style>
    <style:style style:name="gr105" style:family="graphic" style:parent-style-name="standard">
      <style:graphic-properties draw:stroke="none" svg:stroke-color="#000000" draw:fill="solid" draw:fill-color="#b4c7dc" draw:textarea-horizontal-align="left" draw:auto-grow-height="true" draw:auto-grow-width="true" fo:min-height="1.423cm" fo:min-width="2.534cm"/>
      <style:paragraph-properties style:writing-mode="lr-tb"/>
    </style:style>
    <style:style style:name="gr106" style:family="graphic" style:parent-style-name="standard">
      <style:graphic-properties draw:stroke="none" svg:stroke-color="#000000" draw:fill="solid" draw:fill-color="#b4c7dc" draw:textarea-horizontal-align="left" draw:auto-grow-height="true" draw:auto-grow-width="true" fo:min-height="1.423cm" fo:min-width="2.292cm"/>
      <style:paragraph-properties style:writing-mode="lr-tb"/>
    </style:style>
    <style:style style:name="gr107" style:family="graphic" style:parent-style-name="standard">
      <style:graphic-properties draw:stroke="none" svg:stroke-color="#000000" draw:fill="solid" draw:fill-color="#b4c7dc" draw:textarea-horizontal-align="left" draw:auto-grow-height="true" draw:auto-grow-width="true" fo:min-height="1.423cm" fo:min-width="2.639cm"/>
      <style:paragraph-properties style:writing-mode="lr-tb"/>
    </style:style>
    <style:style style:name="gr108" style:family="graphic" style:parent-style-name="standard">
      <style:graphic-properties draw:stroke="none" svg:stroke-color="#000000" draw:fill="solid" draw:fill-color="#b4c7dc" draw:textarea-horizontal-align="left" draw:auto-grow-height="true" draw:auto-grow-width="true" fo:min-height="1.423cm" fo:min-width="2.572cm"/>
      <style:paragraph-properties style:writing-mode="lr-tb"/>
    </style:style>
    <style:style style:name="gr109" style:family="graphic" style:parent-style-name="standard">
      <style:graphic-properties draw:stroke="none" svg:stroke-color="#000000" draw:fill="solid" draw:fill-color="#b4c7dc" draw:textarea-horizontal-align="left" draw:auto-grow-height="true" draw:auto-grow-width="true" fo:min-height="0.712cm" fo:min-width="2.885cm"/>
      <style:paragraph-properties style:writing-mode="lr-tb"/>
    </style:style>
    <style:style style:name="gr110" style:family="graphic" style:parent-style-name="standard">
      <style:graphic-properties draw:stroke="none" svg:stroke-color="#000000" draw:fill="solid" draw:fill-color="#b4c7dc" draw:textarea-horizontal-align="left" draw:auto-grow-height="true" draw:auto-grow-width="true" fo:min-height="0.712cm" fo:min-width="1.729cm"/>
      <style:paragraph-properties style:writing-mode="lr-tb"/>
    </style:style>
    <style:style style:name="gr111" style:family="graphic" style:parent-style-name="standard">
      <style:graphic-properties draw:stroke="none" svg:stroke-color="#000000" draw:fill="solid" draw:fill-color="#b4c7dc" draw:textarea-horizontal-align="left" draw:auto-grow-height="true" draw:auto-grow-width="true" fo:min-height="1.423cm" fo:min-width="2.711cm"/>
      <style:paragraph-properties style:writing-mode="lr-tb"/>
    </style:style>
    <style:style style:name="gr112" style:family="graphic" style:parent-style-name="standard">
      <style:graphic-properties draw:stroke="none" svg:stroke-color="#000000" draw:fill="solid" draw:fill-color="#b4c7dc" draw:textarea-horizontal-align="left" draw:auto-grow-height="true" draw:auto-grow-width="true" fo:min-height="1.423cm" fo:min-width="3.101cm"/>
      <style:paragraph-properties style:writing-mode="lr-tb"/>
    </style:style>
    <style:style style:name="gr113" style:family="graphic" style:parent-style-name="standard">
      <style:graphic-properties draw:stroke="none" svg:stroke-color="#000000" draw:fill="solid" draw:fill-color="#b4c7dc" draw:textarea-horizontal-align="left" draw:auto-grow-height="true" draw:auto-grow-width="true" fo:min-height="2.134cm" fo:min-width="2.711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co3" style:family="table-column">
      <style:table-column-properties style:column-width="4.699cm" style:use-optimal-column-width="false"/>
    </style:style>
    <style:style style:name="co4" style:family="table-column">
      <style:table-column-properties style:column-width="4.701cm" style:use-optimal-column-width="false"/>
    </style:style>
    <style:style style:name="co5" style:family="table-column">
      <style:table-column-properties style:column-width="5.011cm" style:use-optimal-column-width="false"/>
    </style:style>
    <style:style style:name="co6" style:family="table-column">
      <style:table-column-properties style:column-width="5.01cm" style:use-optimal-column-width="false"/>
    </style:style>
    <style:style style:name="co7" style:family="table-column">
      <style:table-column-properties style:column-width="5.145cm" style:use-optimal-column-width="false"/>
    </style:style>
    <style:style style:name="co8" style:family="table-column">
      <style:table-column-properties style:column-width="1.55cm" style:use-optimal-column-width="false"/>
    </style:style>
    <style:style style:name="co9" style:family="table-column">
      <style:table-column-properties style:column-width="12.284cm" style:use-optimal-column-width="false"/>
    </style:style>
    <style:style style:name="co10" style:family="table-column">
      <style:table-column-properties style:column-width="5.405cm" style:use-optimal-column-width="false"/>
    </style:style>
    <style:style style:name="co11" style:family="table-column">
      <style:table-column-properties style:column-width="2.517cm" style:use-optimal-column-width="false"/>
    </style:style>
    <style:style style:name="co12" style:family="table-column">
      <style:table-column-properties style:column-width="4.422cm" style:use-optimal-column-width="false"/>
    </style:style>
    <style:style style:name="co13" style:family="table-column">
      <style:table-column-properties style:column-width="4.725cm" style:use-optimal-column-width="false"/>
    </style:style>
    <style:style style:name="co14" style:family="table-column">
      <style:table-column-properties style:column-width="1.778cm" style:use-optimal-column-width="false"/>
    </style:style>
    <style:style style:name="co15" style:family="table-column">
      <style:table-column-properties style:column-width="1.474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cm" style:use-optimal-row-height="false"/>
    </style:style>
    <style:style style:name="ro3" style:family="table-row">
      <style:table-row-properties style:row-height="1.872cm" style:use-optimal-row-height="false"/>
    </style:style>
    <style:style style:name="ro4" style:family="table-row">
      <style:table-row-properties style:row-height="2.873cm" style:use-optimal-row-height="false"/>
    </style:style>
    <style:style style:name="ro5" style:family="table-row">
      <style:table-row-properties style:row-height="0.6cm" style:use-optimal-row-height="false"/>
    </style:style>
    <style:style style:name="ro6" style:family="table-row">
      <style:table-row-properties style:row-height="1.124cm" style:use-optimal-row-height="false"/>
    </style:style>
    <style:style style:name="ro7" style:family="table-row">
      <style:table-row-properties style:row-height="1.129cm" style:use-optimal-row-height="false"/>
    </style:style>
    <style:style style:name="ce1" style:family="table-cell">
      <style:paragraph-properties fo:text-align="center"/>
      <style:text-properties fo:font-size="44pt" style:font-size-asian="44pt" style:font-size-complex="44pt"/>
    </style:style>
    <style:style style:name="ce2" style:family="table-cell">
      <loext:graphic-properties draw:textarea-vertical-align="middle"/>
      <style:paragraph-properties fo:text-align="center"/>
      <style:text-properties fo:font-size="18pt" style:font-size-asian="18pt" style:font-size-complex="18pt"/>
    </style:style>
    <style:style style:name="ce3" style:family="table-cell">
      <loext:graphic-properties draw:textarea-vertical-align="middle"/>
      <style:paragraph-properties fo:text-align="center"/>
      <style:text-properties fo:font-size="28pt" style:font-size-asian="28pt" style:font-size-complex="28pt"/>
    </style:style>
    <style:style style:name="ce4" style:family="table-cell">
      <loext:graphic-properties draw:textarea-vertical-align="middle"/>
      <style:paragraph-properties fo:text-align="center"/>
      <style:text-properties fo:font-size="44pt" style:font-size-asian="44pt" style:font-size-complex="44pt"/>
    </style:style>
    <style:style style:name="ce5" style:family="table-cell">
      <style:paragraph-properties fo:text-align="center"/>
      <style:text-properties fo:font-size="22pt" style:font-size-asian="22pt" style:font-size-complex="22pt"/>
    </style:style>
    <style:style style:name="P1" style:family="paragraph">
      <style:paragraph-properties fo:text-align="center" style:writing-mode="lr-tb"/>
      <style:text-properties fo:font-size="24pt" style:font-size-asian="24pt" style:font-size-complex="24pt"/>
    </style:style>
    <style:style style:name="P2" style:family="paragraph">
      <loext:graphic-properties draw:fill="none"/>
      <style:paragraph-properties fo:text-align="center" style:writing-mode="lr-tb"/>
      <style:text-properties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color="#ff3333" loext:opacity="100%" fo:font-size="24pt" style:font-size-asian="24pt" style:font-size-complex="24pt"/>
    </style:style>
    <style:style style:name="P5" style:family="paragraph">
      <loext:graphic-properties draw:fill="none" draw:fill-color="#ffffff"/>
      <style:paragraph-properties style:writing-mode="lr-tb"/>
      <style:text-properties fo:color="#009900" loext:opacity="100%" fo:font-size="24pt" style:font-size-asian="24pt" style:font-size-complex="24pt"/>
    </style:style>
    <style:style style:name="P6" style:family="paragraph">
      <loext:graphic-properties draw:fill="none" draw:fill-color="#729fcf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8pt"/>
    </style:style>
    <style:style style:name="P12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13" style:family="paragraph">
      <loext:graphic-properties draw:fill-color="#eeeeee"/>
      <style:paragraph-properties fo:text-align="center"/>
      <style:text-properties fo:font-size="24pt" style:font-size-asian="24pt" style:font-size-complex="24pt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26pt" style:font-size-asian="26pt" style:font-size-complex="26pt"/>
    </style:style>
    <style:style style:name="P15" style:family="paragraph">
      <loext:graphic-properties draw:fill="non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margin-top="0cm" fo:margin-bottom="0cm" fo:text-align="start" style:writing-mode="lr-tb" style:font-independent-line-spacing="true"/>
      <style:text-properties style:font-name="Courier 10 Pitch" fo:font-size="22pt" fo:font-style="normal" style:font-size-asian="22pt" style:font-style-asian="normal" style:font-size-complex="22pt" style:font-style-complex="normal"/>
    </style:style>
    <style:style style:name="P18" style:family="paragraph">
      <style:paragraph-properties fo:text-align="center" style:writing-mode="lr-tb"/>
      <style:text-properties fo:font-size="20pt" style:font-size-asian="20pt" style:font-size-complex="20pt"/>
    </style:style>
    <style:style style:name="P19" style:family="paragraph">
      <loext:graphic-properties draw:opacity="0%"/>
      <style:paragraph-properties fo:text-align="center"/>
    </style:style>
    <style:style style:name="P20" style:family="paragraph">
      <style:paragraph-properties fo:text-align="center" style:writing-mode="lr-tb"/>
      <style:text-properties fo:font-size="20pt"/>
    </style:style>
    <style:style style:name="P21" style:family="paragraph">
      <style:paragraph-properties fo:text-align="center" style:writing-mode="lr-tb"/>
    </style:style>
    <style:style style:name="P22" style:family="paragraph">
      <loext:graphic-properties draw:fill-color="#99ff66"/>
      <style:paragraph-properties fo:text-align="center" style:writing-mode="lr-tb"/>
    </style:style>
    <style:style style:name="P23" style:family="paragraph">
      <loext:graphic-properties draw:fill="none" draw:fill-color="#ffffff"/>
      <style:paragraph-properties fo:text-align="center" style:writing-mode="lr-tb"/>
    </style:style>
    <style:style style:name="P24" style:family="paragraph">
      <loext:graphic-properties draw:fill-color="#ffff99" draw:opacity="70%"/>
      <style:paragraph-properties fo:text-align="center" style:writing-mode="lr-tb"/>
    </style:style>
    <style:style style:name="P25" style:family="paragraph">
      <style:paragraph-properties fo:text-align="center" style:writing-mode="lr-tb"/>
      <style:text-properties fo:font-size="18pt"/>
    </style:style>
    <style:style style:name="P26" style:family="paragraph">
      <loext:graphic-properties draw:fill-color="#99ff66"/>
      <style:paragraph-properties fo:text-align="center" style:writing-mode="lr-tb"/>
      <style:text-properties fo:font-size="18pt"/>
    </style:style>
    <style:style style:name="P27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28" style:family="paragraph">
      <loext:graphic-properties draw:fill-color="#ffff99" draw:opacity="70%"/>
      <style:paragraph-properties fo:text-align="center" style:writing-mode="lr-tb"/>
      <style:text-properties fo:font-size="18pt"/>
    </style:style>
    <style:style style:name="P29" style:family="paragraph">
      <loext:graphic-properties draw:fill-color="#66ffff"/>
      <style:paragraph-properties fo:text-align="center" style:writing-mode="lr-tb"/>
      <style:text-properties fo:font-size="18pt"/>
    </style:style>
    <style:style style:name="P30" style:family="paragraph">
      <loext:graphic-properties draw:fill="none" draw:fill-color="#ffffff"/>
      <style:paragraph-properties style:writing-mode="lr-tb"/>
      <style:text-properties fo:font-size="22pt" fo:font-weight="bold" style:font-size-asian="22pt" style:font-weight-asian="bold" style:font-size-complex="22pt" style:font-weight-complex="bold"/>
    </style:style>
    <style:style style:name="P31" style:family="paragraph">
      <loext:graphic-properties draw:fill-color="#b2b2b2"/>
      <style:paragraph-properties fo:text-align="center" style:writing-mode="lr-tb"/>
      <style:text-properties fo:font-size="18pt"/>
    </style:style>
    <style:style style:name="P32" style:family="paragraph">
      <loext:graphic-properties draw:fill-color="#ff3333" draw:opacity="50%"/>
      <style:paragraph-properties fo:text-align="center"/>
    </style:style>
    <style:style style:name="P33" style:family="paragraph">
      <loext:graphic-properties draw:fill-color="#ffff99"/>
      <style:paragraph-properties fo:text-align="center"/>
    </style:style>
    <style:style style:name="P34" style:family="paragraph">
      <loext:graphic-properties draw:fill-color="#ff3333"/>
      <style:paragraph-properties fo:text-align="center"/>
    </style:style>
    <style:style style:name="P35" style:family="paragraph">
      <loext:graphic-properties draw:fill-color="#dddddd"/>
      <style:paragraph-properties fo:text-align="center"/>
    </style:style>
    <style:style style:name="P36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37" style:family="paragraph">
      <loext:graphic-properties draw:fill="none" draw:fill-color="#ffffff"/>
      <style:paragraph-properties style:writing-mode="lr-tb"/>
      <style:text-properties fo:font-size="26pt" fo:font-style="italic" style:font-size-asian="26pt" style:font-style-asian="italic" style:font-size-complex="26pt" style:font-style-complex="italic"/>
    </style:style>
    <style:style style:name="P38" style:family="paragraph">
      <style:paragraph-properties fo:text-align="center"/>
      <style:text-properties fo:font-size="44pt" style:font-size-asian="44pt" style:font-size-complex="44pt"/>
    </style:style>
    <style:style style:name="P39" style:family="paragraph">
      <style:paragraph-properties fo:text-align="center"/>
      <style:text-properties style:font-size-asian="44pt" style:font-size-complex="44pt"/>
    </style:style>
    <style:style style:name="P40" style:family="paragraph">
      <style:paragraph-properties fo:text-align="center"/>
      <style:text-properties style:font-size-asian="18pt" style:font-size-complex="18pt"/>
    </style:style>
    <style:style style:name="P41" style:family="paragraph">
      <style:paragraph-properties fo:text-align="center"/>
      <style:text-properties fo:font-size="18pt" style:font-size-asian="18pt" style:font-size-complex="18pt"/>
    </style:style>
    <style:style style:name="P42" style:family="paragraph">
      <loext:graphic-properties draw:fill-color="#ffffff"/>
      <style:paragraph-properties style:writing-mode="lr-tb"/>
    </style:style>
    <style:style style:name="P43" style:family="paragraph">
      <style:paragraph-properties fo:text-align="center"/>
      <style:text-properties style:font-size-asian="28pt" style:font-size-complex="28pt"/>
    </style:style>
    <style:style style:name="P44" style:family="paragraph">
      <style:paragraph-properties fo:text-align="center"/>
      <style:text-properties fo:font-size="28pt" style:font-size-asian="28pt" style:font-size-complex="28pt"/>
    </style:style>
    <style:style style:name="P45" style:family="paragraph">
      <loext:graphic-properties draw:fill="none"/>
      <style:paragraph-properties style:writing-mode="lr-tb"/>
    </style:style>
    <style:style style:name="P46" style:family="paragraph">
      <style:paragraph-properties fo:text-align="center"/>
      <style:text-properties fo:font-size="22pt" style:font-size-asian="22pt" style:font-size-complex="22pt"/>
    </style:style>
    <style:style style:name="P47" style:family="paragraph">
      <style:paragraph-properties fo:text-align="center"/>
      <style:text-properties style:font-size-asian="22pt" style:font-size-complex="22pt"/>
    </style:style>
    <style:style style:name="P48" style:family="paragraph">
      <loext:graphic-properties draw:fill="solid" draw:fill-color="#b4c7dc"/>
      <style:paragraph-properties style:writing-mode="lr-tb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ff3333" loext:opacity="100%" fo:font-size="24pt" style:font-size-asian="24pt" style:font-size-complex="24pt"/>
    </style:style>
    <style:style style:name="T3" style:family="text">
      <style:text-properties fo:color="#009900" loext:opacity="100%" fo:font-size="24pt" style:font-size-asian="24pt" style:font-size-complex="24pt"/>
    </style:style>
    <style:style style:name="T4" style:family="text">
      <style:text-properties fo:font-size="18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ourier 10 Pitch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0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Liberation Sans2" fo:font-weight="bold" style:font-name-asian="Liberation Sans2" style:font-weight-asian="bold" style:font-name-complex="Liberation Sans2" style:font-weight-complex="bold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26pt" fo:font-weight="bold" style:font-size-asian="26pt" style:font-weight-asian="bold" style:font-size-complex="26pt" style:font-weight-complex="bold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26pt" fo:font-style="italic" style:font-size-asian="26pt" style:font-style-asian="italic" style:font-size-complex="26pt" style:font-style-complex="italic"/>
    </style:style>
    <style:style style:name="T17" style:family="text">
      <style:text-properties fo:font-size="44pt" style:font-size-asian="44pt" style:font-size-complex="44pt"/>
    </style:style>
    <style:style style:name="T18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" draw:id="id1" draw:layer="layout" svg:width="4.674cm" svg:height="1.27cm" svg:x="6.272cm" svg:y="1.686cm">
          <text:p text:style-name="P1"><text:span text:style-name="T1">n = 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5.334cm" svg:height="3.048cm" svg:x="5.956cm" svg:y="4.572cm">
          <text:p text:style-name="P1"><text:span text:style-name="T1">n &gt; 0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3" draw:id="id3" draw:layer="layout" svg:width="6.156cm" svg:height="1.27cm" svg:x="12.416cm" svg:y="7.874cm">
          <text:p text:style-name="P1"><text:span text:style-name="T1">print</text:span><text:span text:style-name="T1">(n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6.156cm" svg:height="1.27cm" svg:x="12.416cm" svg:y="10.474cm">
          <text:p text:style-name="P1"><text:span text:style-name="T1">n = n – 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6.942cm" svg:height="1.27cm" svg:x="5.234cm" svg:y="12.774cm">
          <text:p text:style-name="P1"><text:span text:style-name="T1">print(‘Blast </text:span><text:span text:style-name="T1">Off!’)</text:span></text:p>
          <draw:enhanced-geometry svg:viewBox="0 0 21600 21600" draw:type="rectangle" draw:enhanced-path="M 0 0 L 21600 0 21600 21600 0 21600 0 0 Z N"/>
        </draw:custom-shape>
        <draw:connector draw:style-name="gr5" draw:text-style-name="P3" xml:id="id6" draw:id="id6" draw:layer="layout" draw:type="line" svg:x1="8.609cm" svg:y1="2.956cm" svg:x2="8.623cm" svg:y2="4.572cm" draw:start-shape="id1" draw:start-glue-point="2" draw:end-shape="id2" draw:end-glue-point="4" svg:d="M8609 2956l14 1616" svg:viewBox="0 0 15 1617">
          <text:p/>
        </draw:connector>
        <draw:connector draw:style-name="gr6" draw:text-style-name="P3" draw:layer="layout" svg:x1="11.29cm" svg:y1="6.096cm" svg:x2="15.494cm" svg:y2="7.874cm" draw:start-shape="id2" draw:start-glue-point="7" draw:end-shape="id3" draw:end-glue-point="0" svg:d="M11290 6096h4204v1778" svg:viewBox="0 0 4205 1779">
          <text:p/>
        </draw:connector>
        <draw:connector draw:style-name="gr6" draw:text-style-name="P3" draw:layer="layout" draw:type="line" svg:x1="15.494cm" svg:y1="9.144cm" svg:x2="15.494cm" svg:y2="10.474cm" draw:start-shape="id3" draw:start-glue-point="2" draw:end-shape="id4" svg:d="M15494 9144v1330" svg:viewBox="0 0 1 1331">
          <text:p/>
        </draw:connector>
        <draw:connector draw:style-name="gr7" draw:text-style-name="P3" draw:layer="layout" draw:type="line" svg:x1="8.623cm" svg:y1="7.62cm" svg:x2="8.705cm" svg:y2="12.774cm" draw:start-shape="id2" draw:start-glue-point="6" draw:end-shape="id5" svg:d="M8623 7620l82 5154" svg:viewBox="0 0 83 5155">
          <text:p/>
        </draw:connector>
        <draw:frame draw:style-name="gr8" draw:text-style-name="P4" draw:layer="layout" svg:width="1.382cm" svg:height="0.945cm" svg:x="11.684cm" svg:y="4.826cm">
          <draw:text-box>
            <text:p><text:span text:style-name="T2">Yes</text:span></text:p>
          </draw:text-box>
        </draw:frame>
        <draw:frame draw:style-name="gr9" draw:text-style-name="P5" draw:layer="layout" svg:width="1.082cm" svg:height="0.945cm" svg:x="6.5cm" svg:y="7.874cm">
          <draw:text-box>
            <text:p><text:span text:style-name="T3">No</text:span></text:p>
          </draw:text-box>
        </draw:frame>
        <draw:connector draw:style-name="gr5" draw:text-style-name="P3" draw:layer="layout" draw:type="line" svg:x1="8.705cm" svg:y1="14.044cm" svg:x2="8.678cm" svg:y2="15.486cm" draw:start-shape="id5" draw:start-glue-point="2" svg:d="M8705 14044l-27 1442" svg:viewBox="0 0 28 1443">
          <text:p/>
        </draw:connector>
        <draw:connector draw:style-name="gr5" draw:text-style-name="P3" draw:layer="layout" draw:type="line" svg:x1="8.618cm" svg:y1="0.394cm" svg:x2="8.609cm" svg:y2="1.686cm" draw:end-shape="id1" draw:end-glue-point="0" svg:d="M8618 394l-9 1292" svg:viewBox="0 0 10 1293">
          <text:p/>
        </draw:connector>
        <draw:connector draw:style-name="gr6" draw:text-style-name="P3" xml:id="id7" draw:id="id7" draw:layer="layout" draw:line-skew="5.963cm" svg:x1="21.273cm" svg:y1="10.265cm" svg:x2="8.616cm" svg:y2="3.764cm" draw:end-shape="id6" draw:end-glue-point="0" svg:d="M21273 10265v-6501h-12657" svg:viewBox="0 0 12658 6502">
          <text:p/>
        </draw:connector>
        <draw:custom-shape draw:style-name="gr10" draw:text-style-name="P6" xml:id="id8" draw:id="id8" draw:layer="layout" svg:width="0.762cm" svg:height="0.762cm" svg:x="20.066cm" svg:y="9.9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7" draw:layer="layout" svg:x1="15.494cm" svg:y1="11.744cm" svg:x2="21.273cm" svg:y2="10.265cm" draw:start-shape="id4" draw:start-glue-point="2" draw:end-shape="id7" draw:end-glue-point="2" svg:d="M15494 11744v553h5779v-2032" svg:viewBox="0 0 5780 2033">
          <text:p/>
        </draw:connector>
        <draw:connector draw:style-name="gr12" draw:text-style-name="P3" draw:layer="layout" draw:type="line" svg:x1="20.066cm" svg:y1="10.287cm" svg:x2="20.066cm" svg:y2="10.287cm" draw:start-shape="id8" draw:start-glue-point="3" draw:end-shape="id8" draw:end-glue-point="3" svg:d="M20066 10287z" svg:viewBox="0 0 1 1">
          <text:p/>
        </draw:connector>
        <draw:frame draw:style-name="gr13" draw:text-style-name="P8" draw:layer="layout" svg:width="8.312cm" svg:height="0.712cm" svg:x="6.604cm" svg:y="18.288cm">
          <draw:text-box>
            <text:p>Iteration: While loop depiction</text:p>
          </draw:text-box>
        </draw:frame>
        <presentation:notes draw:style-name="dp2">
          <draw:page-thumbnail draw:style-name="gr14" draw:layer="layout" svg:width="13.968cm" svg:height="10.476cm" svg:x="3.81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5" draw:text-style-name="P10" draw:layer="layout" svg:width="15.24cm" svg:height="15.494cm" svg:x="9.182cm" svg:y="3.18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8.324cm" svg:height="3.336cm" svg:x="9.56cm" svg:y="9.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762cm" svg:height="0.762cm" svg:x="20.066cm" svg:y="9.9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draw:layer="layout" svg:width="14.417cm" svg:height="0.712cm" svg:x="0.332cm" svg:y="0.508cm">
          <draw:text-box>
            <text:p><text:span text:style-name="T4">Methods: Class, Object, Attribute, Method depiction</text:span></text:p>
          </draw:text-box>
        </draw:frame>
        <draw:frame draw:style-name="gr18" draw:text-style-name="P12" draw:layer="layout" svg:width="10.505cm" svg:height="1.026cm" svg:x="12.101cm" svg:y="2.132cm">
          <draw:text-box>
            <text:p><text:span text:style-name="T5">Computer's Main Memory</text:span></text:p>
          </draw:text-box>
        </draw:frame>
        <draw:custom-shape draw:style-name="gr19" draw:text-style-name="P13" xml:id="id10" draw:id="id10" draw:layer="layout" svg:width="4.318cm" svg:height="4.826cm" svg:x="19.808cm" svg:y="3.5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4" draw:layer="layout" svg:width="3.482cm" svg:height="2.051cm" svg:x="20.262cm" svg:y="3.523cm">
          <draw:text-box>
            <text:p text:style-name="P7"><text:span text:style-name="T5">Point</text:span></text:p>
            <text:p text:style-name="P7"><text:span text:style-name="T5">Instance</text:span></text:p>
          </draw:text-box>
        </draw:frame>
        <draw:line draw:style-name="gr21" draw:text-style-name="P15" draw:layer="layout" svg:x1="19.808cm" svg:y1="5.574cm" svg:x2="24.126cm" svg:y2="5.574cm">
          <text:p/>
        </draw:line>
        <draw:frame draw:style-name="gr22" draw:text-style-name="P12" draw:layer="layout" svg:width="1.844cm" svg:height="1.026cm" svg:x="20.008cm" svg:y="5.828cm">
          <draw:text-box>
            <text:p><text:span text:style-name="T5">myX</text:span></text:p>
          </draw:text-box>
        </draw:frame>
        <draw:frame draw:style-name="gr23" draw:text-style-name="P12" draw:layer="layout" svg:width="1.848cm" svg:height="1.026cm" svg:x="19.938cm" svg:y="7.088cm">
          <draw:text-box>
            <text:p><text:span text:style-name="T5">myY</text:span></text:p>
          </draw:text-box>
        </draw:frame>
        <draw:frame draw:style-name="gr24" draw:text-style-name="P12" draw:layer="layout" svg:width="1.022cm" svg:height="1.132cm" svg:x="22.288cm" svg:y="5.818cm">
          <draw:text-box>
            <text:p><text:span text:style-name="T5"><text:s/></text:span><text:span text:style-name="T5">1 </text:span></text:p>
          </draw:text-box>
        </draw:frame>
        <draw:frame draw:style-name="gr24" draw:text-style-name="P12" draw:layer="layout" svg:width="1.022cm" svg:height="1.132cm" svg:x="22.288cm" svg:y="7.118cm">
          <draw:text-box>
            <text:p><text:span text:style-name="T5"><text:s/></text:span><text:span text:style-name="T5">2 </text:span></text:p>
          </draw:text-box>
        </draw:frame>
        <draw:custom-shape draw:style-name="gr19" draw:text-style-name="P13" xml:id="id12" draw:id="id12" draw:layer="layout" svg:width="4.318cm" svg:height="4.826cm" svg:x="19.808cm" svg:y="8.5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4" draw:layer="layout" svg:width="3.482cm" svg:height="2.051cm" svg:x="20.262cm" svg:y="8.534cm">
          <draw:text-box>
            <text:p text:style-name="P7"><text:span text:style-name="T5">Point</text:span></text:p>
            <text:p text:style-name="P7"><text:span text:style-name="T5">Instance</text:span></text:p>
          </draw:text-box>
        </draw:frame>
        <draw:line draw:style-name="gr21" draw:text-style-name="P15" draw:layer="layout" svg:x1="19.808cm" svg:y1="10.585cm" svg:x2="24.126cm" svg:y2="10.585cm">
          <text:p/>
        </draw:line>
        <draw:frame draw:style-name="gr22" draw:text-style-name="P12" draw:layer="layout" svg:width="1.844cm" svg:height="1.026cm" svg:x="20.008cm" svg:y="10.839cm">
          <draw:text-box>
            <text:p><text:span text:style-name="T5">myX</text:span></text:p>
          </draw:text-box>
        </draw:frame>
        <draw:frame draw:style-name="gr23" draw:text-style-name="P12" draw:layer="layout" svg:width="1.848cm" svg:height="1.026cm" svg:x="19.938cm" svg:y="12.099cm">
          <draw:text-box>
            <text:p><text:span text:style-name="T5">myY</text:span></text:p>
          </draw:text-box>
        </draw:frame>
        <draw:frame draw:style-name="gr24" draw:text-style-name="P12" draw:layer="layout" svg:width="1.022cm" svg:height="1.132cm" svg:x="22.288cm" svg:y="10.829cm">
          <draw:text-box>
            <text:p><text:span text:style-name="T5"><text:s/></text:span><text:span text:style-name="T5">3 </text:span></text:p>
          </draw:text-box>
        </draw:frame>
        <draw:frame draw:style-name="gr24" draw:text-style-name="P12" draw:layer="layout" svg:width="1.022cm" svg:height="1.132cm" svg:x="22.288cm" svg:y="12.129cm">
          <draw:text-box>
            <text:p><text:span text:style-name="T5"><text:s/></text:span><text:span text:style-name="T5">4 </text:span></text:p>
          </draw:text-box>
        </draw:frame>
        <draw:custom-shape draw:style-name="gr19" draw:text-style-name="P13" xml:id="id14" draw:id="id14" draw:layer="layout" svg:width="4.318cm" svg:height="4.826cm" svg:x="19.808cm" svg:y="13.5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4" draw:layer="layout" svg:width="3.482cm" svg:height="2.051cm" svg:x="20.262cm" svg:y="13.534cm">
          <draw:text-box>
            <text:p text:style-name="P7"><text:span text:style-name="T5">Point</text:span></text:p>
            <text:p text:style-name="P7"><text:span text:style-name="T5">Instance</text:span></text:p>
          </draw:text-box>
        </draw:frame>
        <draw:line draw:style-name="gr21" draw:text-style-name="P15" draw:layer="layout" svg:x1="19.808cm" svg:y1="15.585cm" svg:x2="24.126cm" svg:y2="15.585cm">
          <text:p/>
        </draw:line>
        <draw:frame draw:style-name="gr22" draw:text-style-name="P12" draw:layer="layout" svg:width="1.844cm" svg:height="1.026cm" svg:x="20.008cm" svg:y="15.839cm">
          <draw:text-box>
            <text:p><text:span text:style-name="T5">myX</text:span></text:p>
          </draw:text-box>
        </draw:frame>
        <draw:frame draw:style-name="gr23" draw:text-style-name="P12" draw:layer="layout" svg:width="1.848cm" svg:height="1.026cm" svg:x="19.938cm" svg:y="17.099cm">
          <draw:text-box>
            <text:p><text:span text:style-name="T5">myY</text:span></text:p>
          </draw:text-box>
        </draw:frame>
        <draw:frame draw:style-name="gr24" draw:text-style-name="P12" draw:layer="layout" svg:width="1.022cm" svg:height="1.132cm" svg:x="22.288cm" svg:y="15.829cm">
          <draw:text-box>
            <text:p><text:span text:style-name="T5"><text:s/></text:span><text:span text:style-name="T5">5 </text:span></text:p>
          </draw:text-box>
        </draw:frame>
        <draw:frame draw:style-name="gr24" draw:text-style-name="P12" draw:layer="layout" svg:width="1.022cm" svg:height="1.132cm" svg:x="22.288cm" svg:y="17.129cm">
          <draw:text-box>
            <text:p><text:span text:style-name="T5"><text:s/></text:span><text:span text:style-name="T5">6 </text:span></text:p>
          </draw:text-box>
        </draw:frame>
        <draw:frame draw:style-name="gr25" draw:text-style-name="P12" xml:id="id9" draw:id="id9" draw:layer="layout" svg:width="3.829cm" svg:height="1.026cm" svg:x="13.73cm" svg:y="9.446cm">
          <draw:text-box>
            <text:p><text:span text:style-name="T5">firstPoint </text:span></text:p>
          </draw:text-box>
        </draw:frame>
        <draw:frame draw:style-name="gr26" draw:text-style-name="P12" xml:id="id11" draw:id="id11" draw:layer="layout" svg:width="5.323cm" svg:height="1.026cm" svg:x="12.241cm" svg:y="10.426cm">
          <draw:text-box>
            <text:p><text:span text:style-name="T5">secondPoint </text:span></text:p>
          </draw:text-box>
        </draw:frame>
        <draw:frame draw:style-name="gr27" draw:text-style-name="P12" xml:id="id13" draw:id="id13" draw:layer="layout" svg:width="6.598cm" svg:height="1.026cm" svg:x="10.891cm" svg:y="11.44cm">
          <draw:text-box>
            <text:p><text:span text:style-name="T5">whatIsThePoint </text:span></text:p>
          </draw:text-box>
        </draw:frame>
        <draw:frame draw:style-name="gr28" draw:text-style-name="P12" draw:layer="layout" svg:width="6.225cm" svg:height="1.026cm" svg:x="10.797cm" svg:y="8.386cm">
          <draw:text-box>
            <text:p><text:span text:style-name="T5">Local Variables</text:span></text:p>
          </draw:text-box>
        </draw:frame>
        <draw:connector draw:style-name="gr29" draw:text-style-name="P15" draw:layer="layout" draw:type="line" svg:x1="17.559cm" svg:y1="9.959cm" svg:x2="19.808cm" svg:y2="5.955cm" draw:start-shape="id9" draw:start-glue-point="1" draw:end-shape="id10" draw:end-glue-point="3" svg:d="M17559 9959l2249-4004" svg:viewBox="0 0 2250 4005">
          <text:p/>
        </draw:connector>
        <draw:connector draw:style-name="gr29" draw:text-style-name="P15" draw:layer="layout" draw:type="line" svg:x1="17.564cm" svg:y1="10.939cm" svg:x2="19.808cm" svg:y2="10.966cm" draw:start-shape="id11" draw:start-glue-point="1" draw:end-shape="id12" draw:end-glue-point="3" svg:d="M17564 10939l2244 27" svg:viewBox="0 0 2245 28">
          <text:p/>
        </draw:connector>
        <draw:connector draw:style-name="gr29" draw:text-style-name="P15" draw:layer="layout" draw:type="line" svg:x1="17.489cm" svg:y1="11.953cm" svg:x2="19.808cm" svg:y2="15.966cm" draw:start-shape="id13" draw:start-glue-point="1" draw:end-shape="id14" draw:end-glue-point="3" svg:d="M17489 11953l2319 4013" svg:viewBox="0 0 2320 4014">
          <text:p/>
        </draw:connector>
        <presentation:notes draw:style-name="dp2">
          <draw:page-thumbnail draw:style-name="gr14" draw:layer="layout" svg:width="13.968cm" svg:height="10.476cm" svg:x="3.81cm" svg:y="2.123cm" draw:page-number="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name="Content Placeholder 2" draw:style-name="gr30" draw:text-style-name="P17" draw:layer="layout" svg:width="20.794cm" svg:height="19.085cm" svg:x="3.082cm" svg:y="1.489cm">
          <draw:text-box>
            <text:p text:style-name="P16"><text:span text:style-name="T6">public class TraceFlow {</text:span></text:p>
            <text:p text:style-name="P16"><text:span text:style-name="T6"><text:s/></text:span><text:span text:style-name="T6">public Integer getNumber() {</text:span></text:p>
            <text:p text:style-name="P16"><text:span text:style-name="T6"><text:s text:c="2"/></text:span><text:span text:style-name="T6">return 6;</text:span></text:p>
            <text:p text:style-name="P16"><text:span text:style-name="T6"><text:s/></text:span><text:span text:style-name="T6">}</text:span></text:p>
            <text:p text:style-name="P16"><text:span text:style-name="T6"><text:s/></text:span><text:span text:style-name="T6">public void doWork() {</text:span></text:p>
            <text:p text:style-name="P16"><text:span text:style-name="T6"><text:s text:c="2"/></text:span><text:span text:style-name="T6">Integer firstNumber;</text:span></text:p>
            <text:p text:style-name="P16"><text:span text:style-name="T6"><text:s text:c="2"/></text:span><text:span text:style-name="T6">Integer secondNumber;</text:span></text:p>
            <text:p text:style-name="P16"><text:span text:style-name="T6"><text:s text:c="2"/></text:span><text:span text:style-name="T6">Integer answer;</text:span></text:p>
            <text:p text:style-name="P16"><text:span text:style-name="T6"><text:s text:c="2"/></text:span><text:span text:style-name="T6">firstNumber = 5;</text:span></text:p>
            <text:p text:style-name="P16"><text:span text:style-name="T6"><text:s text:c="2"/></text:span><text:span text:style-name="T6">SecondNumber = <text:s text:c="4"/>getNumber();</text:span></text:p>
            <text:p text:style-name="P16"><text:span text:style-name="T6"><text:s text:c="2"/></text:span><text:span text:style-name="T6">answer = firstNumber + secondNumber;</text:span></text:p>
            <text:p text:style-name="P16"><text:span text:style-name="T6"><text:s text:c="2"/></text:span><text:span text:style-name="T6">System.out.println(answer);</text:span></text:p>
            <text:p text:style-name="P16"><text:span text:style-name="T6"><text:s/></text:span><text:span text:style-name="T6">}</text:span></text:p>
            <text:p text:style-name="P16"><text:span text:style-name="T6"><text:s/></text:span><text:span text:style-name="T6">public static void main(String...args) {</text:span></text:p>
            <text:p text:style-name="P16"><text:span text:style-name="T6"><text:s text:c="2"/></text:span><text:span text:style-name="T6">TraceFlow anInstance;</text:span></text:p>
            <text:p text:style-name="P16"><text:span text:style-name="T6"><text:s text:c="2"/></text:span><text:span text:style-name="T6">anInstance = new TraceFlow();</text:span></text:p>
            <text:p text:style-name="P16"><text:span text:style-name="T6"><text:s text:c="2"/></text:span><text:span text:style-name="T6">anInstance.doWork();</text:span></text:p>
            <text:p text:style-name="P16"><text:span text:style-name="T6"><text:s text:c="2"/></text:span><text:span text:style-name="T6">System.out.println(“done”);</text:span></text:p>
            <text:p text:style-name="P16"><text:span text:style-name="T6"><text:s/></text:span><text:span text:style-name="T6">}</text:span></text:p>
            <text:p text:style-name="P16"><text:span text:style-name="T6">}</text:span></text:p>
          </draw:text-box>
        </draw:frame>
        <draw:custom-shape draw:style-name="gr31" draw:text-style-name="P6" draw:layer="layout" svg:width="0.762cm" svg:height="0.762cm" svg:x="20.066cm" svg:y="9.9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1" draw:layer="layout" svg:width="14.4cm" svg:height="0.712cm" svg:x="0.332cm" svg:y="0.508cm">
          <draw:text-box>
            <text:p><text:span text:style-name="T4">Flow of execution</text:span></text:p>
          </draw:text-box>
        </draw:frame>
        <draw:custom-shape draw:style-name="gr33" draw:text-style-name="P18" draw:layer="layout" svg:width="1.549cm" svg:height="0.559cm" svg:x="11.302cm" svg:y="10.27cm">
          <text:p text:style-name="P18"><text:span text:style-name="T7">1</text:span><text:span text:style-name="T7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9" xml:id="id15" draw:id="id15" draw:layer="layout" svg:width="4.56cm" svg:height="0.462cm" svg:x="14.072cm" svg:y="10.3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xml:id="id16" draw:id="id16" draw:layer="layout" svg:width="4.56cm" svg:height="0.462cm" svg:x="12.372cm" svg:y="2.87cm">
          <text:p/>
          <draw:enhanced-geometry svg:viewBox="0 0 21600 21600" draw:type="rectangle" draw:enhanced-path="M 0 0 L 21600 0 21600 21600 0 21600 0 0 Z N"/>
        </draw:custom-shape>
        <draw:connector draw:style-name="gr29" draw:text-style-name="P3" draw:layer="layout" svg:x1="18.632cm" svg:y1="10.601cm" svg:x2="16.932cm" svg:y2="3.101cm" draw:start-shape="id15" draw:start-glue-point="1" draw:end-shape="id16" draw:end-glue-point="1" svg:d="M18632 10601h500v-7500h-2200" svg:viewBox="0 0 2201 7501">
          <text:p/>
        </draw:connector>
        <draw:custom-shape draw:style-name="gr35" draw:text-style-name="P19" xml:id="id17" draw:id="id17" draw:layer="layout" svg:width="3.556cm" svg:height="0.462cm" svg:x="4.902cm" svg:y="3.77cm">
          <text:p/>
          <draw:enhanced-geometry svg:viewBox="0 0 21600 21600" draw:type="rectangle" draw:enhanced-path="M 0 0 L 21600 0 21600 21600 0 21600 0 0 Z N"/>
        </draw:custom-shape>
        <draw:connector draw:style-name="gr29" draw:text-style-name="P3" draw:layer="layout" svg:x1="8.458cm" svg:y1="4.001cm" svg:x2="16.352cm" svg:y2="10.37cm" draw:start-shape="id17" draw:start-glue-point="1" draw:end-shape="id15" draw:end-glue-point="0" svg:d="M8458 4001h7894v6369" svg:viewBox="0 0 7895 6370">
          <text:p/>
        </draw:connector>
        <draw:custom-shape draw:style-name="gr36" draw:text-style-name="P19" xml:id="id18" draw:id="id18" draw:layer="layout" svg:width="7.366cm" svg:height="0.462cm" svg:x="4.102cm" svg:y="16.8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9" xml:id="id21" draw:id="id21" draw:layer="layout" svg:width="3.196cm" svg:height="0.462cm" svg:x="4.272cm" svg:y="17.7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9" xml:id="id19" draw:id="id19" draw:layer="layout" svg:width="4.56cm" svg:height="0.462cm" svg:x="3.772cm" svg:y="5.77cm">
          <text:p/>
          <draw:enhanced-geometry svg:viewBox="0 0 21600 21600" draw:type="rectangle" draw:enhanced-path="M 0 0 L 21600 0 21600 21600 0 21600 0 0 Z N"/>
        </draw:custom-shape>
        <draw:connector draw:style-name="gr29" draw:text-style-name="P3" draw:layer="layout" draw:line-skew="-0.732cm" svg:x1="4.102cm" svg:y1="17.101cm" svg:x2="3.772cm" svg:y2="6.001cm" draw:start-shape="id18" draw:start-glue-point="3" draw:end-shape="id19" draw:end-glue-point="3" svg:d="M4102 17101h-1562v-11100h1232" svg:viewBox="0 0 1563 11101">
          <text:p/>
        </draw:connector>
        <draw:custom-shape draw:style-name="gr36" draw:text-style-name="P19" xml:id="id20" draw:id="id20" draw:layer="layout" svg:width="7.366cm" svg:height="0.462cm" svg:x="3.902cm" svg:y="13.17cm">
          <text:p/>
          <draw:enhanced-geometry svg:viewBox="0 0 21600 21600" draw:type="rectangle" draw:enhanced-path="M 0 0 L 21600 0 21600 21600 0 21600 0 0 Z N"/>
        </draw:custom-shape>
        <draw:connector draw:style-name="gr29" draw:text-style-name="P3" draw:layer="layout" draw:line-skew="-0.52cm" svg:x1="3.902cm" svg:y1="13.401cm" svg:x2="4.272cm" svg:y2="18.001cm" draw:start-shape="id20" draw:start-glue-point="3" draw:end-shape="id21" draw:end-glue-point="3" svg:d="M3902 13401h-1020v4600h1390" svg:viewBox="0 0 1391 4601">
          <text:p/>
        </draw:connector>
        <draw:custom-shape draw:style-name="gr38" draw:text-style-name="P20" draw:layer="layout" svg:width="1.423cm" svg:height="0.567cm" svg:x="0.913cm" svg:y="14.032cm">
          <text:p text:style-name="P20"><text:span text:style-name="T8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0" draw:layer="layout" svg:width="1.423cm" svg:height="0.567cm" svg:x="0.914cm" svg:y="14.927cm">
          <text:p text:style-name="P20"><text:span text:style-name="T8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0" draw:layer="layout" svg:width="1.423cm" svg:height="0.567cm" svg:x="0.915cm" svg:y="15.822cm">
          <text:p text:style-name="P20"><text:span text:style-name="T8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0" draw:layer="layout" svg:width="1.423cm" svg:height="0.567cm" svg:x="0.916cm" svg:y="16.707cm">
          <text:p text:style-name="P20"><text:span text:style-name="T8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0" draw:layer="layout" svg:width="1.423cm" svg:height="0.568cm" svg:x="0.893cm" svg:y="5.73cm">
          <text:p text:style-name="P20"><text:span text:style-name="T8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0" draw:layer="layout" svg:width="1.424cm" svg:height="0.57cm" svg:x="0.894cm" svg:y="6.513cm">
          <text:p text:style-name="P20"><text:span text:style-name="T8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0" draw:layer="layout" svg:width="1.425cm" svg:height="0.568cm" svg:x="0.895cm" svg:y="7.41cm">
          <text:p text:style-name="P20"><text:span text:style-name="T8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0" draw:layer="layout" svg:width="1.425cm" svg:height="0.57cm" svg:x="0.896cm" svg:y="8.393cm">
          <text:p text:style-name="P20"><text:span text:style-name="T8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0" draw:layer="layout" svg:width="1.425cm" svg:height="0.568cm" svg:x="0.897cm" svg:y="9.29cm">
          <text:p text:style-name="P20"><text:span text:style-name="T8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0" draw:layer="layout" svg:width="1.425cm" svg:height="0.57cm" svg:x="0.899cm" svg:y="11.18cm">
          <text:p text:style-name="P20"><text:span text:style-name="T8">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0" draw:layer="layout" svg:width="1.426cm" svg:height="0.568cm" svg:x="0.9cm" svg:y="12.165cm">
          <text:p text:style-name="P20"><text:span text:style-name="T8">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0" draw:layer="layout" svg:width="1.423cm" svg:height="0.568cm" svg:x="0.939cm" svg:y="10.182cm">
          <text:p text:style-name="P20"><text:span text:style-name="T8">1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0" draw:layer="layout" svg:width="1.423cm" svg:height="0.568cm" svg:x="0.905cm" svg:y="2.968cm">
          <text:p text:style-name="P20"><text:span text:style-name="T8">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0" draw:layer="layout" svg:width="1.423cm" svg:height="0.567cm" svg:x="0.906cm" svg:y="3.953cm">
          <text:p text:style-name="P20"><text:span text:style-name="T8">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0" draw:layer="layout" svg:width="1.423cm" svg:height="0.567cm" svg:x="0.917cm" svg:y="17.602cm">
          <text:p text:style-name="P20"><text:span text:style-name="T8">1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0" draw:layer="layout" svg:width="1.424cm" svg:height="0.568cm" svg:x="0.918cm" svg:y="18.586cm">
          <text:p text:style-name="P20"><text:span text:style-name="T8">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4" draw:layer="layout" svg:width="13.968cm" svg:height="10.476cm" svg:x="3.81cm" svg:y="2.123cm" draw:page-number="3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31" draw:text-style-name="P6" draw:layer="layout" svg:width="0.762cm" svg:height="0.762cm" svg:x="20.066cm" svg:y="9.9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1" draw:layer="layout" svg:width="14.4cm" svg:height="0.712cm" svg:x="0.332cm" svg:y="0.508cm">
          <draw:text-box>
            <text:p><text:span text:style-name="T4">Fibonacci recursion depiction</text:span></text:p>
          </draw:text-box>
        </draw:frame>
        <draw:custom-shape draw:style-name="gr45" draw:text-style-name="P22" xml:id="id22" draw:id="id22" draw:layer="layout" svg:width="4.318cm" svg:height="1.016cm" svg:x="10.16cm" svg:y="2.24cm">
          <text:p text:style-name="P21"><text:span text:style-name="T9">fibonacci(4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" xml:id="id23" draw:id="id23" draw:layer="layout" svg:width="12.192cm" svg:height="1.524cm" svg:x="6.234cm" svg:y="5.326cm">
          <text:p/>
          <draw:enhanced-geometry svg:viewBox="0 0 21600 21600" draw:type="rectangle" draw:enhanced-path="M 0 0 L 21600 0 21600 21600 0 21600 0 0 Z N"/>
        </draw:custom-shape>
        <draw:frame draw:style-name="gr47" draw:text-style-name="P8" draw:layer="layout" svg:width="2.216cm" svg:height="0.945cm" svg:x="6.388cm" svg:y="5.597cm">
          <draw:text-box>
            <text:p><text:span text:style-name="T1">return</text:span></text:p>
          </draw:text-box>
        </draw:frame>
        <draw:frame draw:style-name="gr48" draw:text-style-name="P8" draw:layer="layout" svg:width="0.497cm" svg:height="0.945cm" svg:x="13.288cm" svg:y="5.598cm">
          <draw:text-box>
            <text:p><text:span text:style-name="T1">+</text:span></text:p>
          </draw:text-box>
        </draw:frame>
        <draw:custom-shape draw:style-name="gr45" draw:text-style-name="P22" xml:id="id24" draw:id="id24" draw:layer="layout" svg:width="4.318cm" svg:height="1.016cm" svg:x="8.799cm" svg:y="5.541cm">
          <text:p text:style-name="P21"><text:span text:style-name="T9">fibonacci(3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2" xml:id="id28" draw:id="id28" draw:layer="layout" svg:width="4.318cm" svg:height="1.016cm" svg:x="13.899cm" svg:y="5.542cm">
          <text:p text:style-name="P21"><text:span text:style-name="T9">fibonacci(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" xml:id="id25" draw:id="id25" draw:layer="layout" svg:width="12.192cm" svg:height="1.524cm" svg:x="1.096cm" svg:y="8.926cm">
          <text:p/>
          <draw:enhanced-geometry svg:viewBox="0 0 21600 21600" draw:type="rectangle" draw:enhanced-path="M 0 0 L 21600 0 21600 21600 0 21600 0 0 Z N"/>
        </draw:custom-shape>
        <draw:frame draw:style-name="gr47" draw:text-style-name="P8" draw:layer="layout" svg:width="2.216cm" svg:height="0.945cm" svg:x="1.25cm" svg:y="9.197cm">
          <draw:text-box>
            <text:p><text:span text:style-name="T1">return</text:span></text:p>
          </draw:text-box>
        </draw:frame>
        <draw:frame draw:style-name="gr48" draw:text-style-name="P8" draw:layer="layout" svg:width="0.497cm" svg:height="0.945cm" svg:x="8.15cm" svg:y="9.198cm">
          <draw:text-box>
            <text:p><text:span text:style-name="T1">+</text:span></text:p>
          </draw:text-box>
        </draw:frame>
        <draw:custom-shape draw:style-name="gr45" draw:text-style-name="P22" xml:id="id37" draw:id="id37" draw:layer="layout" svg:width="4.318cm" svg:height="1.016cm" svg:x="3.661cm" svg:y="9.141cm">
          <text:p text:style-name="P21"><text:span text:style-name="T9">fibonacci(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2" xml:id="id26" draw:id="id26" draw:layer="layout" svg:width="4.318cm" svg:height="1.016cm" svg:x="8.761cm" svg:y="9.142cm">
          <text:p text:style-name="P21"><text:span text:style-name="T9">fibonacci(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" draw:layer="layout" svg:width="12.192cm" svg:height="1.524cm" svg:x="14.796cm" svg:y="8.926cm">
          <text:p/>
          <draw:enhanced-geometry svg:viewBox="0 0 21600 21600" draw:type="rectangle" draw:enhanced-path="M 0 0 L 21600 0 21600 21600 0 21600 0 0 Z N"/>
        </draw:custom-shape>
        <draw:frame draw:style-name="gr47" draw:text-style-name="P8" draw:layer="layout" svg:width="2.216cm" svg:height="0.945cm" svg:x="14.95cm" svg:y="9.197cm">
          <draw:text-box>
            <text:p><text:span text:style-name="T1">return</text:span></text:p>
          </draw:text-box>
        </draw:frame>
        <draw:frame draw:style-name="gr48" draw:text-style-name="P8" draw:layer="layout" svg:width="0.497cm" svg:height="0.945cm" svg:x="21.85cm" svg:y="9.198cm">
          <draw:text-box>
            <text:p><text:span text:style-name="T1">+</text:span></text:p>
          </draw:text-box>
        </draw:frame>
        <draw:custom-shape draw:style-name="gr45" draw:text-style-name="P22" xml:id="id29" draw:id="id29" draw:layer="layout" svg:width="4.318cm" svg:height="1.016cm" svg:x="17.361cm" svg:y="9.141cm">
          <text:p text:style-name="P21"><text:span text:style-name="T9">fibonacci(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2" xml:id="id31" draw:id="id31" draw:layer="layout" svg:width="4.318cm" svg:height="1.016cm" svg:x="22.461cm" svg:y="9.142cm">
          <text:p text:style-name="P21"><text:span text:style-name="T9">fibonacci(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" xml:id="id38" draw:id="id38" draw:layer="layout" svg:width="12.192cm" svg:height="1.524cm" svg:x="1.096cm" svg:y="15.026cm">
          <text:p/>
          <draw:enhanced-geometry svg:viewBox="0 0 21600 21600" draw:type="rectangle" draw:enhanced-path="M 0 0 L 21600 0 21600 21600 0 21600 0 0 Z N"/>
        </draw:custom-shape>
        <draw:frame draw:style-name="gr47" draw:text-style-name="P8" draw:layer="layout" svg:width="2.216cm" svg:height="0.945cm" svg:x="1.25cm" svg:y="15.297cm">
          <draw:text-box>
            <text:p><text:span text:style-name="T1">return</text:span></text:p>
          </draw:text-box>
        </draw:frame>
        <draw:frame draw:style-name="gr48" draw:text-style-name="P8" draw:layer="layout" svg:width="0.497cm" svg:height="0.945cm" svg:x="8.15cm" svg:y="15.298cm">
          <draw:text-box>
            <text:p><text:span text:style-name="T1">+</text:span></text:p>
          </draw:text-box>
        </draw:frame>
        <draw:custom-shape draw:style-name="gr45" draw:text-style-name="P22" xml:id="id35" draw:id="id35" draw:layer="layout" svg:width="4.318cm" svg:height="1.016cm" svg:x="3.661cm" svg:y="15.241cm">
          <text:p text:style-name="P21"><text:span text:style-name="T9">fibonacci(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2" xml:id="id33" draw:id="id33" draw:layer="layout" svg:width="4.318cm" svg:height="1.016cm" svg:x="8.761cm" svg:y="15.242cm">
          <text:p text:style-name="P21"><text:span text:style-name="T9">fibonacci(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23" xml:id="id27" draw:id="id27" draw:layer="layout" svg:width="2.607cm" svg:height="1.995cm" svg:x="9.631cm" svg:y="12.585cm">
          <draw:text-box>
            <text:p text:style-name="P7"><text:span text:style-name="T1"><text:s/></text:span><text:span text:style-name="T1">return 1</text:span></text:p>
          </draw:text-box>
        </draw:frame>
        <draw:connector draw:style-name="gr29" draw:text-style-name="P15" draw:layer="layout" draw:type="line" svg:x1="12.319cm" svg:y1="3.256cm" svg:x2="12.33cm" svg:y2="5.326cm" draw:start-shape="id22" draw:start-glue-point="2" draw:end-shape="id23" svg:d="M12319 3256l11 2070" svg:viewBox="0 0 12 2071">
          <text:p/>
        </draw:connector>
        <draw:connector draw:style-name="gr29" draw:text-style-name="P15" draw:layer="layout" draw:type="line" svg:x1="10.958cm" svg:y1="6.557cm" svg:x2="7.192cm" svg:y2="8.926cm" draw:start-shape="id24" draw:start-glue-point="2" draw:end-shape="id25" draw:end-glue-point="0" svg:d="M10958 6557l-3766 2369" svg:viewBox="0 0 3767 2370">
          <text:p/>
        </draw:connector>
        <draw:frame draw:style-name="gr49" draw:text-style-name="P23" xml:id="id36" draw:id="id36" draw:layer="layout" svg:width="2.653cm" svg:height="1.995cm" svg:x="4.505cm" svg:y="18.651cm">
          <draw:text-box>
            <text:p text:style-name="P7"><text:span text:style-name="T1"><text:s/></text:span><text:span text:style-name="T1">return 1</text:span></text:p>
          </draw:text-box>
        </draw:frame>
        <draw:frame draw:style-name="gr49" draw:text-style-name="P23" xml:id="id34" draw:id="id34" draw:layer="layout" svg:width="2.608cm" svg:height="1.995cm" svg:x="9.63cm" svg:y="18.651cm">
          <draw:text-box>
            <text:p text:style-name="P7"><text:span text:style-name="T1"><text:s/></text:span><text:span text:style-name="T1">return 0</text:span></text:p>
          </draw:text-box>
        </draw:frame>
        <draw:frame draw:style-name="gr49" draw:text-style-name="P23" xml:id="id30" draw:id="id30" draw:layer="layout" svg:width="2.661cm" svg:height="1.995cm" svg:x="18.213cm" svg:y="12.563cm">
          <draw:text-box>
            <text:p text:style-name="P7"><text:span text:style-name="T1"><text:s/></text:span><text:span text:style-name="T1">return 1</text:span></text:p>
          </draw:text-box>
        </draw:frame>
        <draw:frame draw:style-name="gr49" draw:text-style-name="P23" xml:id="id32" draw:id="id32" draw:layer="layout" svg:width="2.616cm" svg:height="1.995cm" svg:x="23.338cm" svg:y="12.563cm">
          <draw:text-box>
            <text:p text:style-name="P7"><text:span text:style-name="T1"><text:s/></text:span><text:span text:style-name="T1">return 0</text:span></text:p>
          </draw:text-box>
        </draw:frame>
        <draw:connector draw:style-name="gr29" draw:text-style-name="P15" draw:layer="layout" draw:type="line" svg:x1="10.92cm" svg:y1="10.158cm" svg:x2="10.934cm" svg:y2="12.585cm" draw:start-shape="id26" draw:start-glue-point="2" draw:end-shape="id27" draw:end-glue-point="0" svg:d="M10920 10158l14 2427" svg:viewBox="0 0 15 2428">
          <text:p/>
        </draw:connector>
        <draw:connector draw:style-name="gr29" draw:text-style-name="P15" draw:layer="layout" draw:type="line" svg:x1="16.058cm" svg:y1="6.558cm" svg:x2="19.52cm" svg:y2="9.141cm" draw:start-shape="id28" draw:start-glue-point="2" draw:end-shape="id29" draw:end-glue-point="0" svg:d="M16058 6558l3462 2583" svg:viewBox="0 0 3463 2584">
          <text:p/>
        </draw:connector>
        <draw:connector draw:style-name="gr29" draw:text-style-name="P15" draw:layer="layout" draw:type="line" svg:x1="19.52cm" svg:y1="10.157cm" svg:x2="19.543cm" svg:y2="12.563cm" draw:start-shape="id29" draw:start-glue-point="2" draw:end-shape="id30" draw:end-glue-point="0" svg:d="M19520 10157l23 2406" svg:viewBox="0 0 24 2407">
          <text:p/>
        </draw:connector>
        <draw:connector draw:style-name="gr29" draw:text-style-name="P15" draw:layer="layout" draw:type="line" svg:x1="24.62cm" svg:y1="10.158cm" svg:x2="24.646cm" svg:y2="12.563cm" draw:start-shape="id31" draw:start-glue-point="2" draw:end-shape="id32" draw:end-glue-point="0" svg:d="M24620 10158l26 2405" svg:viewBox="0 0 27 2406">
          <text:p/>
        </draw:connector>
        <draw:connector draw:style-name="gr29" draw:text-style-name="P15" draw:layer="layout" draw:type="line" svg:x1="10.92cm" svg:y1="16.258cm" svg:x2="10.934cm" svg:y2="18.651cm" draw:start-shape="id33" draw:start-glue-point="2" draw:end-shape="id34" draw:end-glue-point="0" svg:d="M10920 16258l14 2393" svg:viewBox="0 0 15 2394">
          <text:p/>
        </draw:connector>
        <draw:connector draw:style-name="gr29" draw:text-style-name="P15" draw:layer="layout" draw:type="line" svg:x1="5.82cm" svg:y1="16.257cm" svg:x2="5.831cm" svg:y2="18.651cm" draw:start-shape="id35" draw:start-glue-point="2" draw:end-shape="id36" draw:end-glue-point="0" svg:d="M5820 16257l11 2394" svg:viewBox="0 0 12 2395">
          <text:p/>
        </draw:connector>
        <draw:connector draw:style-name="gr29" draw:text-style-name="P15" draw:layer="layout" draw:type="line" svg:x1="5.82cm" svg:y1="10.157cm" svg:x2="7.192cm" svg:y2="15.026cm" draw:start-shape="id37" draw:start-glue-point="2" draw:end-shape="id38" draw:end-glue-point="0" svg:d="M5820 10157l1372 4869" svg:viewBox="0 0 1373 4870">
          <text:p/>
        </draw:connector>
        <draw:custom-shape draw:style-name="gr50" draw:text-style-name="P24" draw:layer="layout" svg:width="1.016cm" svg:height="1.016cm" svg:x="11.506cm" svg:y="3.464cm">
          <text:p text:style-name="P21"><text:span text:style-name="T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4" draw:layer="layout" svg:width="1.016cm" svg:height="1.016cm" svg:x="8.868cm" svg:y="7.464cm">
          <text:p text:style-name="P21"><text:span text:style-name="T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4" draw:layer="layout" svg:width="1.016cm" svg:height="1.016cm" svg:x="5.606cm" svg:y="11.964cm">
          <text:p text:style-name="P21"><text:span text:style-name="T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4" draw:layer="layout" svg:width="1.016cm" svg:height="1.016cm" svg:x="4.968cm" svg:y="16.764cm">
          <text:p text:style-name="P21"><text:span text:style-name="T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4" draw:layer="layout" svg:width="1.016cm" svg:height="1.016cm" svg:x="10.73cm" svg:y="16.764cm">
          <text:p text:style-name="P21"><text:span text:style-name="T9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4" draw:layer="layout" svg:width="1.016cm" svg:height="1.016cm" svg:x="10.768cm" svg:y="10.664cm">
          <text:p text:style-name="P21"><text:span text:style-name="T9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4" draw:layer="layout" svg:width="1.016cm" svg:height="1.016cm" svg:x="16.83cm" svg:y="7.464cm">
          <text:p text:style-name="P21"><text:span text:style-name="T9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4" draw:layer="layout" svg:width="1.016cm" svg:height="1.016cm" svg:x="18.706cm" svg:y="10.702cm">
          <text:p text:style-name="P21"><text:span text:style-name="T9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4" draw:layer="layout" svg:width="1.016cm" svg:height="1.016cm" svg:x="24.468cm" svg:y="10.702cm">
          <text:p text:style-name="P21"><text:span text:style-name="T9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4" draw:layer="layout" svg:width="13.968cm" svg:height="10.476cm" svg:x="3.81cm" svg:y="2.123cm" draw:page-number="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31" draw:text-style-name="P6" draw:layer="layout" svg:width="0.762cm" svg:height="0.762cm" svg:x="20.066cm" svg:y="9.9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1" draw:layer="layout" svg:width="14.4cm" svg:height="0.712cm" svg:x="0.332cm" svg:y="0.508cm">
          <draw:text-box>
            <text:p><text:span text:style-name="T4">Fibonacci recursion depiction</text:span></text:p>
          </draw:text-box>
        </draw:frame>
        <draw:custom-shape draw:style-name="gr45" draw:text-style-name="P26" xml:id="id39" draw:id="id39" draw:layer="layout" svg:width="4.318cm" svg:height="1.016cm" svg:x="10.16cm" svg:y="2.24cm">
          <text:p text:style-name="P25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" xml:id="id40" draw:id="id40" draw:layer="layout" svg:width="12.192cm" svg:height="1.524cm" svg:x="6.234cm" svg:y="5.326cm">
          <text:p/>
          <draw:enhanced-geometry svg:viewBox="0 0 21600 21600" draw:type="rectangle" draw:enhanced-path="M 0 0 L 21600 0 21600 21600 0 21600 0 0 Z N"/>
        </draw:custom-shape>
        <draw:frame draw:style-name="gr47" draw:text-style-name="P11" draw:layer="layout" svg:width="2.216cm" svg:height="0.945cm" svg:x="6.388cm" svg:y="5.597cm">
          <draw:text-box>
            <text:p><text:span text:style-name="T1">return</text:span></text:p>
          </draw:text-box>
        </draw:frame>
        <draw:frame draw:style-name="gr48" draw:text-style-name="P11" draw:layer="layout" svg:width="0.497cm" svg:height="0.945cm" svg:x="13.288cm" svg:y="5.598cm">
          <draw:text-box>
            <text:p><text:span text:style-name="T1">+</text:span></text:p>
          </draw:text-box>
        </draw:frame>
        <draw:custom-shape draw:style-name="gr45" draw:text-style-name="P26" xml:id="id41" draw:id="id41" draw:layer="layout" svg:width="4.318cm" svg:height="1.016cm" svg:x="8.799cm" svg:y="5.541cm">
          <text:p text:style-name="P25"><text:span text:style-name="T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xml:id="id45" draw:id="id45" draw:layer="layout" svg:width="4.318cm" svg:height="1.016cm" svg:x="13.899cm" svg:y="5.542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" xml:id="id42" draw:id="id42" draw:layer="layout" svg:width="12.192cm" svg:height="1.524cm" svg:x="1.096cm" svg:y="8.926cm">
          <text:p/>
          <draw:enhanced-geometry svg:viewBox="0 0 21600 21600" draw:type="rectangle" draw:enhanced-path="M 0 0 L 21600 0 21600 21600 0 21600 0 0 Z N"/>
        </draw:custom-shape>
        <draw:frame draw:style-name="gr47" draw:text-style-name="P11" draw:layer="layout" svg:width="2.216cm" svg:height="0.945cm" svg:x="1.25cm" svg:y="9.197cm">
          <draw:text-box>
            <text:p><text:span text:style-name="T1">return</text:span></text:p>
          </draw:text-box>
        </draw:frame>
        <draw:frame draw:style-name="gr48" draw:text-style-name="P11" draw:layer="layout" svg:width="0.497cm" svg:height="0.945cm" svg:x="8.15cm" svg:y="9.198cm">
          <draw:text-box>
            <text:p><text:span text:style-name="T1">+</text:span></text:p>
          </draw:text-box>
        </draw:frame>
        <draw:custom-shape draw:style-name="gr45" draw:text-style-name="P26" xml:id="id54" draw:id="id54" draw:layer="layout" svg:width="4.318cm" svg:height="1.016cm" svg:x="3.661cm" svg:y="9.141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xml:id="id43" draw:id="id43" draw:layer="layout" svg:width="4.318cm" svg:height="1.016cm" svg:x="8.761cm" svg:y="9.142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" draw:layer="layout" svg:width="12.192cm" svg:height="1.524cm" svg:x="14.796cm" svg:y="8.926cm">
          <text:p/>
          <draw:enhanced-geometry svg:viewBox="0 0 21600 21600" draw:type="rectangle" draw:enhanced-path="M 0 0 L 21600 0 21600 21600 0 21600 0 0 Z N"/>
        </draw:custom-shape>
        <draw:frame draw:style-name="gr47" draw:text-style-name="P11" draw:layer="layout" svg:width="2.216cm" svg:height="0.945cm" svg:x="14.95cm" svg:y="9.197cm">
          <draw:text-box>
            <text:p><text:span text:style-name="T1">return</text:span></text:p>
          </draw:text-box>
        </draw:frame>
        <draw:frame draw:style-name="gr48" draw:text-style-name="P11" draw:layer="layout" svg:width="0.497cm" svg:height="0.945cm" svg:x="21.85cm" svg:y="9.198cm">
          <draw:text-box>
            <text:p><text:span text:style-name="T1">+</text:span></text:p>
          </draw:text-box>
        </draw:frame>
        <draw:custom-shape draw:style-name="gr45" draw:text-style-name="P26" xml:id="id46" draw:id="id46" draw:layer="layout" svg:width="4.318cm" svg:height="1.016cm" svg:x="17.361cm" svg:y="9.141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xml:id="id48" draw:id="id48" draw:layer="layout" svg:width="4.318cm" svg:height="1.016cm" svg:x="22.461cm" svg:y="9.142cm">
          <text:p text:style-name="P25"><text:span text:style-name="T9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" xml:id="id55" draw:id="id55" draw:layer="layout" svg:width="12.192cm" svg:height="1.524cm" svg:x="1.096cm" svg:y="15.026cm">
          <text:p/>
          <draw:enhanced-geometry svg:viewBox="0 0 21600 21600" draw:type="rectangle" draw:enhanced-path="M 0 0 L 21600 0 21600 21600 0 21600 0 0 Z N"/>
        </draw:custom-shape>
        <draw:frame draw:style-name="gr47" draw:text-style-name="P11" draw:layer="layout" svg:width="2.216cm" svg:height="0.945cm" svg:x="1.25cm" svg:y="15.297cm">
          <draw:text-box>
            <text:p><text:span text:style-name="T1">return</text:span></text:p>
          </draw:text-box>
        </draw:frame>
        <draw:frame draw:style-name="gr48" draw:text-style-name="P11" draw:layer="layout" svg:width="0.497cm" svg:height="0.945cm" svg:x="8.15cm" svg:y="15.298cm">
          <draw:text-box>
            <text:p><text:span text:style-name="T1">+</text:span></text:p>
          </draw:text-box>
        </draw:frame>
        <draw:custom-shape draw:style-name="gr45" draw:text-style-name="P26" xml:id="id52" draw:id="id52" draw:layer="layout" svg:width="4.318cm" svg:height="1.016cm" svg:x="3.661cm" svg:y="15.241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xml:id="id50" draw:id="id50" draw:layer="layout" svg:width="4.318cm" svg:height="1.016cm" svg:x="8.761cm" svg:y="15.242cm">
          <text:p text:style-name="P25"><text:span text:style-name="T9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27" xml:id="id44" draw:id="id44" draw:layer="layout" svg:width="2.607cm" svg:height="1.995cm" svg:x="9.631cm" svg:y="12.585cm">
          <draw:text-box>
            <text:p text:style-name="P7"><text:span text:style-name="T1"><text:s/></text:span><text:span text:style-name="T1">return 1</text:span></text:p>
          </draw:text-box>
        </draw:frame>
        <draw:connector draw:style-name="gr52" draw:text-style-name="P15" draw:layer="layout" draw:type="line" svg:x1="12.319cm" svg:y1="3.256cm" svg:x2="12.33cm" svg:y2="5.326cm" draw:start-shape="id39" draw:start-glue-point="2" draw:end-shape="id40" svg:d="M12319 3256l11 2070" svg:viewBox="0 0 12 2071">
          <text:p/>
        </draw:connector>
        <draw:connector draw:style-name="gr52" draw:text-style-name="P15" draw:layer="layout" draw:type="line" svg:x1="10.958cm" svg:y1="6.557cm" svg:x2="7.192cm" svg:y2="8.926cm" draw:start-shape="id41" draw:start-glue-point="2" draw:end-shape="id42" draw:end-glue-point="0" svg:d="M10958 6557l-3766 2369" svg:viewBox="0 0 3767 2370">
          <text:p/>
        </draw:connector>
        <draw:frame draw:style-name="gr49" draw:text-style-name="P27" xml:id="id53" draw:id="id53" draw:layer="layout" svg:width="2.653cm" svg:height="1.995cm" svg:x="4.505cm" svg:y="18.651cm">
          <draw:text-box>
            <text:p text:style-name="P7"><text:span text:style-name="T1"><text:s/></text:span><text:span text:style-name="T1">return 1</text:span></text:p>
          </draw:text-box>
        </draw:frame>
        <draw:frame draw:style-name="gr49" draw:text-style-name="P27" xml:id="id51" draw:id="id51" draw:layer="layout" svg:width="2.608cm" svg:height="1.995cm" svg:x="9.63cm" svg:y="18.651cm">
          <draw:text-box>
            <text:p text:style-name="P7"><text:span text:style-name="T1"><text:s/></text:span><text:span text:style-name="T1">return 0</text:span></text:p>
          </draw:text-box>
        </draw:frame>
        <draw:frame draw:style-name="gr49" draw:text-style-name="P27" xml:id="id47" draw:id="id47" draw:layer="layout" svg:width="2.661cm" svg:height="1.995cm" svg:x="18.213cm" svg:y="12.563cm">
          <draw:text-box>
            <text:p text:style-name="P7"><text:span text:style-name="T1"><text:s/></text:span><text:span text:style-name="T1">return 1</text:span></text:p>
          </draw:text-box>
        </draw:frame>
        <draw:frame draw:style-name="gr49" draw:text-style-name="P27" xml:id="id49" draw:id="id49" draw:layer="layout" svg:width="2.616cm" svg:height="1.995cm" svg:x="23.338cm" svg:y="12.563cm">
          <draw:text-box>
            <text:p text:style-name="P7"><text:span text:style-name="T1"><text:s/></text:span><text:span text:style-name="T1">return 0</text:span></text:p>
          </draw:text-box>
        </draw:frame>
        <draw:connector draw:style-name="gr52" draw:text-style-name="P15" draw:layer="layout" draw:type="line" svg:x1="10.92cm" svg:y1="10.158cm" svg:x2="10.934cm" svg:y2="12.585cm" draw:start-shape="id43" draw:start-glue-point="2" draw:end-shape="id44" draw:end-glue-point="0" svg:d="M10920 10158l14 2427" svg:viewBox="0 0 15 2428">
          <text:p/>
        </draw:connector>
        <draw:connector draw:style-name="gr52" draw:text-style-name="P15" draw:layer="layout" draw:type="line" svg:x1="16.058cm" svg:y1="6.558cm" svg:x2="19.52cm" svg:y2="9.141cm" draw:start-shape="id45" draw:start-glue-point="2" draw:end-shape="id46" draw:end-glue-point="0" svg:d="M16058 6558l3462 2583" svg:viewBox="0 0 3463 2584">
          <text:p/>
        </draw:connector>
        <draw:connector draw:style-name="gr52" draw:text-style-name="P15" draw:layer="layout" draw:type="line" svg:x1="19.52cm" svg:y1="10.157cm" svg:x2="19.543cm" svg:y2="12.563cm" draw:start-shape="id46" draw:start-glue-point="2" draw:end-shape="id47" draw:end-glue-point="0" svg:d="M19520 10157l23 2406" svg:viewBox="0 0 24 2407">
          <text:p/>
        </draw:connector>
        <draw:connector draw:style-name="gr52" draw:text-style-name="P15" draw:layer="layout" draw:type="line" svg:x1="24.62cm" svg:y1="10.158cm" svg:x2="24.646cm" svg:y2="12.563cm" draw:start-shape="id48" draw:start-glue-point="2" draw:end-shape="id49" draw:end-glue-point="0" svg:d="M24620 10158l26 2405" svg:viewBox="0 0 27 2406">
          <text:p/>
        </draw:connector>
        <draw:connector draw:style-name="gr52" draw:text-style-name="P15" draw:layer="layout" draw:type="line" svg:x1="10.92cm" svg:y1="16.258cm" svg:x2="10.934cm" svg:y2="18.651cm" draw:start-shape="id50" draw:start-glue-point="2" draw:end-shape="id51" draw:end-glue-point="0" svg:d="M10920 16258l14 2393" svg:viewBox="0 0 15 2394">
          <text:p/>
        </draw:connector>
        <draw:connector draw:style-name="gr52" draw:text-style-name="P15" draw:layer="layout" draw:type="line" svg:x1="5.82cm" svg:y1="16.257cm" svg:x2="5.831cm" svg:y2="18.651cm" draw:start-shape="id52" draw:start-glue-point="2" draw:end-shape="id53" draw:end-glue-point="0" svg:d="M5820 16257l11 2394" svg:viewBox="0 0 12 2395">
          <text:p/>
        </draw:connector>
        <draw:connector draw:style-name="gr52" draw:text-style-name="P15" draw:layer="layout" draw:type="line" svg:x1="5.82cm" svg:y1="10.157cm" svg:x2="7.192cm" svg:y2="15.026cm" draw:start-shape="id54" draw:start-glue-point="2" draw:end-shape="id55" draw:end-glue-point="0" svg:d="M5820 10157l1372 4869" svg:viewBox="0 0 1373 4870">
          <text:p/>
        </draw:connector>
        <draw:custom-shape draw:style-name="gr51" draw:text-style-name="P28" draw:layer="layout" svg:width="1.016cm" svg:height="1.016cm" svg:x="11.468cm" svg:y="3.902cm">
          <text:p text:style-name="P25"><text:span text:style-name="T9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8.868cm" svg:y="7.464cm">
          <text:p text:style-name="P25"><text:span text:style-name="T9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5.606cm" svg:y="11.964cm">
          <text:p text:style-name="P25"><text:span text:style-name="T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4.968cm" svg:y="17.064cm">
          <text:p text:style-name="P25"><text:span text:style-name="T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10.73cm" svg:y="17.064cm">
          <text:p text:style-name="P25"><text:span text:style-name="T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10.768cm" svg:y="10.964cm">
          <text:p text:style-name="P25"><text:span text:style-name="T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16.83cm" svg:y="7.464cm">
          <text:p text:style-name="P25"><text:span text:style-name="T9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18.706cm" svg:y="11.002cm">
          <text:p text:style-name="P25"><text:span text:style-name="T9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24.468cm" svg:y="11.002cm">
          <text:p text:style-name="P25"><text:span text:style-name="T9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4" draw:layer="layout" svg:width="13.968cm" svg:height="10.476cm" svg:x="3.81cm" svg:y="2.123cm" draw:page-number="5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31" draw:text-style-name="P6" draw:layer="layout" svg:width="0.762cm" svg:height="0.762cm" svg:x="20.066cm" svg:y="9.9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1" draw:layer="layout" svg:width="14.4cm" svg:height="0.712cm" svg:x="0.332cm" svg:y="0.508cm">
          <draw:text-box>
            <text:p><text:span text:style-name="T4">Binary search, match</text:span></text:p>
          </draw:text-box>
        </draw:frame>
        <draw:custom-shape draw:style-name="gr45" draw:text-style-name="P26" draw:layer="layout" svg:width="4.318cm" svg:height="1.016cm" svg:x="2.078cm" svg:y="2.394cm">
          <text:p text:style-name="P25"><text:span text:style-name="T9">ap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78cm" svg:y="3.564cm">
          <text:p text:style-name="P25"><text:span text:style-name="T9">ban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78cm" svg:y="4.734cm">
          <text:p text:style-name="P25"><text:span text:style-name="T9">ch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78cm" svg:y="5.904cm">
          <text:p text:style-name="P25"><text:span text:style-name="T9">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78cm" svg:y="7.074cm">
          <text:p text:style-name="P25"><text:span text:style-name="T9">elderb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78cm" svg:y="8.244cm">
          <text:p text:style-name="P25"><text:span text:style-name="T9">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78cm" svg:y="9.414cm">
          <text:p text:style-name="P25"><text:span text:style-name="T9">gra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78cm" svg:y="10.584cm">
          <text:p text:style-name="P25"><text:span text:style-name="T9">honeyd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78cm" svg:y="11.754cm">
          <text:p text:style-name="P25"><text:span text:style-name="T9">jujub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78cm" svg:y="12.924cm">
          <text:p text:style-name="P25"><text:span text:style-name="T9">kiw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91cm" svg:y="2.395cm">
          <text:p text:style-name="P25"><text:span text:style-name="T9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91cm" svg:y="3.558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91cm" svg:y="4.759cm">
          <text:p text:style-name="P25"><text:span text:style-name="T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91cm" svg:y="5.922cm">
          <text:p text:style-name="P25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91cm" svg:y="7.061cm">
          <text:p text:style-name="P25"><text:span text:style-name="T9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91cm" svg:y="8.224cm">
          <text:p text:style-name="P25"><text:span text:style-name="T9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91cm" svg:y="9.387cm">
          <text:p text:style-name="P25"><text:span text:style-name="T9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91cm" svg:y="10.588cm">
          <text:p text:style-name="P25"><text:span text:style-name="T9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91cm" svg:y="11.727cm">
          <text:p text:style-name="P25"><text:span text:style-name="T9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91cm" svg:y="12.928cm">
          <text:p text:style-name="P25"><text:span text:style-name="T9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9.178cm" svg:y="2.395cm">
          <text:p text:style-name="P25"><text:span text:style-name="T9">ap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9.178cm" svg:y="3.565cm">
          <text:p text:style-name="P25"><text:span text:style-name="T9">ban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9.178cm" svg:y="4.735cm">
          <text:p text:style-name="P25"><text:span text:style-name="T9">ch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9.178cm" svg:y="5.905cm">
          <text:p text:style-name="P25"><text:span text:style-name="T9">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9.178cm" svg:y="7.075cm">
          <text:p text:style-name="P25"><text:span text:style-name="T9">elderb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9.178cm" svg:y="8.245cm">
          <text:p text:style-name="P25"><text:span text:style-name="T9">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9.178cm" svg:y="9.415cm">
          <text:p text:style-name="P25"><text:span text:style-name="T9">gra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9.178cm" svg:y="10.585cm">
          <text:p text:style-name="P25"><text:span text:style-name="T9">honeyd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9.178cm" svg:y="11.755cm">
          <text:p text:style-name="P25"><text:span text:style-name="T9">jujub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9.178cm" svg:y="12.925cm">
          <text:p text:style-name="P25"><text:span text:style-name="T9">kiw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8.01cm" svg:y="2.396cm">
          <text:p text:style-name="P25"><text:span text:style-name="T9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8.01cm" svg:y="3.559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8.01cm" svg:y="4.76cm">
          <text:p text:style-name="P25"><text:span text:style-name="T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8.01cm" svg:y="5.923cm">
          <text:p text:style-name="P25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8.01cm" svg:y="7.062cm">
          <text:p text:style-name="P25"><text:span text:style-name="T9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8.01cm" svg:y="8.225cm">
          <text:p text:style-name="P25"><text:span text:style-name="T9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8.01cm" svg:y="9.388cm">
          <text:p text:style-name="P25"><text:span text:style-name="T9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8.01cm" svg:y="10.589cm">
          <text:p text:style-name="P25"><text:span text:style-name="T9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8.01cm" svg:y="11.728cm">
          <text:p text:style-name="P25"><text:span text:style-name="T9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8.01cm" svg:y="12.929cm">
          <text:p text:style-name="P25"><text:span text:style-name="T9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3" draw:layer="layout" svg:width="6.604cm" svg:height="1.27cm" svg:x="7.62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30" draw:layer="layout" svg:width="2.762cm" svg:height="0.869cm" svg:x="14.486cm" svg:y="7.112cm">
          <draw:text-box>
            <text:p><text:span text:style-name="T10">jujube?</text:span></text:p>
          </draw:text-box>
        </draw:frame>
        <draw:custom-shape draw:style-name="gr56" draw:text-style-name="P31" draw:layer="layout" svg:width="4.318cm" svg:height="1.016cm" svg:x="19.352cm" svg:y="2.396cm">
          <text:p text:style-name="P25"><text:span text:style-name="T9">ap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9.352cm" svg:y="3.566cm">
          <text:p text:style-name="P25"><text:span text:style-name="T9">ban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9.352cm" svg:y="4.736cm">
          <text:p text:style-name="P25"><text:span text:style-name="T9">ch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9.352cm" svg:y="5.906cm">
          <text:p text:style-name="P25"><text:span text:style-name="T9">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9.352cm" svg:y="7.076cm">
          <text:p text:style-name="P25"><text:span text:style-name="T9">elderb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19.352cm" svg:y="8.246cm">
          <text:p text:style-name="P25"><text:span text:style-name="T9">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19.352cm" svg:y="9.416cm">
          <text:p text:style-name="P25"><text:span text:style-name="T9">gra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19.352cm" svg:y="10.586cm">
          <text:p text:style-name="P25"><text:span text:style-name="T9">honeyd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19.352cm" svg:y="11.756cm">
          <text:p text:style-name="P25"><text:span text:style-name="T9">jujub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19.352cm" svg:y="12.926cm">
          <text:p text:style-name="P25"><text:span text:style-name="T9">kiw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8.184cm" svg:y="2.397cm">
          <text:p text:style-name="P25"><text:span text:style-name="T9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8.184cm" svg:y="3.56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8.184cm" svg:y="4.761cm">
          <text:p text:style-name="P25"><text:span text:style-name="T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8.184cm" svg:y="5.924cm">
          <text:p text:style-name="P25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8.184cm" svg:y="7.063cm">
          <text:p text:style-name="P25"><text:span text:style-name="T9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18.184cm" svg:y="8.226cm">
          <text:p text:style-name="P25"><text:span text:style-name="T9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18.184cm" svg:y="9.389cm">
          <text:p text:style-name="P25"><text:span text:style-name="T9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18.184cm" svg:y="10.59cm">
          <text:p text:style-name="P25"><text:span text:style-name="T9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18.184cm" svg:y="11.729cm">
          <text:p text:style-name="P25"><text:span text:style-name="T9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18.184cm" svg:y="12.93cm">
          <text:p text:style-name="P25"><text:span text:style-name="T9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" draw:layer="layout" svg:width="6.604cm" svg:height="1.27cm" svg:x="17.794cm" svg:y="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30" draw:layer="layout" svg:width="2.762cm" svg:height="0.869cm" svg:x="24.66cm" svg:y="7.113cm">
          <draw:text-box>
            <text:p><text:span text:style-name="T10">jujube?</text:span></text:p>
          </draw:text-box>
        </draw:frame>
        <draw:line draw:style-name="gr29" draw:text-style-name="P15" draw:layer="layout" svg:x1="25.708cm" svg:y1="7.982cm" svg:x2="25.708cm" svg:y2="13.716cm">
          <text:p/>
        </draw:line>
        <draw:custom-shape draw:style-name="gr59" draw:text-style-name="P32" draw:layer="layout" svg:width="6.144cm" svg:height="6.144cm" svg:x="17.926cm" svg:y="2.03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14" draw:layer="layout" svg:width="13.968cm" svg:height="10.476cm" svg:x="3.81cm" svg:y="2.123cm" draw:page-number="6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31" draw:text-style-name="P6" draw:layer="layout" svg:width="0.762cm" svg:height="0.762cm" svg:x="20.066cm" svg:y="9.9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1" draw:layer="layout" svg:width="14.4cm" svg:height="0.712cm" svg:x="0.332cm" svg:y="0.508cm">
          <draw:text-box>
            <text:p><text:span text:style-name="T4">Binary search, match</text:span></text:p>
          </draw:text-box>
        </draw:frame>
        <draw:custom-shape draw:style-name="gr56" draw:text-style-name="P31" draw:layer="layout" svg:width="4.318cm" svg:height="1.016cm" svg:x="2.052cm" svg:y="2.396cm">
          <text:p text:style-name="P25"><text:span text:style-name="T9">ap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2.052cm" svg:y="3.566cm">
          <text:p text:style-name="P25"><text:span text:style-name="T9">ban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2.052cm" svg:y="4.736cm">
          <text:p text:style-name="P25"><text:span text:style-name="T9">ch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2.052cm" svg:y="5.906cm">
          <text:p text:style-name="P25"><text:span text:style-name="T9">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2.052cm" svg:y="7.076cm">
          <text:p text:style-name="P25"><text:span text:style-name="T9">elderb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52cm" svg:y="8.246cm">
          <text:p text:style-name="P25"><text:span text:style-name="T9">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52cm" svg:y="9.416cm">
          <text:p text:style-name="P25"><text:span text:style-name="T9">gra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52cm" svg:y="10.586cm">
          <text:p text:style-name="P25"><text:span text:style-name="T9">honeyd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52cm" svg:y="11.756cm">
          <text:p text:style-name="P25"><text:span text:style-name="T9">jujub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52cm" svg:y="12.926cm">
          <text:p text:style-name="P25"><text:span text:style-name="T9">kiw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884cm" svg:y="2.397cm">
          <text:p text:style-name="P25"><text:span text:style-name="T9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884cm" svg:y="3.56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884cm" svg:y="4.761cm">
          <text:p text:style-name="P25"><text:span text:style-name="T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884cm" svg:y="5.924cm">
          <text:p text:style-name="P25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884cm" svg:y="7.063cm">
          <text:p text:style-name="P25"><text:span text:style-name="T9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884cm" svg:y="8.226cm">
          <text:p text:style-name="P25"><text:span text:style-name="T9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884cm" svg:y="9.389cm">
          <text:p text:style-name="P25"><text:span text:style-name="T9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884cm" svg:y="10.59cm">
          <text:p text:style-name="P25"><text:span text:style-name="T9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884cm" svg:y="11.729cm">
          <text:p text:style-name="P25"><text:span text:style-name="T9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884cm" svg:y="12.93cm">
          <text:p text:style-name="P25"><text:span text:style-name="T9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" draw:layer="layout" svg:width="6.604cm" svg:height="1.27cm" svg:x="0.494cm" svg:y="10.4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30" draw:layer="layout" svg:width="2.762cm" svg:height="0.869cm" svg:x="7.36cm" svg:y="10.713cm">
          <draw:text-box>
            <text:p><text:span text:style-name="T10">jujube?</text:span></text:p>
          </draw:text-box>
        </draw:frame>
        <draw:line draw:style-name="gr29" draw:text-style-name="P15" draw:layer="layout" svg:x1="18.85cm" svg:y1="11.609cm" svg:x2="18.85cm" svg:y2="13.716cm">
          <text:p/>
        </draw:line>
        <draw:custom-shape draw:style-name="gr59" draw:text-style-name="P32" draw:layer="layout" svg:width="6.144cm" svg:height="6.144cm" svg:x="0.626cm" svg:y="2.03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56" draw:text-style-name="P31" draw:layer="layout" svg:width="4.318cm" svg:height="1.016cm" svg:x="12.426cm" svg:y="2.423cm">
          <text:p text:style-name="P25"><text:span text:style-name="T9">ap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2.426cm" svg:y="3.593cm">
          <text:p text:style-name="P25"><text:span text:style-name="T9">ban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2.426cm" svg:y="4.763cm">
          <text:p text:style-name="P25"><text:span text:style-name="T9">ch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2.426cm" svg:y="5.933cm">
          <text:p text:style-name="P25"><text:span text:style-name="T9">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2.426cm" svg:y="7.103cm">
          <text:p text:style-name="P25"><text:span text:style-name="T9">elderb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2.426cm" svg:y="8.273cm">
          <text:p text:style-name="P25"><text:span text:style-name="T9">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2.426cm" svg:y="9.443cm">
          <text:p text:style-name="P25"><text:span text:style-name="T9">gra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2.426cm" svg:y="10.613cm">
          <text:p text:style-name="P25"><text:span text:style-name="T9">honeyd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12.426cm" svg:y="11.783cm">
          <text:p text:style-name="P25"><text:span text:style-name="T9">jujub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12.426cm" svg:y="12.953cm">
          <text:p text:style-name="P25"><text:span text:style-name="T9">kiw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1.258cm" svg:y="2.424cm">
          <text:p text:style-name="P25"><text:span text:style-name="T9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1.258cm" svg:y="3.587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1.258cm" svg:y="4.788cm">
          <text:p text:style-name="P25"><text:span text:style-name="T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1.258cm" svg:y="5.951cm">
          <text:p text:style-name="P25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1.258cm" svg:y="7.09cm">
          <text:p text:style-name="P25"><text:span text:style-name="T9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1.258cm" svg:y="8.253cm">
          <text:p text:style-name="P25"><text:span text:style-name="T9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1.258cm" svg:y="9.416cm">
          <text:p text:style-name="P25"><text:span text:style-name="T9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1.258cm" svg:y="10.617cm">
          <text:p text:style-name="P25"><text:span text:style-name="T9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11.258cm" svg:y="11.756cm">
          <text:p text:style-name="P25"><text:span text:style-name="T9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11.258cm" svg:y="12.957cm">
          <text:p text:style-name="P25"><text:span text:style-name="T9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" draw:layer="layout" svg:width="6.604cm" svg:height="1.27cm" svg:x="10.868cm" svg:y="10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30" draw:layer="layout" svg:width="2.762cm" svg:height="0.869cm" svg:x="17.734cm" svg:y="10.74cm">
          <draw:text-box>
            <text:p><text:span text:style-name="T10">jujube?</text:span></text:p>
          </draw:text-box>
        </draw:frame>
        <draw:custom-shape draw:style-name="gr59" draw:text-style-name="P32" draw:layer="layout" svg:width="6.144cm" svg:height="6.144cm" svg:x="11cm" svg:y="2.05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60" draw:text-style-name="P32" draw:layer="layout" svg:width="6.144cm" svg:height="3.247cm" svg:x="11cm" svg:y="8.38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14" draw:layer="layout" svg:width="13.968cm" svg:height="10.476cm" svg:x="3.81cm" svg:y="2.123cm" draw:page-number="7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style-name="gr31" draw:text-style-name="P6" draw:layer="layout" svg:width="0.762cm" svg:height="0.762cm" svg:x="20.066cm" svg:y="9.9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1" draw:layer="layout" svg:width="14.4cm" svg:height="0.712cm" svg:x="0.332cm" svg:y="0.508cm">
          <draw:text-box>
            <text:p><text:span text:style-name="T4">Binary search, match</text:span></text:p>
          </draw:text-box>
        </draw:frame>
        <draw:custom-shape draw:style-name="gr56" draw:text-style-name="P31" draw:layer="layout" svg:width="4.318cm" svg:height="1.016cm" svg:x="2.026cm" svg:y="2.423cm">
          <text:p text:style-name="P25"><text:span text:style-name="T9">ap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2.026cm" svg:y="3.593cm">
          <text:p text:style-name="P25"><text:span text:style-name="T9">ban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2.026cm" svg:y="4.763cm">
          <text:p text:style-name="P25"><text:span text:style-name="T9">ch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2.026cm" svg:y="5.933cm">
          <text:p text:style-name="P25"><text:span text:style-name="T9">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2.026cm" svg:y="7.103cm">
          <text:p text:style-name="P25"><text:span text:style-name="T9">elderb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2.026cm" svg:y="8.273cm">
          <text:p text:style-name="P25"><text:span text:style-name="T9">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2.026cm" svg:y="9.443cm">
          <text:p text:style-name="P25"><text:span text:style-name="T9">gra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2.026cm" svg:y="10.613cm">
          <text:p text:style-name="P25"><text:span text:style-name="T9">honeyd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26cm" svg:y="11.783cm">
          <text:p text:style-name="P25"><text:span text:style-name="T9">jujub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26cm" svg:y="12.953cm">
          <text:p text:style-name="P25"><text:span text:style-name="T9">kiw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858cm" svg:y="2.424cm">
          <text:p text:style-name="P25"><text:span text:style-name="T9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858cm" svg:y="3.587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858cm" svg:y="4.788cm">
          <text:p text:style-name="P25"><text:span text:style-name="T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858cm" svg:y="5.951cm">
          <text:p text:style-name="P25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858cm" svg:y="7.09cm">
          <text:p text:style-name="P25"><text:span text:style-name="T9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858cm" svg:y="8.253cm">
          <text:p text:style-name="P25"><text:span text:style-name="T9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858cm" svg:y="9.416cm">
          <text:p text:style-name="P25"><text:span text:style-name="T9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858cm" svg:y="10.617cm">
          <text:p text:style-name="P25"><text:span text:style-name="T9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858cm" svg:y="11.756cm">
          <text:p text:style-name="P25"><text:span text:style-name="T9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858cm" svg:y="12.957cm">
          <text:p text:style-name="P25"><text:span text:style-name="T9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" draw:layer="layout" svg:width="6.604cm" svg:height="1.27cm" svg:x="0.468cm" svg:y="11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30" draw:layer="layout" svg:width="2.762cm" svg:height="0.869cm" svg:x="7.334cm" svg:y="11.84cm">
          <draw:text-box>
            <text:p><text:span text:style-name="T10">jujube?</text:span></text:p>
          </draw:text-box>
        </draw:frame>
        <draw:custom-shape draw:style-name="gr59" draw:text-style-name="P32" draw:layer="layout" svg:width="6.144cm" svg:height="6.144cm" svg:x="0.6cm" svg:y="2.05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60" draw:text-style-name="P32" draw:layer="layout" svg:width="6.144cm" svg:height="3.247cm" svg:x="0.6cm" svg:y="8.38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56" draw:text-style-name="P31" draw:layer="layout" svg:width="4.318cm" svg:height="1.016cm" svg:x="13.3cm" svg:y="2.45cm">
          <text:p text:style-name="P25"><text:span text:style-name="T9">ap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3.3cm" svg:y="3.62cm">
          <text:p text:style-name="P25"><text:span text:style-name="T9">ban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3.3cm" svg:y="4.79cm">
          <text:p text:style-name="P25"><text:span text:style-name="T9">ch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3.3cm" svg:y="5.96cm">
          <text:p text:style-name="P25"><text:span text:style-name="T9">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3.3cm" svg:y="7.13cm">
          <text:p text:style-name="P25"><text:span text:style-name="T9">elderb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3.3cm" svg:y="8.3cm">
          <text:p text:style-name="P25"><text:span text:style-name="T9">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3.3cm" svg:y="9.47cm">
          <text:p text:style-name="P25"><text:span text:style-name="T9">gra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3.3cm" svg:y="10.64cm">
          <text:p text:style-name="P25"><text:span text:style-name="T9">honeyd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13.3cm" svg:y="11.81cm">
          <text:p text:style-name="P25"><text:span text:style-name="T9">jujub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13.3cm" svg:y="12.98cm">
          <text:p text:style-name="P25"><text:span text:style-name="T9">kiw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2.132cm" svg:y="2.451cm">
          <text:p text:style-name="P25"><text:span text:style-name="T9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2.132cm" svg:y="3.614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2.132cm" svg:y="4.815cm">
          <text:p text:style-name="P25"><text:span text:style-name="T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2.132cm" svg:y="5.978cm">
          <text:p text:style-name="P25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2.132cm" svg:y="7.117cm">
          <text:p text:style-name="P25"><text:span text:style-name="T9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2.132cm" svg:y="8.28cm">
          <text:p text:style-name="P25"><text:span text:style-name="T9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2.132cm" svg:y="9.443cm">
          <text:p text:style-name="P25"><text:span text:style-name="T9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2.132cm" svg:y="10.644cm">
          <text:p text:style-name="P25"><text:span text:style-name="T9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12.132cm" svg:y="11.783cm">
          <text:p text:style-name="P25"><text:span text:style-name="T9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12.132cm" svg:y="12.984cm">
          <text:p text:style-name="P25"><text:span text:style-name="T9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" draw:layer="layout" svg:width="6.604cm" svg:height="1.27cm" svg:x="11.742cm" svg:y="11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30" draw:layer="layout" svg:width="2.762cm" svg:height="0.869cm" svg:x="18.608cm" svg:y="11.867cm">
          <draw:text-box>
            <text:p><text:span text:style-name="T10">jujube?</text:span></text:p>
          </draw:text-box>
        </draw:frame>
        <draw:custom-shape draw:style-name="gr59" draw:text-style-name="P32" draw:layer="layout" svg:width="6.144cm" svg:height="6.144cm" svg:x="11.874cm" svg:y="2.08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60" draw:text-style-name="P32" draw:layer="layout" svg:width="6.144cm" svg:height="3.247cm" svg:x="11.874cm" svg:y="8.40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61" draw:text-style-name="P33" draw:layer="layout" svg:width="1.524cm" svg:height="1.524cm" svg:x="21.59cm" svg:y="11.5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14" draw:layer="layout" svg:width="13.968cm" svg:height="10.476cm" svg:x="3.81cm" svg:y="2.123cm" draw:page-number="8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custom-shape draw:style-name="gr31" draw:text-style-name="P6" draw:layer="layout" svg:width="0.762cm" svg:height="0.762cm" svg:x="20.066cm" svg:y="9.9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1" draw:layer="layout" svg:width="14.4cm" svg:height="0.712cm" svg:x="0.332cm" svg:y="0.508cm">
          <draw:text-box>
            <text:p><text:span text:style-name="T4">Binary search, match</text:span></text:p>
          </draw:text-box>
        </draw:frame>
        <draw:custom-shape draw:style-name="gr45" draw:text-style-name="P26" draw:layer="layout" svg:width="4.318cm" svg:height="1.016cm" svg:x="2.078cm" svg:y="2.394cm">
          <text:p text:style-name="P25"><text:span text:style-name="T9">ap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78cm" svg:y="3.564cm">
          <text:p text:style-name="P25"><text:span text:style-name="T9">ban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78cm" svg:y="4.734cm">
          <text:p text:style-name="P25"><text:span text:style-name="T9">ch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78cm" svg:y="5.904cm">
          <text:p text:style-name="P25"><text:span text:style-name="T9">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78cm" svg:y="7.074cm">
          <text:p text:style-name="P25"><text:span text:style-name="T9">elderb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78cm" svg:y="8.244cm">
          <text:p text:style-name="P25"><text:span text:style-name="T9">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78cm" svg:y="9.414cm">
          <text:p text:style-name="P25"><text:span text:style-name="T9">gra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78cm" svg:y="10.584cm">
          <text:p text:style-name="P25"><text:span text:style-name="T9">honeyd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78cm" svg:y="11.754cm">
          <text:p text:style-name="P25"><text:span text:style-name="T9">jujub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2.078cm" svg:y="12.924cm">
          <text:p text:style-name="P25"><text:span text:style-name="T9">kiw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91cm" svg:y="2.395cm">
          <text:p text:style-name="P25"><text:span text:style-name="T9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91cm" svg:y="3.558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91cm" svg:y="4.759cm">
          <text:p text:style-name="P25"><text:span text:style-name="T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91cm" svg:y="5.922cm">
          <text:p text:style-name="P25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91cm" svg:y="7.061cm">
          <text:p text:style-name="P25"><text:span text:style-name="T9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91cm" svg:y="8.224cm">
          <text:p text:style-name="P25"><text:span text:style-name="T9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91cm" svg:y="9.387cm">
          <text:p text:style-name="P25"><text:span text:style-name="T9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91cm" svg:y="10.588cm">
          <text:p text:style-name="P25"><text:span text:style-name="T9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91cm" svg:y="11.727cm">
          <text:p text:style-name="P25"><text:span text:style-name="T9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91cm" svg:y="12.928cm">
          <text:p text:style-name="P25"><text:span text:style-name="T9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9.178cm" svg:y="2.395cm">
          <text:p text:style-name="P25"><text:span text:style-name="T9">ap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9.178cm" svg:y="3.565cm">
          <text:p text:style-name="P25"><text:span text:style-name="T9">ban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9.178cm" svg:y="4.735cm">
          <text:p text:style-name="P25"><text:span text:style-name="T9">ch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9.178cm" svg:y="5.905cm">
          <text:p text:style-name="P25"><text:span text:style-name="T9">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9.178cm" svg:y="7.075cm">
          <text:p text:style-name="P25"><text:span text:style-name="T9">elderb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9.178cm" svg:y="8.245cm">
          <text:p text:style-name="P25"><text:span text:style-name="T9">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9.178cm" svg:y="9.415cm">
          <text:p text:style-name="P25"><text:span text:style-name="T9">gra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9.178cm" svg:y="10.585cm">
          <text:p text:style-name="P25"><text:span text:style-name="T9">honeyd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9.178cm" svg:y="11.755cm">
          <text:p text:style-name="P25"><text:span text:style-name="T9">jujub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9.178cm" svg:y="12.925cm">
          <text:p text:style-name="P25"><text:span text:style-name="T9">kiw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8.01cm" svg:y="2.396cm">
          <text:p text:style-name="P25"><text:span text:style-name="T9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8.01cm" svg:y="3.559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8.01cm" svg:y="4.76cm">
          <text:p text:style-name="P25"><text:span text:style-name="T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8.01cm" svg:y="5.923cm">
          <text:p text:style-name="P25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8.01cm" svg:y="7.062cm">
          <text:p text:style-name="P25"><text:span text:style-name="T9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8.01cm" svg:y="8.225cm">
          <text:p text:style-name="P25"><text:span text:style-name="T9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8.01cm" svg:y="9.388cm">
          <text:p text:style-name="P25"><text:span text:style-name="T9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8.01cm" svg:y="10.589cm">
          <text:p text:style-name="P25"><text:span text:style-name="T9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8.01cm" svg:y="11.728cm">
          <text:p text:style-name="P25"><text:span text:style-name="T9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8.01cm" svg:y="12.929cm">
          <text:p text:style-name="P25"><text:span text:style-name="T9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" draw:layer="layout" svg:width="6.604cm" svg:height="1.27cm" svg:x="7.62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30" draw:layer="layout" svg:width="2.72cm" svg:height="0.869cm" svg:x="14.386cm" svg:y="7.112cm">
          <draw:text-box>
            <text:p><text:span text:style-name="T10">celery?</text:span></text:p>
          </draw:text-box>
        </draw:frame>
        <draw:custom-shape draw:style-name="gr45" draw:text-style-name="P26" draw:layer="layout" svg:width="4.318cm" svg:height="1.016cm" svg:x="19.352cm" svg:y="2.396cm">
          <text:p text:style-name="P25"><text:span text:style-name="T9">ap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19.352cm" svg:y="3.566cm">
          <text:p text:style-name="P25"><text:span text:style-name="T9">ban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19.352cm" svg:y="4.736cm">
          <text:p text:style-name="P25"><text:span text:style-name="T9">ch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19.352cm" svg:y="5.906cm">
          <text:p text:style-name="P25"><text:span text:style-name="T9">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9.352cm" svg:y="7.076cm">
          <text:p text:style-name="P25"><text:span text:style-name="T9">elderb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9.352cm" svg:y="8.246cm">
          <text:p text:style-name="P25"><text:span text:style-name="T9">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9.352cm" svg:y="9.416cm">
          <text:p text:style-name="P25"><text:span text:style-name="T9">gra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9.352cm" svg:y="10.586cm">
          <text:p text:style-name="P25"><text:span text:style-name="T9">honeyd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9.352cm" svg:y="11.756cm">
          <text:p text:style-name="P25"><text:span text:style-name="T9">jujub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9.352cm" svg:y="12.926cm">
          <text:p text:style-name="P25"><text:span text:style-name="T9">kiw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18.184cm" svg:y="2.397cm">
          <text:p text:style-name="P25"><text:span text:style-name="T9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18.184cm" svg:y="3.56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18.184cm" svg:y="4.761cm">
          <text:p text:style-name="P25"><text:span text:style-name="T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18.184cm" svg:y="5.924cm">
          <text:p text:style-name="P25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8.184cm" svg:y="7.063cm">
          <text:p text:style-name="P25"><text:span text:style-name="T9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8.184cm" svg:y="8.226cm">
          <text:p text:style-name="P25"><text:span text:style-name="T9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8.184cm" svg:y="9.389cm">
          <text:p text:style-name="P25"><text:span text:style-name="T9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8.184cm" svg:y="10.59cm">
          <text:p text:style-name="P25"><text:span text:style-name="T9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8.184cm" svg:y="11.729cm">
          <text:p text:style-name="P25"><text:span text:style-name="T9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8.184cm" svg:y="12.93cm">
          <text:p text:style-name="P25"><text:span text:style-name="T9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" draw:layer="layout" svg:width="6.604cm" svg:height="1.27cm" svg:x="17.794cm" svg:y="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30" draw:layer="layout" svg:width="2.72cm" svg:height="0.869cm" svg:x="24.66cm" svg:y="7.113cm">
          <draw:text-box>
            <text:p><text:span text:style-name="T10">celery?</text:span></text:p>
          </draw:text-box>
        </draw:frame>
        <draw:line draw:style-name="gr29" draw:text-style-name="P15" draw:layer="layout" svg:x1="25.808cm" svg:y1="7.013cm" svg:x2="25.808cm" svg:y2="2.548cm">
          <text:p/>
        </draw:line>
        <draw:custom-shape draw:style-name="gr63" draw:text-style-name="P32" draw:layer="layout" svg:width="6.144cm" svg:height="7.1cm" svg:x="17.926cm" svg:y="7.07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14" draw:layer="layout" svg:width="13.968cm" svg:height="10.476cm" svg:x="3.81cm" svg:y="2.123cm" draw:page-number="9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custom-shape draw:style-name="gr31" draw:text-style-name="P6" draw:layer="layout" svg:width="0.762cm" svg:height="0.762cm" svg:x="20.066cm" svg:y="9.9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1" draw:layer="layout" svg:width="14.4cm" svg:height="0.712cm" svg:x="0.332cm" svg:y="0.508cm">
          <draw:text-box>
            <text:p><text:span text:style-name="T4">Binary search, match</text:span></text:p>
          </draw:text-box>
        </draw:frame>
        <draw:custom-shape draw:style-name="gr45" draw:text-style-name="P26" draw:layer="layout" svg:width="4.318cm" svg:height="1.016cm" svg:x="1.952cm" svg:y="2.396cm">
          <text:p text:style-name="P25"><text:span text:style-name="T9">ap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1.952cm" svg:y="3.566cm">
          <text:p text:style-name="P25"><text:span text:style-name="T9">ban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1.952cm" svg:y="4.736cm">
          <text:p text:style-name="P25"><text:span text:style-name="T9">ch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1.952cm" svg:y="5.906cm">
          <text:p text:style-name="P25"><text:span text:style-name="T9">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.952cm" svg:y="7.076cm">
          <text:p text:style-name="P25"><text:span text:style-name="T9">elderb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.952cm" svg:y="8.246cm">
          <text:p text:style-name="P25"><text:span text:style-name="T9">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.952cm" svg:y="9.416cm">
          <text:p text:style-name="P25"><text:span text:style-name="T9">gra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.952cm" svg:y="10.586cm">
          <text:p text:style-name="P25"><text:span text:style-name="T9">honeyd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.952cm" svg:y="11.756cm">
          <text:p text:style-name="P25"><text:span text:style-name="T9">jujub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.952cm" svg:y="12.926cm">
          <text:p text:style-name="P25"><text:span text:style-name="T9">kiw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784cm" svg:y="2.397cm">
          <text:p text:style-name="P25"><text:span text:style-name="T9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784cm" svg:y="3.56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784cm" svg:y="4.761cm">
          <text:p text:style-name="P25"><text:span text:style-name="T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784cm" svg:y="5.924cm">
          <text:p text:style-name="P25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784cm" svg:y="7.063cm">
          <text:p text:style-name="P25"><text:span text:style-name="T9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784cm" svg:y="8.226cm">
          <text:p text:style-name="P25"><text:span text:style-name="T9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784cm" svg:y="9.389cm">
          <text:p text:style-name="P25"><text:span text:style-name="T9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784cm" svg:y="10.59cm">
          <text:p text:style-name="P25"><text:span text:style-name="T9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784cm" svg:y="11.729cm">
          <text:p text:style-name="P25"><text:span text:style-name="T9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784cm" svg:y="12.93cm">
          <text:p text:style-name="P25"><text:span text:style-name="T9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" draw:layer="layout" svg:width="6.604cm" svg:height="1.27cm" svg:x="0.394cm" svg:y="3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30" draw:layer="layout" svg:width="2.72cm" svg:height="0.869cm" svg:x="7.26cm" svg:y="3.713cm">
          <draw:text-box>
            <text:p><text:span text:style-name="T10">celery?</text:span></text:p>
          </draw:text-box>
        </draw:frame>
        <draw:custom-shape draw:style-name="gr63" draw:text-style-name="P32" draw:layer="layout" svg:width="6.144cm" svg:height="7.1cm" svg:x="0.526cm" svg:y="7.07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56" draw:text-style-name="P31" draw:layer="layout" svg:width="4.318cm" svg:height="1.016cm" svg:x="12.426cm" svg:y="2.37cm">
          <text:p text:style-name="P25"><text:span text:style-name="T9">ap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2.426cm" svg:y="3.54cm">
          <text:p text:style-name="P25"><text:span text:style-name="T9">ban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12.426cm" svg:y="4.71cm">
          <text:p text:style-name="P25"><text:span text:style-name="T9">ch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12.426cm" svg:y="5.88cm">
          <text:p text:style-name="P25"><text:span text:style-name="T9">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2.426cm" svg:y="7.05cm">
          <text:p text:style-name="P25"><text:span text:style-name="T9">elderb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2.426cm" svg:y="8.22cm">
          <text:p text:style-name="P25"><text:span text:style-name="T9">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2.426cm" svg:y="9.39cm">
          <text:p text:style-name="P25"><text:span text:style-name="T9">gra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2.426cm" svg:y="10.56cm">
          <text:p text:style-name="P25"><text:span text:style-name="T9">honeyd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2.426cm" svg:y="11.73cm">
          <text:p text:style-name="P25"><text:span text:style-name="T9">jujub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2.426cm" svg:y="12.9cm">
          <text:p text:style-name="P25"><text:span text:style-name="T9">kiw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1.258cm" svg:y="2.371cm">
          <text:p text:style-name="P25"><text:span text:style-name="T9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1.258cm" svg:y="3.534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11.258cm" svg:y="4.735cm">
          <text:p text:style-name="P25"><text:span text:style-name="T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11.258cm" svg:y="5.898cm">
          <text:p text:style-name="P25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1.258cm" svg:y="7.037cm">
          <text:p text:style-name="P25"><text:span text:style-name="T9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1.258cm" svg:y="8.2cm">
          <text:p text:style-name="P25"><text:span text:style-name="T9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1.258cm" svg:y="9.363cm">
          <text:p text:style-name="P25"><text:span text:style-name="T9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1.258cm" svg:y="10.564cm">
          <text:p text:style-name="P25"><text:span text:style-name="T9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1.258cm" svg:y="11.703cm">
          <text:p text:style-name="P25"><text:span text:style-name="T9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1.258cm" svg:y="12.904cm">
          <text:p text:style-name="P25"><text:span text:style-name="T9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" draw:layer="layout" svg:width="6.604cm" svg:height="1.27cm" svg:x="10.868cm" svg:y="3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30" draw:layer="layout" svg:width="2.72cm" svg:height="0.869cm" svg:x="17.734cm" svg:y="3.687cm">
          <draw:text-box>
            <text:p><text:span text:style-name="T10">celery?</text:span></text:p>
          </draw:text-box>
        </draw:frame>
        <draw:custom-shape draw:style-name="gr63" draw:text-style-name="P32" draw:layer="layout" svg:width="6.144cm" svg:height="7.1cm" svg:x="11cm" svg:y="7.0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line draw:style-name="gr29" draw:text-style-name="P15" draw:layer="layout" svg:x1="18.902cm" svg:y1="4.762cm" svg:x2="18.902cm" svg:y2="6.54cm">
          <text:p/>
        </draw:line>
        <draw:custom-shape draw:style-name="gr64" draw:text-style-name="P32" draw:layer="layout" svg:width="6.144cm" svg:height="2.46cm" svg:x="11cm" svg:y="2.2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14" draw:layer="layout" svg:width="13.968cm" svg:height="10.476cm" svg:x="3.81cm" svg:y="2.123cm" draw:page-number="10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custom-shape draw:style-name="gr31" draw:text-style-name="P6" draw:layer="layout" svg:width="0.762cm" svg:height="0.762cm" svg:x="20.066cm" svg:y="9.9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1" draw:layer="layout" svg:width="14.4cm" svg:height="0.712cm" svg:x="0.332cm" svg:y="0.508cm">
          <draw:text-box>
            <text:p><text:span text:style-name="T4">Binary search, match</text:span></text:p>
          </draw:text-box>
        </draw:frame>
        <draw:custom-shape draw:style-name="gr56" draw:text-style-name="P31" draw:layer="layout" svg:width="4.318cm" svg:height="1.016cm" svg:x="1.926cm" svg:y="2.37cm">
          <text:p text:style-name="P25"><text:span text:style-name="T9">ap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.926cm" svg:y="3.54cm">
          <text:p text:style-name="P25"><text:span text:style-name="T9">ban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1.926cm" svg:y="4.71cm">
          <text:p text:style-name="P25"><text:span text:style-name="T9">ch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4.318cm" svg:height="1.016cm" svg:x="1.926cm" svg:y="5.88cm">
          <text:p text:style-name="P25"><text:span text:style-name="T9">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.926cm" svg:y="7.05cm">
          <text:p text:style-name="P25"><text:span text:style-name="T9">elderb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.926cm" svg:y="8.22cm">
          <text:p text:style-name="P25"><text:span text:style-name="T9">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.926cm" svg:y="9.39cm">
          <text:p text:style-name="P25"><text:span text:style-name="T9">gra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.926cm" svg:y="10.56cm">
          <text:p text:style-name="P25"><text:span text:style-name="T9">honeyd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.926cm" svg:y="11.73cm">
          <text:p text:style-name="P25"><text:span text:style-name="T9">jujub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.926cm" svg:y="12.9cm">
          <text:p text:style-name="P25"><text:span text:style-name="T9">kiw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758cm" svg:y="2.371cm">
          <text:p text:style-name="P25"><text:span text:style-name="T9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758cm" svg:y="3.534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758cm" svg:y="4.735cm">
          <text:p text:style-name="P25"><text:span text:style-name="T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1.168cm" svg:height="1.016cm" svg:x="0.758cm" svg:y="5.898cm">
          <text:p text:style-name="P25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758cm" svg:y="7.037cm">
          <text:p text:style-name="P25"><text:span text:style-name="T9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758cm" svg:y="8.2cm">
          <text:p text:style-name="P25"><text:span text:style-name="T9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758cm" svg:y="9.363cm">
          <text:p text:style-name="P25"><text:span text:style-name="T9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758cm" svg:y="10.564cm">
          <text:p text:style-name="P25"><text:span text:style-name="T9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758cm" svg:y="11.703cm">
          <text:p text:style-name="P25"><text:span text:style-name="T9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0.758cm" svg:y="12.904cm">
          <text:p text:style-name="P25"><text:span text:style-name="T9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" draw:layer="layout" svg:width="6.604cm" svg:height="1.27cm" svg:x="0.368cm" svg:y="4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30" draw:layer="layout" svg:width="2.72cm" svg:height="0.869cm" svg:x="7.234cm" svg:y="4.787cm">
          <draw:text-box>
            <text:p><text:span text:style-name="T10">celery?</text:span></text:p>
          </draw:text-box>
        </draw:frame>
        <draw:custom-shape draw:style-name="gr63" draw:text-style-name="P32" draw:layer="layout" svg:width="6.144cm" svg:height="7.1cm" svg:x="0.5cm" svg:y="7.0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line draw:style-name="gr29" draw:text-style-name="P15" draw:layer="layout" svg:x1="18.696cm" svg:y1="4.826cm" svg:x2="18.696cm" svg:y2="3.81cm">
          <text:p/>
        </draw:line>
        <draw:custom-shape draw:style-name="gr56" draw:text-style-name="P31" draw:layer="layout" svg:width="4.318cm" svg:height="1.016cm" svg:x="12.1cm" svg:y="2.344cm">
          <text:p text:style-name="P25"><text:span text:style-name="T9">ap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2.1cm" svg:y="3.514cm">
          <text:p text:style-name="P25"><text:span text:style-name="T9">ban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2.1cm" svg:y="4.684cm">
          <text:p text:style-name="P25"><text:span text:style-name="T9">ch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2.1cm" svg:y="5.854cm">
          <text:p text:style-name="P25"><text:span text:style-name="T9">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2.1cm" svg:y="7.024cm">
          <text:p text:style-name="P25"><text:span text:style-name="T9">elderber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2.1cm" svg:y="8.194cm">
          <text:p text:style-name="P25"><text:span text:style-name="T9">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2.1cm" svg:y="9.364cm">
          <text:p text:style-name="P25"><text:span text:style-name="T9">gra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2.1cm" svg:y="10.534cm">
          <text:p text:style-name="P25"><text:span text:style-name="T9">honeyd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2.1cm" svg:y="11.704cm">
          <text:p text:style-name="P25"><text:span text:style-name="T9">jujub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1" draw:layer="layout" svg:width="4.318cm" svg:height="1.016cm" svg:x="12.1cm" svg:y="12.874cm">
          <text:p text:style-name="P25"><text:span text:style-name="T9">kiw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0.932cm" svg:y="2.345cm">
          <text:p text:style-name="P25"><text:span text:style-name="T9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0.932cm" svg:y="3.508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0.932cm" svg:y="4.709cm">
          <text:p text:style-name="P25"><text:span text:style-name="T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0.932cm" svg:y="5.872cm">
          <text:p text:style-name="P25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0.932cm" svg:y="7.011cm">
          <text:p text:style-name="P25"><text:span text:style-name="T9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0.932cm" svg:y="8.174cm">
          <text:p text:style-name="P25"><text:span text:style-name="T9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0.932cm" svg:y="9.337cm">
          <text:p text:style-name="P25"><text:span text:style-name="T9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0.932cm" svg:y="10.538cm">
          <text:p text:style-name="P25"><text:span text:style-name="T9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0.932cm" svg:y="11.677cm">
          <text:p text:style-name="P25"><text:span text:style-name="T9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168cm" svg:height="1.016cm" svg:x="10.932cm" svg:y="12.878cm">
          <text:p text:style-name="P25"><text:span text:style-name="T9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" draw:layer="layout" svg:width="6.604cm" svg:height="1.27cm" svg:x="10.542cm" svg:y="4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30" draw:layer="layout" svg:width="2.72cm" svg:height="0.869cm" svg:x="17.408cm" svg:y="4.761cm">
          <draw:text-box>
            <text:p><text:span text:style-name="T10">celery?</text:span></text:p>
          </draw:text-box>
        </draw:frame>
        <draw:custom-shape draw:style-name="gr63" draw:text-style-name="P32" draw:layer="layout" svg:width="6.144cm" svg:height="7.1cm" svg:x="10.674cm" svg:y="7.024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64" draw:text-style-name="P32" draw:layer="layout" svg:width="6.144cm" svg:height="2.46cm" svg:x="0.5cm" svg:y="2.2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64" draw:text-style-name="P32" draw:layer="layout" svg:width="6.144cm" svg:height="2.46cm" svg:x="10.6cm" svg:y="2.2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65" draw:text-style-name="P32" draw:layer="layout" svg:width="6.144cm" svg:height="2.3cm" svg:x="10.6cm" svg:y="4.71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66" draw:text-style-name="P32" draw:layer="layout" svg:width="2.54cm" svg:height="2.54cm" svg:x="17.472cm" svg:y="3.594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14" draw:layer="layout" svg:width="13.968cm" svg:height="10.476cm" svg:x="3.81cm" svg:y="2.123cm" draw:page-number="1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custom-shape draw:style-name="gr31" draw:text-style-name="P6" draw:layer="layout" svg:width="0.762cm" svg:height="0.762cm" svg:x="20.066cm" svg:y="9.9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1" draw:layer="layout" svg:width="14.4cm" svg:height="0.712cm" svg:x="0.332cm" svg:y="0.508cm">
          <draw:text-box>
            <text:p><text:span text:style-name="T4">Fibonacci recursion depiction (old, wrong)</text:span></text:p>
          </draw:text-box>
        </draw:frame>
        <draw:custom-shape draw:style-name="gr45" draw:text-style-name="P26" xml:id="id56" draw:id="id56" draw:layer="layout" svg:width="4.318cm" svg:height="1.016cm" svg:x="10.16cm" svg:y="2.54cm">
          <text:p text:style-name="P25"><text:span text:style-name="T9">fibonacci(4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" draw:layer="layout" svg:width="12.192cm" svg:height="1.524cm" svg:x="5.196cm" svg:y="5.326cm">
          <text:p/>
          <draw:enhanced-geometry svg:viewBox="0 0 21600 21600" draw:type="rectangle" draw:enhanced-path="M 0 0 L 21600 0 21600 21600 0 21600 0 0 Z N"/>
        </draw:custom-shape>
        <draw:frame draw:style-name="gr47" draw:text-style-name="P11" draw:layer="layout" svg:width="2.216cm" svg:height="0.945cm" svg:x="5.35cm" svg:y="5.597cm">
          <draw:text-box>
            <text:p><text:span text:style-name="T1">return</text:span></text:p>
          </draw:text-box>
        </draw:frame>
        <draw:frame draw:style-name="gr48" draw:text-style-name="P11" draw:layer="layout" svg:width="0.497cm" svg:height="0.945cm" svg:x="12.25cm" svg:y="5.598cm">
          <draw:text-box>
            <text:p><text:span text:style-name="T1">+</text:span></text:p>
          </draw:text-box>
        </draw:frame>
        <draw:custom-shape draw:style-name="gr45" draw:text-style-name="P26" xml:id="id57" draw:id="id57" draw:layer="layout" svg:width="4.318cm" svg:height="1.016cm" svg:x="7.761cm" svg:y="5.541cm">
          <text:p text:style-name="P25"><text:span text:style-name="T9">fibonacci(3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xml:id="id58" draw:id="id58" draw:layer="layout" svg:width="4.318cm" svg:height="1.016cm" svg:x="12.861cm" svg:y="5.542cm">
          <text:p text:style-name="P25"><text:span text:style-name="T9">fibonacci(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" draw:layer="layout" svg:width="12.192cm" svg:height="1.524cm" svg:x="1.096cm" svg:y="9.626cm">
          <text:p/>
          <draw:enhanced-geometry svg:viewBox="0 0 21600 21600" draw:type="rectangle" draw:enhanced-path="M 0 0 L 21600 0 21600 21600 0 21600 0 0 Z N"/>
        </draw:custom-shape>
        <draw:frame draw:style-name="gr47" draw:text-style-name="P11" draw:layer="layout" svg:width="2.216cm" svg:height="0.945cm" svg:x="1.25cm" svg:y="9.897cm">
          <draw:text-box>
            <text:p><text:span text:style-name="T1">return</text:span></text:p>
          </draw:text-box>
        </draw:frame>
        <draw:frame draw:style-name="gr48" draw:text-style-name="P11" draw:layer="layout" svg:width="0.497cm" svg:height="0.945cm" svg:x="8.15cm" svg:y="9.898cm">
          <draw:text-box>
            <text:p><text:span text:style-name="T1">+</text:span></text:p>
          </draw:text-box>
        </draw:frame>
        <draw:custom-shape draw:style-name="gr45" draw:text-style-name="P26" xml:id="id59" draw:id="id59" draw:layer="layout" svg:width="4.318cm" svg:height="1.016cm" svg:x="3.661cm" svg:y="9.841cm">
          <text:p text:style-name="P25"><text:span text:style-name="T9">fibonacci(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xml:id="id60" draw:id="id60" draw:layer="layout" svg:width="4.318cm" svg:height="1.016cm" svg:x="8.761cm" svg:y="9.842cm">
          <text:p text:style-name="P25"><text:span text:style-name="T9">fibonacci(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" draw:layer="layout" svg:width="12.192cm" svg:height="1.524cm" svg:x="14.796cm" svg:y="9.626cm">
          <text:p/>
          <draw:enhanced-geometry svg:viewBox="0 0 21600 21600" draw:type="rectangle" draw:enhanced-path="M 0 0 L 21600 0 21600 21600 0 21600 0 0 Z N"/>
        </draw:custom-shape>
        <draw:frame draw:style-name="gr47" draw:text-style-name="P11" draw:layer="layout" svg:width="2.216cm" svg:height="0.945cm" svg:x="14.95cm" svg:y="9.897cm">
          <draw:text-box>
            <text:p><text:span text:style-name="T1">return</text:span></text:p>
          </draw:text-box>
        </draw:frame>
        <draw:frame draw:style-name="gr48" draw:text-style-name="P11" draw:layer="layout" svg:width="0.497cm" svg:height="0.945cm" svg:x="21.85cm" svg:y="9.898cm">
          <draw:text-box>
            <text:p><text:span text:style-name="T1">+</text:span></text:p>
          </draw:text-box>
        </draw:frame>
        <draw:custom-shape draw:style-name="gr45" draw:text-style-name="P26" xml:id="id63" draw:id="id63" draw:layer="layout" svg:width="4.318cm" svg:height="1.016cm" svg:x="17.361cm" svg:y="9.841cm">
          <text:p text:style-name="P25"><text:span text:style-name="T9">fibonacci(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xml:id="id62" draw:id="id62" draw:layer="layout" svg:width="4.318cm" svg:height="1.016cm" svg:x="22.461cm" svg:y="9.842cm">
          <text:p text:style-name="P25"><text:span text:style-name="T9">fibonacci(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" draw:layer="layout" svg:width="12.192cm" svg:height="1.524cm" svg:x="1.096cm" svg:y="15.526cm">
          <text:p/>
          <draw:enhanced-geometry svg:viewBox="0 0 21600 21600" draw:type="rectangle" draw:enhanced-path="M 0 0 L 21600 0 21600 21600 0 21600 0 0 Z N"/>
        </draw:custom-shape>
        <draw:frame draw:style-name="gr47" draw:text-style-name="P11" draw:layer="layout" svg:width="2.216cm" svg:height="0.945cm" svg:x="1.25cm" svg:y="15.797cm">
          <draw:text-box>
            <text:p><text:span text:style-name="T1">return</text:span></text:p>
          </draw:text-box>
        </draw:frame>
        <draw:frame draw:style-name="gr48" draw:text-style-name="P11" draw:layer="layout" svg:width="0.497cm" svg:height="0.945cm" svg:x="8.15cm" svg:y="15.798cm">
          <draw:text-box>
            <text:p><text:span text:style-name="T1">+</text:span></text:p>
          </draw:text-box>
        </draw:frame>
        <draw:custom-shape draw:style-name="gr45" draw:text-style-name="P26" xml:id="id68" draw:id="id68" draw:layer="layout" svg:width="4.318cm" svg:height="1.016cm" svg:x="3.661cm" svg:y="15.741cm">
          <text:p text:style-name="P25"><text:span text:style-name="T9">fibonacci(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xml:id="id66" draw:id="id66" draw:layer="layout" svg:width="4.318cm" svg:height="1.016cm" svg:x="8.761cm" svg:y="15.742cm">
          <text:p text:style-name="P25"><text:span text:style-name="T9">fibonacci(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27" xml:id="id61" draw:id="id61" draw:layer="layout" svg:width="3.223cm" svg:height="1.995cm" svg:x="9.331cm" svg:y="12.885cm">
          <draw:text-box>
            <text:p text:style-name="P7"><text:span text:style-name="T1"><text:s/></text:span><text:span text:style-name="T1">return 1</text:span></text:p>
          </draw:text-box>
        </draw:frame>
        <draw:connector draw:style-name="gr29" draw:text-style-name="P15" draw:layer="layout" draw:type="line" svg:x1="12.319cm" svg:y1="3.556cm" svg:x2="9.92cm" svg:y2="5.541cm" draw:start-shape="id56" draw:start-glue-point="2" draw:end-shape="id57" draw:end-glue-point="0" svg:d="M12319 3556l-2399 1985" svg:viewBox="0 0 2400 1986">
          <text:p/>
        </draw:connector>
        <draw:connector draw:style-name="gr29" draw:text-style-name="P15" draw:layer="layout" draw:type="line" svg:x1="12.319cm" svg:y1="3.556cm" svg:x2="15.02cm" svg:y2="5.542cm" draw:start-shape="id56" draw:start-glue-point="2" draw:end-shape="id58" draw:end-glue-point="0" svg:d="M12319 3556l2701 1986" svg:viewBox="0 0 2702 1987">
          <text:p/>
        </draw:connector>
        <draw:connector draw:style-name="gr29" draw:text-style-name="P15" draw:layer="layout" draw:type="line" svg:x1="9.92cm" svg:y1="6.557cm" svg:x2="5.82cm" svg:y2="9.841cm" draw:start-shape="id57" draw:start-glue-point="2" draw:end-shape="id59" draw:end-glue-point="0" svg:d="M9920 6557l-4100 3284" svg:viewBox="0 0 4101 3285">
          <text:p/>
        </draw:connector>
        <draw:connector draw:style-name="gr29" draw:text-style-name="P15" draw:layer="layout" draw:type="line" svg:x1="9.92cm" svg:y1="6.557cm" svg:x2="10.92cm" svg:y2="9.842cm" draw:start-shape="id57" draw:start-glue-point="2" draw:end-shape="id60" draw:end-glue-point="0" svg:d="M9920 6557l1000 3285" svg:viewBox="0 0 1001 3286">
          <text:p/>
        </draw:connector>
        <draw:frame draw:style-name="gr49" draw:text-style-name="P27" xml:id="id69" draw:id="id69" draw:layer="layout" svg:width="3.223cm" svg:height="1.995cm" svg:x="4.205cm" svg:y="19.051cm">
          <draw:text-box>
            <text:p text:style-name="P7"><text:span text:style-name="T1"><text:s/></text:span><text:span text:style-name="T1">return 1</text:span></text:p>
          </draw:text-box>
        </draw:frame>
        <draw:frame draw:style-name="gr49" draw:text-style-name="P27" xml:id="id67" draw:id="id67" draw:layer="layout" svg:width="3.223cm" svg:height="1.995cm" svg:x="9.33cm" svg:y="19.051cm">
          <draw:text-box>
            <text:p text:style-name="P7"><text:span text:style-name="T1"><text:s/></text:span><text:span text:style-name="T1">return 0</text:span></text:p>
          </draw:text-box>
        </draw:frame>
        <draw:frame draw:style-name="gr49" draw:text-style-name="P27" xml:id="id64" draw:id="id64" draw:layer="layout" svg:width="3.223cm" svg:height="1.995cm" svg:x="17.913cm" svg:y="12.963cm">
          <draw:text-box>
            <text:p text:style-name="P7"><text:span text:style-name="T1"><text:s/></text:span><text:span text:style-name="T1">return 1</text:span></text:p>
          </draw:text-box>
        </draw:frame>
        <draw:frame draw:style-name="gr49" draw:text-style-name="P27" xml:id="id65" draw:id="id65" draw:layer="layout" svg:width="3.223cm" svg:height="1.995cm" svg:x="23.038cm" svg:y="12.963cm">
          <draw:text-box>
            <text:p text:style-name="P7"><text:span text:style-name="T1"><text:s/></text:span><text:span text:style-name="T1">return 0</text:span></text:p>
          </draw:text-box>
        </draw:frame>
        <draw:connector draw:style-name="gr29" draw:text-style-name="P15" draw:layer="layout" draw:type="line" svg:x1="10.92cm" svg:y1="10.858cm" svg:x2="10.942cm" svg:y2="12.885cm" draw:start-shape="id60" draw:start-glue-point="2" draw:end-shape="id61" draw:end-glue-point="0" svg:d="M10920 10858l22 2027" svg:viewBox="0 0 23 2028">
          <text:p/>
        </draw:connector>
        <draw:connector draw:style-name="gr29" draw:text-style-name="P15" draw:layer="layout" draw:type="line" svg:x1="15.02cm" svg:y1="6.558cm" svg:x2="24.62cm" svg:y2="9.842cm" draw:start-shape="id58" draw:start-glue-point="2" draw:end-shape="id62" draw:end-glue-point="0" svg:d="M15020 6558l9600 3284" svg:viewBox="0 0 9601 3285">
          <text:p/>
        </draw:connector>
        <draw:connector draw:style-name="gr29" draw:text-style-name="P15" draw:layer="layout" draw:type="line" svg:x1="15.02cm" svg:y1="6.558cm" svg:x2="19.52cm" svg:y2="9.841cm" draw:start-shape="id58" draw:start-glue-point="2" draw:end-shape="id63" draw:end-glue-point="0" svg:d="M15020 6558l4500 3283" svg:viewBox="0 0 4501 3284">
          <text:p/>
        </draw:connector>
        <draw:connector draw:style-name="gr29" draw:text-style-name="P15" draw:layer="layout" draw:type="line" svg:x1="19.52cm" svg:y1="10.857cm" svg:x2="19.524cm" svg:y2="12.963cm" draw:start-shape="id63" draw:start-glue-point="2" draw:end-shape="id64" draw:end-glue-point="0" svg:d="M19520 10857l4 2106" svg:viewBox="0 0 5 2107">
          <text:p/>
        </draw:connector>
        <draw:connector draw:style-name="gr29" draw:text-style-name="P15" draw:layer="layout" draw:type="line" svg:x1="24.62cm" svg:y1="10.858cm" svg:x2="24.649cm" svg:y2="12.963cm" draw:start-shape="id62" draw:start-glue-point="2" draw:end-shape="id65" draw:end-glue-point="0" svg:d="M24620 10858l29 2105" svg:viewBox="0 0 30 2106">
          <text:p/>
        </draw:connector>
        <draw:connector draw:style-name="gr29" draw:text-style-name="P15" draw:layer="layout" draw:type="line" svg:x1="10.92cm" svg:y1="16.758cm" svg:x2="10.941cm" svg:y2="19.051cm" draw:start-shape="id66" draw:start-glue-point="2" draw:end-shape="id67" draw:end-glue-point="0" svg:d="M10920 16758l21 2293" svg:viewBox="0 0 22 2294">
          <text:p/>
        </draw:connector>
        <draw:connector draw:style-name="gr29" draw:text-style-name="P15" draw:layer="layout" draw:type="line" svg:x1="5.82cm" svg:y1="16.757cm" svg:x2="5.816cm" svg:y2="19.051cm" draw:start-shape="id68" draw:start-glue-point="2" draw:end-shape="id69" draw:end-glue-point="0" svg:d="M5820 16757l-4 2294" svg:viewBox="0 0 5 2295">
          <text:p/>
        </draw:connector>
        <draw:connector draw:style-name="gr29" draw:text-style-name="P15" draw:layer="layout" draw:type="line" svg:x1="5.82cm" svg:y1="10.857cm" svg:x2="5.82cm" svg:y2="15.741cm" draw:start-shape="id59" draw:start-glue-point="2" draw:end-shape="id68" draw:end-glue-point="0" svg:d="M5820 10857v4884" svg:viewBox="0 0 1 4885">
          <text:p/>
        </draw:connector>
        <draw:connector draw:style-name="gr29" draw:text-style-name="P15" draw:layer="layout" draw:type="line" svg:x1="5.82cm" svg:y1="10.857cm" svg:x2="10.92cm" svg:y2="15.742cm" draw:start-shape="id59" draw:start-glue-point="2" draw:end-shape="id66" draw:end-glue-point="0" svg:d="M5820 10857l5100 4885" svg:viewBox="0 0 5101 4886">
          <text:p/>
        </draw:connector>
        <draw:custom-shape draw:style-name="gr51" draw:text-style-name="P28" draw:layer="layout" svg:width="1.016cm" svg:height="1.016cm" svg:x="10.568cm" svg:y="3.764cm">
          <text:p text:style-name="P25"><text:span text:style-name="T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7.268cm" svg:y="7.464cm">
          <text:p text:style-name="P25"><text:span text:style-name="T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4.968cm" svg:y="12.164cm">
          <text:p text:style-name="P25"><text:span text:style-name="T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4.968cm" svg:y="17.164cm">
          <text:p text:style-name="P25"><text:span text:style-name="T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7.468cm" svg:y="11.964cm">
          <text:p text:style-name="P25"><text:span text:style-name="T9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10.768cm" svg:y="17.064cm">
          <text:p text:style-name="P25"><text:span text:style-name="T9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10.168cm" svg:y="7.364cm">
          <text:p text:style-name="P25"><text:span text:style-name="T9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10.768cm" svg:y="11.164cm">
          <text:p text:style-name="P25"><text:span text:style-name="T9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13.368cm" svg:y="3.764cm">
          <text:p text:style-name="P25"><text:span text:style-name="T9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16.168cm" svg:y="7.764cm">
          <text:p text:style-name="P25"><text:span text:style-name="T9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18.668cm" svg:y="11.164cm">
          <text:p text:style-name="P25"><text:span text:style-name="T9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19.068cm" svg:y="7.264cm">
          <text:p text:style-name="P25"><text:span text:style-name="T9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24.468cm" svg:y="11.164cm">
          <text:p text:style-name="P25"><text:span text:style-name="T9">1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4" draw:layer="layout" svg:width="13.968cm" svg:height="10.476cm" svg:x="3.81cm" svg:y="2.123cm" draw:page-number="1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custom-shape draw:style-name="gr31" draw:text-style-name="P6" draw:layer="layout" svg:width="0.762cm" svg:height="0.762cm" svg:x="20.066cm" svg:y="9.9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1" draw:layer="layout" svg:width="14.4cm" svg:height="0.712cm" svg:x="0.332cm" svg:y="0.508cm">
          <draw:text-box>
            <text:p><text:span text:style-name="T4">Fibonacci recursion depiction (old, wrong)</text:span></text:p>
          </draw:text-box>
        </draw:frame>
        <draw:custom-shape draw:style-name="gr45" draw:text-style-name="P26" xml:id="id70" draw:id="id70" draw:layer="layout" svg:width="4.318cm" svg:height="1.016cm" svg:x="10.16cm" svg:y="2.54cm">
          <text:p text:style-name="P25"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" draw:layer="layout" svg:width="12.192cm" svg:height="1.524cm" svg:x="5.196cm" svg:y="5.326cm">
          <text:p/>
          <draw:enhanced-geometry svg:viewBox="0 0 21600 21600" draw:type="rectangle" draw:enhanced-path="M 0 0 L 21600 0 21600 21600 0 21600 0 0 Z N"/>
        </draw:custom-shape>
        <draw:frame draw:style-name="gr47" draw:text-style-name="P11" draw:layer="layout" svg:width="2.216cm" svg:height="0.945cm" svg:x="5.35cm" svg:y="5.597cm">
          <draw:text-box>
            <text:p><text:span text:style-name="T1">return</text:span></text:p>
          </draw:text-box>
        </draw:frame>
        <draw:frame draw:style-name="gr48" draw:text-style-name="P11" draw:layer="layout" svg:width="0.497cm" svg:height="0.945cm" svg:x="12.25cm" svg:y="5.598cm">
          <draw:text-box>
            <text:p><text:span text:style-name="T1">+</text:span></text:p>
          </draw:text-box>
        </draw:frame>
        <draw:custom-shape draw:style-name="gr45" draw:text-style-name="P26" xml:id="id71" draw:id="id71" draw:layer="layout" svg:width="4.318cm" svg:height="1.016cm" svg:x="7.761cm" svg:y="5.541cm">
          <text:p text:style-name="P25"><text:span text:style-name="T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xml:id="id72" draw:id="id72" draw:layer="layout" svg:width="4.318cm" svg:height="1.016cm" svg:x="12.861cm" svg:y="5.542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" draw:layer="layout" svg:width="12.192cm" svg:height="1.524cm" svg:x="1.096cm" svg:y="9.626cm">
          <text:p/>
          <draw:enhanced-geometry svg:viewBox="0 0 21600 21600" draw:type="rectangle" draw:enhanced-path="M 0 0 L 21600 0 21600 21600 0 21600 0 0 Z N"/>
        </draw:custom-shape>
        <draw:frame draw:style-name="gr47" draw:text-style-name="P11" draw:layer="layout" svg:width="2.216cm" svg:height="0.945cm" svg:x="1.25cm" svg:y="9.897cm">
          <draw:text-box>
            <text:p><text:span text:style-name="T1">return</text:span></text:p>
          </draw:text-box>
        </draw:frame>
        <draw:frame draw:style-name="gr48" draw:text-style-name="P11" draw:layer="layout" svg:width="0.497cm" svg:height="0.945cm" svg:x="8.15cm" svg:y="9.898cm">
          <draw:text-box>
            <text:p><text:span text:style-name="T1">+</text:span></text:p>
          </draw:text-box>
        </draw:frame>
        <draw:custom-shape draw:style-name="gr45" draw:text-style-name="P26" xml:id="id73" draw:id="id73" draw:layer="layout" svg:width="4.318cm" svg:height="1.016cm" svg:x="3.661cm" svg:y="9.841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xml:id="id74" draw:id="id74" draw:layer="layout" svg:width="4.318cm" svg:height="1.016cm" svg:x="8.761cm" svg:y="9.842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" draw:layer="layout" svg:width="12.192cm" svg:height="1.524cm" svg:x="14.796cm" svg:y="9.626cm">
          <text:p/>
          <draw:enhanced-geometry svg:viewBox="0 0 21600 21600" draw:type="rectangle" draw:enhanced-path="M 0 0 L 21600 0 21600 21600 0 21600 0 0 Z N"/>
        </draw:custom-shape>
        <draw:frame draw:style-name="gr47" draw:text-style-name="P11" draw:layer="layout" svg:width="2.216cm" svg:height="0.945cm" svg:x="14.95cm" svg:y="9.897cm">
          <draw:text-box>
            <text:p><text:span text:style-name="T1">return</text:span></text:p>
          </draw:text-box>
        </draw:frame>
        <draw:frame draw:style-name="gr48" draw:text-style-name="P11" draw:layer="layout" svg:width="0.497cm" svg:height="0.945cm" svg:x="21.85cm" svg:y="9.898cm">
          <draw:text-box>
            <text:p><text:span text:style-name="T1">+</text:span></text:p>
          </draw:text-box>
        </draw:frame>
        <draw:custom-shape draw:style-name="gr45" draw:text-style-name="P26" xml:id="id77" draw:id="id77" draw:layer="layout" svg:width="4.318cm" svg:height="1.016cm" svg:x="17.361cm" svg:y="9.841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xml:id="id76" draw:id="id76" draw:layer="layout" svg:width="4.318cm" svg:height="1.016cm" svg:x="22.461cm" svg:y="9.842cm">
          <text:p text:style-name="P25"><text:span text:style-name="T9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" draw:layer="layout" svg:width="12.192cm" svg:height="1.524cm" svg:x="1.096cm" svg:y="15.526cm">
          <text:p/>
          <draw:enhanced-geometry svg:viewBox="0 0 21600 21600" draw:type="rectangle" draw:enhanced-path="M 0 0 L 21600 0 21600 21600 0 21600 0 0 Z N"/>
        </draw:custom-shape>
        <draw:frame draw:style-name="gr47" draw:text-style-name="P11" draw:layer="layout" svg:width="2.216cm" svg:height="0.945cm" svg:x="1.25cm" svg:y="15.797cm">
          <draw:text-box>
            <text:p><text:span text:style-name="T1">return</text:span></text:p>
          </draw:text-box>
        </draw:frame>
        <draw:frame draw:style-name="gr48" draw:text-style-name="P11" draw:layer="layout" svg:width="0.497cm" svg:height="0.945cm" svg:x="8.15cm" svg:y="15.798cm">
          <draw:text-box>
            <text:p><text:span text:style-name="T1">+</text:span></text:p>
          </draw:text-box>
        </draw:frame>
        <draw:custom-shape draw:style-name="gr45" draw:text-style-name="P26" xml:id="id82" draw:id="id82" draw:layer="layout" svg:width="4.318cm" svg:height="1.016cm" svg:x="3.661cm" svg:y="15.741cm">
          <text:p text:style-name="P25"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xml:id="id80" draw:id="id80" draw:layer="layout" svg:width="4.318cm" svg:height="1.016cm" svg:x="8.761cm" svg:y="15.742cm">
          <text:p text:style-name="P25"><text:span text:style-name="T9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27" xml:id="id75" draw:id="id75" draw:layer="layout" svg:width="3.223cm" svg:height="1.995cm" svg:x="9.331cm" svg:y="12.885cm">
          <draw:text-box>
            <text:p text:style-name="P7"><text:span text:style-name="T1"><text:s/></text:span><text:span text:style-name="T1">return 1</text:span></text:p>
          </draw:text-box>
        </draw:frame>
        <draw:connector draw:style-name="gr29" draw:text-style-name="P15" draw:layer="layout" draw:type="line" svg:x1="12.319cm" svg:y1="3.556cm" svg:x2="9.92cm" svg:y2="5.541cm" draw:start-shape="id70" draw:start-glue-point="2" draw:end-shape="id71" draw:end-glue-point="0" svg:d="M12319 3556l-2399 1985" svg:viewBox="0 0 2400 1986">
          <text:p/>
        </draw:connector>
        <draw:connector draw:style-name="gr29" draw:text-style-name="P15" draw:layer="layout" draw:type="line" svg:x1="12.319cm" svg:y1="3.556cm" svg:x2="15.02cm" svg:y2="5.542cm" draw:start-shape="id70" draw:start-glue-point="2" draw:end-shape="id72" draw:end-glue-point="0" svg:d="M12319 3556l2701 1986" svg:viewBox="0 0 2702 1987">
          <text:p/>
        </draw:connector>
        <draw:connector draw:style-name="gr29" draw:text-style-name="P15" draw:layer="layout" draw:type="line" svg:x1="9.92cm" svg:y1="6.557cm" svg:x2="5.82cm" svg:y2="9.841cm" draw:start-shape="id71" draw:start-glue-point="2" draw:end-shape="id73" draw:end-glue-point="0" svg:d="M9920 6557l-4100 3284" svg:viewBox="0 0 4101 3285">
          <text:p/>
        </draw:connector>
        <draw:connector draw:style-name="gr29" draw:text-style-name="P15" draw:layer="layout" draw:type="line" svg:x1="9.92cm" svg:y1="6.557cm" svg:x2="10.92cm" svg:y2="9.842cm" draw:start-shape="id71" draw:start-glue-point="2" draw:end-shape="id74" draw:end-glue-point="0" svg:d="M9920 6557l1000 3285" svg:viewBox="0 0 1001 3286">
          <text:p/>
        </draw:connector>
        <draw:frame draw:style-name="gr49" draw:text-style-name="P27" xml:id="id83" draw:id="id83" draw:layer="layout" svg:width="3.223cm" svg:height="1.995cm" svg:x="4.205cm" svg:y="19.051cm">
          <draw:text-box>
            <text:p text:style-name="P7"><text:span text:style-name="T1"><text:s/></text:span><text:span text:style-name="T1">return 1</text:span></text:p>
          </draw:text-box>
        </draw:frame>
        <draw:frame draw:style-name="gr49" draw:text-style-name="P27" xml:id="id81" draw:id="id81" draw:layer="layout" svg:width="3.223cm" svg:height="1.995cm" svg:x="9.33cm" svg:y="19.051cm">
          <draw:text-box>
            <text:p text:style-name="P7"><text:span text:style-name="T1"><text:s/></text:span><text:span text:style-name="T1">return 0</text:span></text:p>
          </draw:text-box>
        </draw:frame>
        <draw:frame draw:style-name="gr49" draw:text-style-name="P27" xml:id="id78" draw:id="id78" draw:layer="layout" svg:width="3.223cm" svg:height="1.995cm" svg:x="17.913cm" svg:y="12.963cm">
          <draw:text-box>
            <text:p text:style-name="P7"><text:span text:style-name="T1"><text:s/></text:span><text:span text:style-name="T1">return 1</text:span></text:p>
          </draw:text-box>
        </draw:frame>
        <draw:frame draw:style-name="gr49" draw:text-style-name="P27" xml:id="id79" draw:id="id79" draw:layer="layout" svg:width="3.223cm" svg:height="1.995cm" svg:x="23.038cm" svg:y="12.963cm">
          <draw:text-box>
            <text:p text:style-name="P7"><text:span text:style-name="T1"><text:s/></text:span><text:span text:style-name="T1">return 0</text:span></text:p>
          </draw:text-box>
        </draw:frame>
        <draw:connector draw:style-name="gr29" draw:text-style-name="P15" draw:layer="layout" draw:type="line" svg:x1="10.92cm" svg:y1="10.858cm" svg:x2="10.942cm" svg:y2="12.885cm" draw:start-shape="id74" draw:start-glue-point="2" draw:end-shape="id75" draw:end-glue-point="0" svg:d="M10920 10858l22 2027" svg:viewBox="0 0 23 2028">
          <text:p/>
        </draw:connector>
        <draw:connector draw:style-name="gr29" draw:text-style-name="P15" draw:layer="layout" draw:type="line" svg:x1="15.02cm" svg:y1="6.558cm" svg:x2="24.62cm" svg:y2="9.842cm" draw:start-shape="id72" draw:start-glue-point="2" draw:end-shape="id76" draw:end-glue-point="0" svg:d="M15020 6558l9600 3284" svg:viewBox="0 0 9601 3285">
          <text:p/>
        </draw:connector>
        <draw:connector draw:style-name="gr29" draw:text-style-name="P15" draw:layer="layout" draw:type="line" svg:x1="15.02cm" svg:y1="6.558cm" svg:x2="19.52cm" svg:y2="9.841cm" draw:start-shape="id72" draw:start-glue-point="2" draw:end-shape="id77" draw:end-glue-point="0" svg:d="M15020 6558l4500 3283" svg:viewBox="0 0 4501 3284">
          <text:p/>
        </draw:connector>
        <draw:connector draw:style-name="gr29" draw:text-style-name="P15" draw:layer="layout" draw:type="line" svg:x1="19.52cm" svg:y1="10.857cm" svg:x2="19.524cm" svg:y2="12.963cm" draw:start-shape="id77" draw:start-glue-point="2" draw:end-shape="id78" draw:end-glue-point="0" svg:d="M19520 10857l4 2106" svg:viewBox="0 0 5 2107">
          <text:p/>
        </draw:connector>
        <draw:connector draw:style-name="gr29" draw:text-style-name="P15" draw:layer="layout" draw:type="line" svg:x1="24.62cm" svg:y1="10.858cm" svg:x2="24.649cm" svg:y2="12.963cm" draw:start-shape="id76" draw:start-glue-point="2" draw:end-shape="id79" draw:end-glue-point="0" svg:d="M24620 10858l29 2105" svg:viewBox="0 0 30 2106">
          <text:p/>
        </draw:connector>
        <draw:connector draw:style-name="gr29" draw:text-style-name="P15" draw:layer="layout" draw:type="line" svg:x1="10.92cm" svg:y1="16.758cm" svg:x2="10.941cm" svg:y2="19.051cm" draw:start-shape="id80" draw:start-glue-point="2" draw:end-shape="id81" draw:end-glue-point="0" svg:d="M10920 16758l21 2293" svg:viewBox="0 0 22 2294">
          <text:p/>
        </draw:connector>
        <draw:connector draw:style-name="gr29" draw:text-style-name="P15" draw:layer="layout" draw:type="line" svg:x1="5.82cm" svg:y1="16.757cm" svg:x2="5.816cm" svg:y2="19.051cm" draw:start-shape="id82" draw:start-glue-point="2" draw:end-shape="id83" draw:end-glue-point="0" svg:d="M5820 16757l-4 2294" svg:viewBox="0 0 5 2295">
          <text:p/>
        </draw:connector>
        <draw:connector draw:style-name="gr29" draw:text-style-name="P15" draw:layer="layout" draw:type="line" svg:x1="5.82cm" svg:y1="10.857cm" svg:x2="5.82cm" svg:y2="15.741cm" draw:start-shape="id73" draw:start-glue-point="2" draw:end-shape="id82" draw:end-glue-point="0" svg:d="M5820 10857v4884" svg:viewBox="0 0 1 4885">
          <text:p/>
        </draw:connector>
        <draw:connector draw:style-name="gr29" draw:text-style-name="P15" draw:layer="layout" draw:type="line" svg:x1="5.82cm" svg:y1="10.857cm" svg:x2="10.92cm" svg:y2="15.742cm" draw:start-shape="id73" draw:start-glue-point="2" draw:end-shape="id80" draw:end-glue-point="0" svg:d="M5820 10857l5100 4885" svg:viewBox="0 0 5101 4886">
          <text:p/>
        </draw:connector>
        <draw:custom-shape draw:style-name="gr51" draw:text-style-name="P28" draw:layer="layout" svg:width="1.016cm" svg:height="1.016cm" svg:x="10.568cm" svg:y="3.764cm">
          <text:p text:style-name="P25"><text:span text:style-name="T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7.268cm" svg:y="7.464cm">
          <text:p text:style-name="P25"><text:span text:style-name="T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4.968cm" svg:y="12.164cm">
          <text:p text:style-name="P25"><text:span text:style-name="T9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4.968cm" svg:y="17.164cm">
          <text:p text:style-name="P25"><text:span text:style-name="T9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7.468cm" svg:y="11.964cm">
          <text:p text:style-name="P25"><text:span text:style-name="T9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10.768cm" svg:y="17.064cm">
          <text:p text:style-name="P25"><text:span text:style-name="T9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10.168cm" svg:y="7.364cm">
          <text:p text:style-name="P25"><text:span text:style-name="T9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10.768cm" svg:y="11.164cm">
          <text:p text:style-name="P25"><text:span text:style-name="T9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13.368cm" svg:y="3.764cm">
          <text:p text:style-name="P25"><text:span text:style-name="T9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16.168cm" svg:y="7.764cm">
          <text:p text:style-name="P25"><text:span text:style-name="T9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18.668cm" svg:y="11.164cm">
          <text:p text:style-name="P25"><text:span text:style-name="T9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19.068cm" svg:y="7.264cm">
          <text:p text:style-name="P25"><text:span text:style-name="T9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8" draw:layer="layout" svg:width="1.016cm" svg:height="1.016cm" svg:x="24.468cm" svg:y="11.164cm">
          <text:p text:style-name="P25"><text:span text:style-name="T9">1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4" draw:layer="layout" svg:width="13.968cm" svg:height="10.476cm" svg:x="3.81cm" svg:y="2.123cm" draw:page-number="13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custom-shape draw:style-name="gr67" draw:text-style-name="P34" draw:layer="layout" svg:width="0.762cm" svg:height="0.762cm" svg:x="13.218cm" svg:y="7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6" draw:layer="layout" svg:width="0.762cm" svg:height="0.762cm" svg:x="20.066cm" svg:y="9.9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1" draw:layer="layout" svg:width="14.4cm" svg:height="0.712cm" svg:x="0.332cm" svg:y="0.508cm">
          <draw:text-box>
            <text:p><text:span text:style-name="T4">Compass rose</text:span></text:p>
          </draw:text-box>
        </draw:frame>
        <draw:custom-shape draw:style-name="gr68" draw:text-style-name="P3" xml:id="id84" draw:id="id84" draw:layer="layout" svg:width="6.096cm" svg:height="6.096cm" svg:x="10.554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9" draw:text-style-name="P15" draw:layer="layout" draw:type="line" svg:x1="10.554cm" svg:y1="8.382cm" svg:x2="16.65cm" svg:y2="8.382cm" draw:start-shape="id84" draw:start-glue-point="6" draw:end-shape="id84" draw:end-glue-point="10" svg:d="M10554 8382h6096" svg:viewBox="0 0 6097 1">
          <text:p/>
        </draw:connector>
        <draw:connector draw:style-name="gr69" draw:text-style-name="P15" draw:layer="layout" draw:type="line" svg:x1="13.602cm" svg:y1="5.334cm" svg:x2="13.602cm" svg:y2="11.43cm" draw:start-shape="id84" draw:start-glue-point="4" draw:end-shape="id84" draw:end-glue-point="8" svg:d="M13602 5334v6096" svg:viewBox="0 0 1 6097">
          <text:p/>
        </draw:connector>
        <draw:connector draw:style-name="gr69" draw:text-style-name="P15" draw:layer="layout" draw:type="line" svg:x1="11.446cm" svg:y1="6.226cm" svg:x2="15.758cm" svg:y2="10.538cm" draw:start-shape="id84" draw:start-glue-point="5" draw:end-shape="id84" draw:end-glue-point="9" svg:d="M11446 6226l4312 4312" svg:viewBox="0 0 4313 4313">
          <text:p/>
        </draw:connector>
        <draw:connector draw:style-name="gr69" draw:text-style-name="P15" draw:layer="layout" draw:type="line" svg:x1="11.446cm" svg:y1="10.538cm" svg:x2="15.758cm" svg:y2="6.226cm" draw:start-shape="id84" draw:start-glue-point="7" draw:end-shape="id84" draw:end-glue-point="11" svg:d="M11446 10538l4312-4312" svg:viewBox="0 0 4313 4313">
          <text:p/>
        </draw:connector>
        <draw:frame draw:style-name="gr70" draw:text-style-name="P8" draw:layer="layout" svg:width="1.551cm" svg:height="1.423cm" svg:x="12.827cm" svg:y="3.818cm">
          <draw:text-box>
            <text:p><text:span text:style-name="T11">N</text:span>orth</text:p>
            <text:p><text:span text:style-name="T11">0</text:span><text:span text:style-name="T12">°</text:span></text:p>
          </draw:text-box>
        </draw:frame>
        <draw:frame draw:style-name="gr71" draw:text-style-name="P8" draw:layer="layout" svg:width="1.657cm" svg:height="1.423cm" svg:x="12.827cm" svg:y="11.684cm">
          <draw:text-box>
            <text:p><text:span text:style-name="T11">180</text:span><text:span text:style-name="T12">°</text:span></text:p>
            <text:p><text:span text:style-name="T11">S</text:span>outh</text:p>
          </draw:text-box>
        </draw:frame>
        <draw:frame draw:style-name="gr72" draw:text-style-name="P8" draw:layer="layout" svg:width="2.407cm" svg:height="0.712cm" svg:x="17.026cm" svg:y="8.024cm">
          <draw:text-box>
            <text:p><text:span text:style-name="T11">90</text:span><text:span text:style-name="T12">°</text:span><text:span text:style-name="T11"> E</text:span>ast</text:p>
          </draw:text-box>
        </draw:frame>
        <draw:frame draw:style-name="gr73" draw:text-style-name="P8" draw:layer="layout" svg:width="2.944cm" svg:height="0.712cm" svg:x="7.427cm" svg:y="8.024cm">
          <draw:text-box>
            <text:p><text:span text:style-name="T11">270</text:span><text:span text:style-name="T12">°</text:span><text:span text:style-name="T11"> W</text:span>est</text:p>
          </draw:text-box>
        </draw:frame>
        <draw:frame draw:style-name="gr72" draw:text-style-name="P8" draw:layer="layout" svg:width="2.407cm" svg:height="0.712cm" svg:x="17.027cm" svg:y="8.024cm">
          <draw:text-box>
            <text:p><text:span text:style-name="T11">90</text:span><text:span text:style-name="T12">°</text:span><text:span text:style-name="T11"> E</text:span>ast</text:p>
          </draw:text-box>
        </draw:frame>
        <draw:frame draw:style-name="gr74" draw:text-style-name="P8" draw:layer="layout" svg:width="2.555cm" svg:height="0.712cm" svg:x="8.682cm" svg:y="5.734cm">
          <draw:text-box>
            <text:p><text:span text:style-name="T12">315°</text:span><text:span text:style-name="T11"> NW</text:span></text:p>
          </draw:text-box>
        </draw:frame>
        <draw:frame draw:style-name="gr75" draw:text-style-name="P8" draw:layer="layout" svg:width="2.017cm" svg:height="0.712cm" svg:x="16.021cm" svg:y="5.734cm">
          <draw:text-box>
            <text:p><text:span text:style-name="T12">45°</text:span><text:span text:style-name="T11"> NE</text:span></text:p>
          </draw:text-box>
        </draw:frame>
        <draw:frame draw:style-name="gr76" draw:text-style-name="P8" draw:layer="layout" svg:width="2.334cm" svg:height="0.712cm" svg:x="16.022cm" svg:y="10.334cm">
          <draw:text-box>
            <text:p><text:span text:style-name="T12">135°</text:span><text:span text:style-name="T11"> SE</text:span></text:p>
          </draw:text-box>
        </draw:frame>
        <draw:frame draw:style-name="gr77" draw:text-style-name="P8" draw:layer="layout" svg:width="2.521cm" svg:height="0.712cm" svg:x="8.722cm" svg:y="10.334cm">
          <draw:text-box>
            <text:p><text:span text:style-name="T12">225°</text:span><text:span text:style-name="T11"> SW</text:span></text:p>
          </draw:text-box>
        </draw:frame>
        <presentation:notes draw:style-name="dp2">
          <draw:page-thumbnail draw:style-name="gr14" draw:layer="layout" svg:width="13.968cm" svg:height="10.476cm" svg:x="3.81cm" svg:y="2.123cm" draw:page-number="1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custom-shape draw:style-name="gr78" draw:text-style-name="P35" draw:layer="layout" svg:width="23.622cm" svg:height="9.144cm" svg:x="1.016cm" svg:y="6.3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6" draw:layer="layout" svg:width="0.762cm" svg:height="0.762cm" svg:x="20.066cm" svg:y="9.9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1" draw:layer="layout" svg:width="14.4cm" svg:height="0.712cm" svg:x="0.332cm" svg:y="0.508cm">
          <draw:text-box>
            <text:p><text:span text:style-name="T4">Data type “width” depiction</text:span></text:p>
          </draw:text-box>
        </draw:frame>
        <draw:line draw:style-name="gr79" draw:text-style-name="P15" draw:layer="layout" svg:x1="11.176cm" svg:y1="7.728cm" svg:x2="14.986cm" svg:y2="7.728cm">
          <text:p/>
        </draw:line>
        <draw:line draw:style-name="gr79" draw:text-style-name="P15" draw:layer="layout" svg:x1="2.794cm" svg:y1="10.922cm" svg:x2="23.114cm" svg:y2="10.922cm">
          <text:p/>
        </draw:line>
        <draw:frame draw:style-name="gr80" draw:text-style-name="P36" draw:layer="layout" svg:width="1.983cm" svg:height="1.102cm" svg:x="10.17cm" svg:y="8.074cm">
          <draw:text-box>
            <text:p><text:span text:style-name="T13">-128</text:span></text:p>
          </draw:text-box>
        </draw:frame>
        <draw:frame draw:style-name="gr81" draw:text-style-name="P36" draw:layer="layout" svg:width="1.653cm" svg:height="1.102cm" svg:x="14.124cm" svg:y="8.074cm">
          <draw:text-box>
            <text:p><text:span text:style-name="T13">127</text:span></text:p>
          </draw:text-box>
        </draw:frame>
        <draw:frame draw:style-name="gr82" draw:text-style-name="P36" draw:layer="layout" svg:width="3.084cm" svg:height="1.102cm" svg:x="1.289cm" svg:y="11.222cm">
          <draw:text-box>
            <text:p><text:span text:style-name="T13">-32768</text:span></text:p>
          </draw:text-box>
        </draw:frame>
        <draw:frame draw:style-name="gr83" draw:text-style-name="P36" draw:layer="layout" svg:width="2.754cm" svg:height="1.102cm" svg:x="21.524cm" svg:y="11.222cm">
          <draw:text-box>
            <text:p><text:span text:style-name="T13">32767</text:span></text:p>
          </draw:text-box>
        </draw:frame>
        <draw:frame draw:style-name="gr84" draw:text-style-name="P12" draw:layer="layout" svg:width="17.211cm" svg:height="2.445cm" svg:x="4.252cm" svg:y="13.146cm">
          <draw:text-box>
            <text:p><text:span text:style-name="T5">Width of a </text:span><text:span text:style-name="T14">byte</text:span><text:span text:style-name="T5"> (top) and a </text:span><text:span text:style-name="T14">short</text:span><text:span text:style-name="T5"> (bottom)</text:span></text:p>
            <text:p><text:span text:style-name="T15"/></text:p>
            <text:p><text:span text:style-name="T16">Note that this diagram is not to scale</text:span></text:p>
          </draw:text-box>
        </draw:frame>
        <draw:frame draw:style-name="gr85" draw:text-style-name="P37" draw:layer="layout" svg:width="4.35cm" svg:height="1.026cm" svg:x="10.922cm" svg:y="6.68cm">
          <draw:text-box>
            <text:p><text:span text:style-name="T16">byte range</text:span></text:p>
          </draw:text-box>
        </draw:frame>
        <draw:frame draw:style-name="gr86" draw:text-style-name="P37" draw:layer="layout" svg:width="4.654cm" svg:height="1.026cm" svg:x="10.723cm" svg:y="9.981cm">
          <draw:text-box>
            <text:p><text:span text:style-name="T16">short range</text:span></text:p>
          </draw:text-box>
        </draw:frame>
        <presentation:notes draw:style-name="dp2">
          <draw:page-thumbnail draw:style-name="gr14" draw:layer="layout" svg:width="13.968cm" svg:height="10.476cm" svg:x="3.81cm" svg:y="2.123cm" draw:page-number="15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standard" draw:layer="layout" svg:width="14.098cm" svg:height="3.998cm" svg:x="12.336cm" svg:y="2.13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17">0</text:span></text:p>
              </table:table-cell>
              <table:table-cell>
                <text:p text:style-name="P38"><text:span text:style-name="T17">1</text:span></text:p>
              </table:table-cell>
              <table:table-cell>
                <text:p text:style-name="P38"><text:span text:style-name="T17">2</text:span></text:p>
              </table:table-cell>
              <table:table-cell>
                <text:p text:style-name="P38"><text:span text:style-name="T17">3</text:span></text:p>
              </table:table-cell>
            </table:table-row>
            <table:table-row table:style-name="ro2" table:default-cell-style-name="ce1">
              <table:table-cell>
                <text:p text:style-name="P39"><text:span text:style-name="T17">10</text:span></text:p>
              </table:table-cell>
              <table:table-cell>
                <text:p text:style-name="P38"><text:span text:style-name="T17">20</text:span></text:p>
              </table:table-cell>
              <table:table-cell>
                <text:p text:style-name="P38"><text:span text:style-name="T17">30</text:span></text:p>
              </table:table-cell>
              <table:table-cell>
                <text:p text:style-name="P38"><text:span text:style-name="T17">4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7" draw:text-style-name="P8" draw:layer="layout" svg:width="5.334cm" svg:height="1.737cm" svg:x="5.026cm" svg:y="2.162cm">
          <draw:text-box>
            <text:p><text:span text:style-name="T17">Indices</text:span></text:p>
          </draw:text-box>
        </draw:frame>
        <draw:frame draw:style-name="gr87" draw:text-style-name="P8" draw:layer="layout" svg:width="6.858cm" svg:height="1.737cm" svg:x="3.442cm" svg:y="4.172cm">
          <draw:text-box>
            <text:p><text:span text:style-name="T17">Elements</text:span></text:p>
          </draw:text-box>
        </draw:frame>
        <draw:line draw:style-name="gr88" draw:text-style-name="P15" draw:layer="layout" svg:x1="10.414cm" svg:y1="3.057cm" svg:x2="12.336cm" svg:y2="3.057cm">
          <text:p/>
        </draw:line>
        <draw:line draw:style-name="gr88" draw:text-style-name="P15" draw:layer="layout" svg:x1="10.361cm" svg:y1="5.057cm" svg:x2="12.283cm" svg:y2="5.057cm">
          <text:p/>
        </draw:line>
        <draw:frame draw:style-name="standard" draw:layer="layout" svg:width="14.098cm" svg:height="3.998cm" svg:x="12.316cm" svg:y="9.51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7"><text:span text:style-name="T17">0</text:span></text:p>
              </table:table-cell>
              <table:table-cell>
                <text:p text:style-name="P38"><text:span text:style-name="T17">1</text:span></text:p>
              </table:table-cell>
              <table:table-cell>
                <text:p text:style-name="P38"><text:span text:style-name="T17">2</text:span></text:p>
              </table:table-cell>
            </table:table-row>
            <table:table-row table:style-name="ro2" table:default-cell-style-name="ce2">
              <table:table-cell>
                <text:p text:style-name="P40"><text:span text:style-name="T18">‘</text:span><text:span text:style-name="T18">crunchy frog’</text:span></text:p>
              </table:table-cell>
              <table:table-cell>
                <text:p text:style-name="P41"><text:span text:style-name="T18">‘</text:span><text:span text:style-name="T18">ram bladder’</text:span></text:p>
              </table:table-cell>
              <table:table-cell>
                <text:p text:style-name="P41"><text:span text:style-name="T18">‘</text:span><text:span text:style-name="T18">lark vomit’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87" draw:text-style-name="P8" draw:layer="layout" svg:width="5.334cm" svg:height="1.737cm" svg:x="5.026cm" svg:y="9.663cm">
          <draw:text-box>
            <text:p><text:span text:style-name="T17">Indices</text:span></text:p>
          </draw:text-box>
        </draw:frame>
        <draw:frame draw:style-name="gr87" draw:text-style-name="P8" draw:layer="layout" svg:width="6.858cm" svg:height="1.737cm" svg:x="3.442cm" svg:y="11.673cm">
          <draw:text-box>
            <text:p><text:span text:style-name="T17">Elements</text:span></text:p>
          </draw:text-box>
        </draw:frame>
        <draw:line draw:style-name="gr88" draw:text-style-name="P15" draw:layer="layout" svg:x1="10.414cm" svg:y1="10.558cm" svg:x2="12.336cm" svg:y2="10.558cm">
          <text:p/>
        </draw:line>
        <draw:line draw:style-name="gr88" draw:text-style-name="P15" draw:layer="layout" svg:x1="10.361cm" svg:y1="12.558cm" svg:x2="12.283cm" svg:y2="12.558cm">
          <text:p/>
        </draw:line>
        <draw:frame draw:style-name="gr87" draw:text-style-name="P8" draw:layer="layout" svg:width="5.334cm" svg:height="1.737cm" svg:x="5.026cm" svg:y="2.163cm">
          <draw:text-box>
            <text:p><text:span text:style-name="T17">Indices</text:span></text:p>
          </draw:text-box>
        </draw:frame>
        <draw:frame draw:style-name="gr87" draw:text-style-name="P8" draw:layer="layout" svg:width="6.858cm" svg:height="1.737cm" svg:x="3.442cm" svg:y="4.173cm">
          <draw:text-box>
            <text:p><text:span text:style-name="T17">Elements</text:span></text:p>
          </draw:text-box>
        </draw:frame>
        <draw:line draw:style-name="gr88" draw:text-style-name="P15" draw:layer="layout" svg:x1="10.414cm" svg:y1="3.058cm" svg:x2="12.336cm" svg:y2="3.058cm">
          <text:p/>
        </draw:line>
        <draw:line draw:style-name="gr88" draw:text-style-name="P15" draw:layer="layout" svg:x1="10.361cm" svg:y1="5.058cm" svg:x2="12.283cm" svg:y2="5.058cm">
          <text:p/>
        </draw:line>
        <presentation:notes draw:style-name="dp2">
          <draw:page-thumbnail draw:style-name="gr14" draw:layer="layout" svg:width="13.968cm" svg:height="10.476cm" svg:x="3.81cm" svg:y="2.123cm" draw:page-number="16" presentation:class="page"/>
          <draw:frame presentation:style-name="pr1" draw:text-style-name="P4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standard" draw:layer="layout" svg:width="14.098cm" svg:height="3.996cm" svg:x="7.591cm" svg:y="3.51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>
                <text:p text:style-name="P7"><text:span text:style-name="T17">0</text:span></text:p>
              </table:table-cell>
              <table:table-cell>
                <text:p text:style-name="P38"><text:span text:style-name="T17">1</text:span></text:p>
              </table:table-cell>
              <table:table-cell>
                <text:p text:style-name="P38"><text:span text:style-name="T17">2</text:span></text:p>
              </table:table-cell>
            </table:table-row>
            <table:table-row table:style-name="ro2" table:default-cell-style-name="ce3">
              <table:table-cell>
                <text:p text:style-name="P43"><text:span text:style-name="T13">Cheddar</text:span></text:p>
              </table:table-cell>
              <table:table-cell>
                <text:p text:style-name="P44"><text:span text:style-name="T13">Edam</text:span></text:p>
              </table:table-cell>
              <table:table-cell>
                <text:p text:style-name="P44"><text:span text:style-name="T13">Gouda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89" draw:text-style-name="P8" draw:layer="layout" svg:width="5.793cm" svg:height="1.737cm" svg:x="0.788cm" svg:y="4.672cm">
          <draw:text-box>
            <text:p><text:span text:style-name="T17">cheeses</text:span></text:p>
          </draw:text-box>
        </draw:frame>
        <draw:custom-shape draw:style-name="gr90" draw:text-style-name="P3" draw:layer="layout" svg:width="0.762cm" svg:height="4.572cm" svg:x="6.792cm" svg:y="3.30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standard" draw:layer="layout" svg:width="10.02cm" svg:height="3.998cm" svg:x="7.659cm" svg:y="9.748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7"><text:span text:style-name="T17">0</text:span></text:p>
              </table:table-cell>
              <table:table-cell>
                <text:p text:style-name="P38"><text:span text:style-name="T17">1</text:span></text:p>
              </table:table-cell>
            </table:table-row>
            <table:table-row table:style-name="ro2" table:default-cell-style-name="ce1">
              <table:table-cell>
                <text:p text:style-name="P39"><text:span text:style-name="T17">17</text:span></text:p>
              </table:table-cell>
              <table:table-cell>
                <text:p text:style-name="P38"><text:span text:style-name="T17">123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91" draw:text-style-name="P8" draw:layer="layout" svg:width="6.096cm" svg:height="1.737cm" svg:x="0.534cm" svg:y="10.93cm">
          <draw:text-box>
            <text:p><text:span text:style-name="T17">numbers</text:span></text:p>
          </draw:text-box>
        </draw:frame>
        <draw:custom-shape draw:style-name="gr92" draw:text-style-name="P3" draw:layer="layout" svg:width="0.762cm" svg:height="4.572cm" svg:x="6.846cm" svg:y="9.50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1" draw:text-style-name="P8" draw:layer="layout" svg:width="4.472cm" svg:height="1.737cm" svg:x="2.288cm" svg:y="17.031cm">
          <draw:text-box>
            <text:p><text:span text:style-name="T17">empty</text:span></text:p>
          </draw:text-box>
        </draw:frame>
        <draw:custom-shape draw:style-name="gr92" draw:text-style-name="P3" draw:layer="layout" svg:width="0.762cm" svg:height="4.572cm" svg:x="6.9cm" svg:y="15.60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3" draw:text-style-name="P8" draw:layer="layout" svg:width="2.929cm" svg:height="0.945cm" svg:x="23.741cm" svg:y="3.967cm">
          <draw:text-box>
            <text:p><text:span text:style-name="T1">Indices</text:span></text:p>
          </draw:text-box>
        </draw:frame>
        <draw:line draw:style-name="gr88" draw:text-style-name="P15" draw:layer="layout" svg:x1="23.692cm" svg:y1="4.418cm" svg:x2="21.77cm" svg:y2="4.418cm">
          <text:p/>
        </draw:line>
        <draw:frame draw:style-name="gr94" draw:text-style-name="P8" draw:layer="layout" svg:width="3.81cm" svg:height="0.966cm" svg:x="23.742cm" svg:y="5.992cm">
          <draw:text-box>
            <text:p><text:span text:style-name="T1">Elements</text:span></text:p>
          </draw:text-box>
        </draw:frame>
        <draw:line draw:style-name="gr88" draw:text-style-name="P15" draw:layer="layout" svg:x1="23.693cm" svg:y1="6.518cm" svg:x2="21.771cm" svg:y2="6.518cm">
          <text:p/>
        </draw:line>
        <draw:frame draw:style-name="gr93" draw:text-style-name="P8" draw:layer="layout" svg:width="2.929cm" svg:height="0.945cm" svg:x="19.741cm" svg:y="10.414cm">
          <draw:text-box>
            <text:p><text:span text:style-name="T1">Indices</text:span></text:p>
          </draw:text-box>
        </draw:frame>
        <draw:line draw:style-name="gr88" draw:text-style-name="P15" draw:layer="layout" svg:x1="19.692cm" svg:y1="10.865cm" svg:x2="17.77cm" svg:y2="10.865cm">
          <text:p/>
        </draw:line>
        <draw:frame draw:style-name="gr94" draw:text-style-name="P8" draw:layer="layout" svg:width="3.81cm" svg:height="0.966cm" svg:x="19.742cm" svg:y="12.439cm">
          <draw:text-box>
            <text:p><text:span text:style-name="T1">Elements</text:span></text:p>
          </draw:text-box>
        </draw:frame>
        <draw:line draw:style-name="gr88" draw:text-style-name="P15" draw:layer="layout" svg:x1="19.693cm" svg:y1="12.965cm" svg:x2="17.771cm" svg:y2="12.965cm">
          <text:p/>
        </draw:line>
        <presentation:notes draw:style-name="dp2">
          <draw:page-thumbnail draw:style-name="gr14" draw:layer="layout" svg:width="13.968cm" svg:height="10.476cm" svg:x="3.81cm" svg:y="2.123cm" draw:page-number="17" presentation:class="page"/>
          <draw:frame presentation:style-name="pr1" draw:text-style-name="P4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standard" draw:layer="layout" svg:width="14.098cm" svg:height="3.996cm" svg:x="12.691cm" svg:y="3.51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>
                <text:p text:style-name="P7"><text:span text:style-name="T17">0 (-3)</text:span></text:p>
              </table:table-cell>
              <table:table-cell>
                <text:p text:style-name="P38"><text:span text:style-name="T17">1 (-2)</text:span></text:p>
              </table:table-cell>
              <table:table-cell>
                <text:p text:style-name="P38"><text:span text:style-name="T17">2 (-1)</text:span></text:p>
              </table:table-cell>
            </table:table-row>
            <table:table-row table:style-name="ro2" table:default-cell-style-name="ce3">
              <table:table-cell>
                <text:p text:style-name="P43"><text:span text:style-name="T13">Cheddar</text:span></text:p>
              </table:table-cell>
              <table:table-cell>
                <text:p text:style-name="P44"><text:span text:style-name="T13">Edam</text:span></text:p>
              </table:table-cell>
              <table:table-cell>
                <text:p text:style-name="P44"><text:span text:style-name="T13">Gouda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89" draw:text-style-name="P8" draw:layer="layout" svg:width="5.793cm" svg:height="1.737cm" svg:x="5.888cm" svg:y="4.672cm">
          <draw:text-box>
            <text:p><text:span text:style-name="T17">cheeses</text:span></text:p>
          </draw:text-box>
        </draw:frame>
        <draw:custom-shape draw:style-name="gr92" draw:text-style-name="P3" draw:layer="layout" svg:width="0.762cm" svg:height="4.572cm" svg:x="11.892cm" svg:y="3.30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standard" draw:layer="layout" svg:width="10.02cm" svg:height="3.998cm" svg:x="12.759cm" svg:y="9.748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7"><text:span text:style-name="T17">0 (-2)</text:span></text:p>
              </table:table-cell>
              <table:table-cell>
                <text:p text:style-name="P38"><text:span text:style-name="T17">1 (-1)</text:span></text:p>
              </table:table-cell>
            </table:table-row>
            <table:table-row table:style-name="ro2" table:default-cell-style-name="ce1">
              <table:table-cell>
                <text:p text:style-name="P39"><text:span text:style-name="T17">17</text:span></text:p>
              </table:table-cell>
              <table:table-cell>
                <text:p text:style-name="P38"><text:span text:style-name="T17">123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91" draw:text-style-name="P8" draw:layer="layout" svg:width="6.096cm" svg:height="1.737cm" svg:x="5.634cm" svg:y="10.93cm">
          <draw:text-box>
            <text:p><text:span text:style-name="T17">numbers</text:span></text:p>
          </draw:text-box>
        </draw:frame>
        <draw:custom-shape draw:style-name="gr92" draw:text-style-name="P3" draw:layer="layout" svg:width="0.762cm" svg:height="4.572cm" svg:x="11.946cm" svg:y="9.50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1" draw:text-style-name="P8" draw:layer="layout" svg:width="4.472cm" svg:height="1.737cm" svg:x="7.388cm" svg:y="17.031cm">
          <draw:text-box>
            <text:p><text:span text:style-name="T17">empty</text:span></text:p>
          </draw:text-box>
        </draw:frame>
        <draw:custom-shape draw:style-name="gr92" draw:text-style-name="P3" draw:layer="layout" svg:width="0.762cm" svg:height="4.572cm" svg:x="12cm" svg:y="15.60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14" draw:layer="layout" svg:width="13.968cm" svg:height="10.476cm" svg:x="3.81cm" svg:y="2.123cm" draw:page-number="18" presentation:class="page"/>
          <draw:frame presentation:style-name="pr1" draw:text-style-name="P4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standard" draw:layer="layout" svg:width="24.383cm" svg:height="4.871cm" svg:x="1.27cm" svg:y="7.112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1" table:default-cell-style-name="ce4">
              <table:table-cell>
                <text:p text:style-name="P7"><text:span text:style-name="T17">0</text:span></text:p>
              </table:table-cell>
              <table:table-cell>
                <text:p text:style-name="P38"><text:span text:style-name="T17">1</text:span></text:p>
              </table:table-cell>
              <table:table-cell>
                <text:p text:style-name="P38"><text:span text:style-name="T17">2</text:span></text:p>
              </table:table-cell>
              <table:table-cell>
                <text:p text:style-name="P38"><text:span text:style-name="T17">3</text:span></text:p>
              </table:table-cell>
            </table:table-row>
            <table:table-row table:style-name="ro4" table:default-cell-style-name="ce4">
              <table:table-cell>
                <text:p text:style-name="P39"><text:span text:style-name="T17">‘</text:span><text:span text:style-name="T17">spam’</text:span></text:p>
              </table:table-cell>
              <table:table-cell>
                <text:p text:style-name="P38"><text:span text:style-name="T17">1</text:span></text:p>
              </table:table-cell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gr95" draw:text-style-name="P45" draw:layer="layout" svg:width="14.256cm" svg:height="0.713cm" svg:x="5.08cm" svg:y="1.573cm">
          <draw:text-box>
            <text:p>['spam', 1, ['Brie', 'Roquefort', 'Pol le Veq'], [1, 2, 3]]</text:p>
          </draw:text-box>
        </draw:frame>
        <draw:frame draw:style-name="standard" draw:layer="layout" svg:width="11.663cm" svg:height="2.257cm" svg:x="8.26cm" svg:y="9.367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row table:style-name="ro5" table:default-cell-style-name="ce5">
              <table:table-cell>
                <text:p text:style-name="P7"><text:span text:style-name="T9">0</text:span></text:p>
              </table:table-cell>
              <table:table-cell>
                <text:p text:style-name="P46"><text:span text:style-name="T9">1</text:span></text:p>
              </table:table-cell>
              <table:table-cell>
                <text:p text:style-name="P46"><text:span text:style-name="T9">2</text:span></text:p>
              </table:table-cell>
            </table:table-row>
            <table:table-row table:style-name="ro5" table:default-cell-style-name="ce5">
              <table:table-cell>
                <text:p text:style-name="P47"><text:span text:style-name="T9">‘</text:span><text:span text:style-name="T9">Brie’</text:span></text:p>
              </table:table-cell>
              <table:table-cell>
                <text:p text:style-name="P46"><text:span text:style-name="T9">‘</text:span><text:span text:style-name="T9">Roquefort’</text:span></text:p>
              </table:table-cell>
              <table:table-cell>
                <text:p text:style-name="P46"><text:span text:style-name="T9">‘</text:span><text:span text:style-name="T9">Pol le Veq’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4.801cm" svg:height="2.257cm" svg:x="20.476cm" svg:y="9.324cm">
          <table:table table:template-name="default" table:use-first-row-styles="true" table:use-banding-rows-styles="true">
            <table:table-column table:style-name="co14"/>
            <table:table-column table:style-name="co8"/>
            <table:table-column table:style-name="co15"/>
            <table:table-row table:style-name="ro6" table:default-cell-style-name="ce5">
              <table:table-cell>
                <text:p text:style-name="P7"><text:span text:style-name="T9">0</text:span></text:p>
              </table:table-cell>
              <table:table-cell>
                <text:p text:style-name="P46"><text:span text:style-name="T9">1</text:span></text:p>
              </table:table-cell>
              <table:table-cell>
                <text:p text:style-name="P46"><text:span text:style-name="T9">2</text:span></text:p>
              </table:table-cell>
            </table:table-row>
            <table:table-row table:style-name="ro7" table:default-cell-style-name="ce5">
              <table:table-cell>
                <text:p text:style-name="P47"><text:span text:style-name="T9">1</text:span></text:p>
              </table:table-cell>
              <table:table-cell>
                <text:p text:style-name="P46"><text:span text:style-name="T9">2</text:span></text:p>
              </table:table-cell>
              <table:table-cell>
                <text:p text:style-name="P46"><text:span text:style-name="T9">3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4" draw:layer="layout" svg:width="13.968cm" svg:height="10.476cm" svg:x="3.81cm" svg:y="2.123cm" draw:page-number="19" presentation:class="page"/>
          <draw:frame presentation:style-name="pr1" draw:text-style-name="P4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custom-shape draw:style-name="gr96" draw:text-style-name="P35" draw:layer="layout" svg:width="25.146cm" svg:height="15.494cm" svg:x="0.508cm" svg:y="2.5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97" draw:text-style-name="P8" draw:layer="layout" svg:width="14.459cm" svg:height="0.712cm" svg:x="1.268cm" svg:y="19.304cm">
          <draw:text-box>
            <text:p>CS Team Roles: CS knowledge, domain knowledge</text:p>
          </draw:text-box>
        </draw:frame>
        <draw:line draw:style-name="gr98" draw:text-style-name="P15" draw:layer="layout" svg:x1="5.556cm" svg:y1="15.578cm" svg:x2="25.368cm" svg:y2="15.578cm">
          <text:p/>
        </draw:line>
        <draw:line draw:style-name="gr98" draw:text-style-name="P15" draw:layer="layout" svg:x1="5.562cm" svg:y1="15.604cm" svg:x2="5.562cm" svg:y2="2.878cm">
          <text:p/>
        </draw:line>
        <draw:frame draw:style-name="gr99" draw:text-style-name="P8" draw:layer="layout" svg:width="11.974cm" svg:height="1.026cm" svg:x="8.46cm" svg:y="16.61cm">
          <draw:text-box>
            <text:p><text:span text:style-name="T5">Business Domain Knowledge</text:span></text:p>
          </draw:text-box>
        </draw:frame>
        <draw:frame draw:style-name="gr100" draw:text-style-name="P8" draw:layer="layout" svg:width="3.837cm" svg:height="2.051cm" svg:x="0.89cm" svg:y="8.12cm">
          <draw:text-box>
            <text:p><text:span text:style-name="T5">CS</text:span><text:span text:style-name="T5"><text:line-break/></text:span><text:span text:style-name="T5">Expertise</text:span></text:p>
          </draw:text-box>
        </draw:frame>
        <draw:frame draw:style-name="gr101" draw:text-style-name="P8" draw:layer="layout" svg:width="2.032cm" svg:height="0.869cm" svg:x="3.402cm" svg:y="13.97cm">
          <draw:text-box>
            <text:p><text:span text:style-name="T9">Some</text:span></text:p>
          </draw:text-box>
        </draw:frame>
        <draw:frame draw:style-name="gr101" draw:text-style-name="P8" draw:layer="layout" svg:width="2.032cm" svg:height="0.869cm" svg:x="6.102cm" svg:y="15.571cm">
          <draw:text-box>
            <text:p><text:span text:style-name="T9">Some</text:span></text:p>
          </draw:text-box>
        </draw:frame>
        <draw:frame draw:style-name="gr101" draw:text-style-name="P8" draw:layer="layout" svg:width="3.836cm" svg:height="0.869cm" svg:x="20.802cm" svg:y="15.578cm">
          <draw:text-box>
            <text:p><text:span text:style-name="T9">Significant</text:span></text:p>
          </draw:text-box>
        </draw:frame>
        <draw:frame draw:style-name="gr101" draw:text-style-name="P8" draw:layer="layout" svg:width="3.608cm" svg:height="0.869cm" svg:x="1.826cm" svg:y="3.703cm">
          <draw:text-box>
            <text:p><text:span text:style-name="T9">Significant</text:span></text:p>
          </draw:text-box>
        </draw:frame>
        <draw:frame draw:style-name="gr102" draw:text-style-name="P48" draw:layer="layout" svg:width="2.114cm" svg:height="2.134cm" svg:x="21.718cm" svg:y="12.861cm">
          <draw:text-box>
            <text:p>Subject<text:line-break/>Matter<text:line-break/>Expert</text:p>
          </draw:text-box>
        </draw:frame>
        <draw:frame draw:style-name="gr103" draw:text-style-name="P48" draw:layer="layout" svg:width="2.47cm" svg:height="0.712cm" svg:x="17.428cm" svg:y="3.402cm">
          <draw:text-box>
            <text:p>Architect</text:p>
          </draw:text-box>
        </draw:frame>
        <draw:frame draw:style-name="gr104" draw:text-style-name="P48" draw:layer="layout" svg:width="2.5cm" svg:height="1.423cm" svg:x="17.918cm" svg:y="11.761cm">
          <draw:text-box>
            <text:p>Program<text:line-break/>Manager</text:p>
          </draw:text-box>
        </draw:frame>
        <draw:frame draw:style-name="gr104" draw:text-style-name="P48" draw:layer="layout" svg:width="2.5cm" svg:height="1.423cm" svg:x="14.018cm" svg:y="12.462cm">
          <draw:text-box>
            <text:p>Project<text:line-break/>Manager</text:p>
          </draw:text-box>
        </draw:frame>
        <draw:frame draw:style-name="gr105" draw:text-style-name="P48" draw:layer="layout" svg:width="2.534cm" svg:height="1.423cm" svg:x="10.42cm" svg:y="10.261cm">
          <draw:text-box>
            <text:p>UI/UX<text:line-break/>Designer</text:p>
          </draw:text-box>
        </draw:frame>
        <draw:frame draw:style-name="gr106" draw:text-style-name="P48" draw:layer="layout" svg:width="2.292cm" svg:height="1.423cm" svg:x="14.628cm" svg:y="3.802cm">
          <draw:text-box>
            <text:p>Security<text:line-break/>Lead</text:p>
          </draw:text-box>
        </draw:frame>
        <draw:frame draw:style-name="gr107" draw:text-style-name="P48" draw:layer="layout" svg:width="2.639cm" svg:height="1.423cm" svg:x="12.529cm" svg:y="6.603cm">
          <draw:text-box>
            <text:p>Technical<text:line-break/>Lead</text:p>
          </draw:text-box>
        </draw:frame>
        <draw:frame draw:style-name="gr108" draw:text-style-name="P48" draw:layer="layout" svg:width="2.572cm" svg:height="1.423cm" svg:x="15.802cm" svg:y="9.699cm">
          <draw:text-box>
            <text:p>Business<text:line-break/>Analyst</text:p>
          </draw:text-box>
        </draw:frame>
        <draw:frame draw:style-name="gr109" draw:text-style-name="P48" draw:layer="layout" svg:width="2.885cm" svg:height="0.712cm" svg:x="6.758cm" svg:y="9.102cm">
          <draw:text-box>
            <text:p>Developer</text:p>
          </draw:text-box>
        </draw:frame>
        <draw:frame draw:style-name="gr110" draw:text-style-name="P48" draw:layer="layout" svg:width="1.729cm" svg:height="0.712cm" svg:x="7.267cm" svg:y="10.918cm">
          <draw:text-box>
            <text:p>Tester</text:p>
          </draw:text-box>
        </draw:frame>
        <draw:frame draw:style-name="gr111" draw:text-style-name="P48" draw:layer="layout" svg:width="2.711cm" svg:height="1.423cm" svg:x="17.048cm" svg:y="7.72cm">
          <draw:text-box>
            <text:p>QA<text:line-break/>Specialist</text:p>
          </draw:text-box>
        </draw:frame>
        <draw:frame draw:style-name="gr112" draw:text-style-name="P48" draw:layer="layout" svg:width="3.101cm" svg:height="1.423cm" svg:x="18.44cm" svg:y="5.235cm">
          <draw:text-box>
            <text:p>Production<text:line-break/>Operations</text:p>
          </draw:text-box>
        </draw:frame>
        <draw:frame draw:style-name="gr113" draw:text-style-name="P48" draw:layer="layout" svg:width="2.711cm" svg:height="2.134cm" svg:x="10.359cm" svg:y="12.202cm">
          <draw:text-box>
            <text:p>User<text:line-break/>Support<text:line-break/>Specialist</text:p>
          </draw:text-box>
        </draw:frame>
        <presentation:notes draw:style-name="dp2">
          <draw:page-thumbnail draw:style-name="gr14" draw:layer="layout" svg:width="13.968cm" svg:height="10.476cm" svg:x="3.81cm" svg:y="2.123cm" draw:page-number="20" presentation:class="page"/>
          <draw:frame presentation:style-name="pr1" draw:text-style-name="P4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10 Pitch" svg:font-family="'Courier 10 Pitch'" style:font-pitch="fixed"/>
    <style:font-face style:name="Courier 10 Pitch1" svg:font-family="'Courier 10 Pitch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adornments="Regular" style:font-family-generic="swiss"/>
    <style:font-face style:name="Liberation Sans3" svg:font-family="'Liberation Sans'" style:font-family-generic="swiss"/>
    <style:font-face style:name="Liberation Sans4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  <style:font-face style:name="Source Han Sans CN Regular1" svg:font-family="'Source Han Sans CN Regular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6-01-31T18:33:05.094961307</meta:creation-date>
    <meta:generator>LibreOffice/7.3.7.2$Linux_X86_64 LibreOffice_project/30$Build-2</meta:generator>
    <dc:date>2023-01-16T19:18:57.283335246</dc:date>
    <meta:editing-duration>PT7H26M16S</meta:editing-duration>
    <meta:editing-cycles>108</meta:editing-cycles>
    <dc:creator>David Read</dc:creator>
    <meta:document-statistic meta:object-count="777"/>
  </office:meta>
</office:document-meta>
</file>